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1.76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2118in"/>
    </style:style>
    <style:style style:name="co15" style:family="table-column">
      <style:table-column-properties fo:break-before="auto" style:column-width="0.9937in"/>
    </style:style>
    <style:style style:name="co16" style:family="table-column">
      <style:table-column-properties fo:break-before="auto" style:column-width="1.1492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53.8">
            <text:p>153.8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64.8">
            <text:p>164.8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0">
            <text:p>170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2.2">
            <text:p>172.2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7.6">
            <text:p>177.6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9.4">
            <text:p>179.4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94.4">
            <text:p>194.4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05.2">
            <text:p>205.2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09.8">
            <text:p>209.8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11.8">
            <text:p>211.8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29.8">
            <text:p>229.8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50.4">
            <text:p>250.4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67.4">
            <text:p>267.4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72.4">
            <text:p>272.4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74.2">
            <text:p>274.2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75">
            <text:p>275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78">
            <text:p>278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85.6">
            <text:p>285.6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86.8">
            <text:p>286.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95">
            <text:p>295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305">
            <text:p>305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317.8">
            <text:p>317.8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318.2">
            <text:p>318.2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91.4">
            <text:p>91.4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12.8">
            <text:p>112.8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13">
            <text:p>113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17.8">
            <text:p>117.8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30.6">
            <text:p>130.6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45.2">
            <text:p>145.2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48.2">
            <text:p>148.2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50.6">
            <text:p>150.6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55.6">
            <text:p>155.6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63.6">
            <text:p>163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66.2">
            <text:p>166.2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86.8">
            <text:p>186.8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87.2">
            <text:p>187.2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14.4">
            <text:p>214.4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22.6">
            <text:p>222.6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23">
            <text:p>223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25">
            <text:p>225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41.4">
            <text:p>241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47.6">
            <text:p>247.6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54.6">
            <text:p>254.6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66.6">
            <text:p>266.6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83.4">
            <text:p>283.4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302">
            <text:p>302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306">
            <text:p>306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0.4">
            <text:p>150.4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4.2">
            <text:p>154.2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4.2">
            <text:p>154.2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4.8">
            <text:p>154.8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1">
            <text:p>161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5.2">
            <text:p>165.2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5.2">
            <text:p>165.2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7.8">
            <text:p>167.8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8">
            <text:p>168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71.8">
            <text:p>171.8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87.2">
            <text:p>187.2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02.6">
            <text:p>202.6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43.6">
            <text:p>243.6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68.8">
            <text:p>268.8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74.2">
            <text:p>274.2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74.6">
            <text:p>274.6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75.8">
            <text:p>275.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82.6">
            <text:p>282.6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82.8">
            <text:p>282.8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93">
            <text:p>293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96.2">
            <text:p>296.2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97.6">
            <text:p>297.6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313.6">
            <text:p>313.6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325">
            <text:p>325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35.2">
            <text:p>135.2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36.6">
            <text:p>136.6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37.2">
            <text:p>137.2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59.8">
            <text:p>159.8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79.2">
            <text:p>179.2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5.2">
            <text:p>185.2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5.8">
            <text:p>185.8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9">
            <text:p>189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9.6">
            <text:p>189.6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96.6">
            <text:p>196.6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02">
            <text:p>202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54.4">
            <text:p>254.4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72.4">
            <text:p>272.4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83.4">
            <text:p>283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88.4">
            <text:p>288.4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90.8">
            <text:p>290.8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96.2">
            <text:p>296.2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97.4">
            <text:p>297.4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97.4">
            <text:p>297.4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303.6">
            <text:p>303.6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320.8">
            <text:p>320.8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322.2">
            <text:p>322.2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337.4">
            <text:p>337.4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9.4">
            <text:p>19.4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34.8">
            <text:p>34.8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54.4">
            <text:p>54.4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62.2">
            <text:p>62.2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63.6">
            <text:p>63.6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83.2">
            <text:p>83.2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87.4">
            <text:p>87.4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88.6">
            <text:p>88.6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89.4">
            <text:p>89.4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07.8">
            <text:p>107.8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08.2">
            <text:p>108.2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11.6">
            <text:p>111.6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16.8">
            <text:p>116.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26">
            <text:p>126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34">
            <text:p>134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34">
            <text:p>134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34.4">
            <text:p>134.4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52.8">
            <text:p>152.8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53.8">
            <text:p>153.8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57.6">
            <text:p>157.6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77.4">
            <text:p>177.4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80.8">
            <text:p>180.8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15.6">
            <text:p>215.6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17.2">
            <text:p>217.2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54.4">
            <text:p>54.4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56.4">
            <text:p>56.4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59.4">
            <text:p>59.4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2.6">
            <text:p>62.6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4.4">
            <text:p>64.4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8.8">
            <text:p>68.8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9.2">
            <text:p>69.2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91.8">
            <text:p>91.8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99.8">
            <text:p>99.8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07.8">
            <text:p>107.8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08.4">
            <text:p>108.4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13.6">
            <text:p>113.6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23">
            <text:p>123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26.6">
            <text:p>126.6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37.6">
            <text:p>137.6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39.8">
            <text:p>139.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41">
            <text:p>141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47.6">
            <text:p>147.6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51.8">
            <text:p>151.8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53.2">
            <text:p>153.2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54.2">
            <text:p>154.2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72.6">
            <text:p>172.6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76.4">
            <text:p>176.4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19.6">
            <text:p>219.6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95.6">
            <text:p>95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97.8">
            <text:p>97.8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00.2">
            <text:p>100.2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02.6">
            <text:p>102.6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17">
            <text:p>117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0.6">
            <text:p>120.6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2.4">
            <text:p>122.4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7.2">
            <text:p>127.2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8.4">
            <text:p>128.4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34">
            <text:p>134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43.6">
            <text:p>143.6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58">
            <text:p>158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58.8">
            <text:p>158.8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70.2">
            <text:p>170.2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73">
            <text:p>173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74.6">
            <text:p>174.6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81.4">
            <text:p>181.4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85.2">
            <text:p>185.2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87.8">
            <text:p>187.8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00.2">
            <text:p>200.2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01.4">
            <text:p>201.4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03.8">
            <text:p>203.8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04.4">
            <text:p>204.4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41.4">
            <text:p>241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25.2">
            <text:p>125.2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32.6">
            <text:p>132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45.6">
            <text:p>145.6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47">
            <text:p>147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48.6">
            <text:p>148.6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1">
            <text:p>151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3.6">
            <text:p>153.6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6">
            <text:p>156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7.2">
            <text:p>157.2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60.4">
            <text:p>160.4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65.8">
            <text:p>165.8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76.8">
            <text:p>176.8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95.6">
            <text:p>195.6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10.4">
            <text:p>210.4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23.8">
            <text:p>223.8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25.4">
            <text:p>225.4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28.6">
            <text:p>228.6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32.8">
            <text:p>232.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45.4">
            <text:p>245.4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46.2">
            <text:p>246.2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48">
            <text:p>248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76.2">
            <text:p>276.2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83.4">
            <text:p>283.4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89">
            <text:p>289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91">
            <text:p>91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13.2">
            <text:p>113.2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14.4">
            <text:p>114.4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26.6">
            <text:p>126.6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0.6">
            <text:p>140.6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3">
            <text:p>143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3.8">
            <text:p>143.8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0.8">
            <text:p>160.8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1.2">
            <text:p>161.2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6.6">
            <text:p>166.6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8.2">
            <text:p>168.2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75.4">
            <text:p>175.4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13.8">
            <text:p>213.8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15.4">
            <text:p>215.4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2.6">
            <text:p>232.6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4">
            <text:p>234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43">
            <text:p>243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48.6">
            <text:p>248.6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53.8">
            <text:p>253.8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54">
            <text:p>254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60.6">
            <text:p>260.6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72.2">
            <text:p>272.2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75.2">
            <text:p>275.2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93.6">
            <text:p>93.6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94.6">
            <text:p>94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03.6">
            <text:p>103.6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14.6">
            <text:p>114.6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18.2">
            <text:p>118.2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21.8">
            <text:p>121.8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25.6">
            <text:p>125.6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26.6">
            <text:p>126.6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37.2">
            <text:p>137.2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60">
            <text:p>160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63.8">
            <text:p>163.8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65.6">
            <text:p>165.6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75.2">
            <text:p>175.2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81.6">
            <text:p>181.6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86.4">
            <text:p>186.4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93">
            <text:p>193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93.6">
            <text:p>193.6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15">
            <text:p>215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20.2">
            <text:p>220.2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29.6">
            <text:p>229.6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33.2">
            <text:p>233.2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48">
            <text:p>248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70.6">
            <text:p>270.6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5.4">
            <text:p>25.4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6">
            <text:p>26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8">
            <text:p>28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3.2">
            <text:p>33.2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7.8">
            <text:p>37.8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8.2">
            <text:p>38.2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9">
            <text:p>39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49.8">
            <text:p>49.8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56.8">
            <text:p>56.8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0.4">
            <text:p>60.4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1.6">
            <text:p>61.6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2.8">
            <text:p>62.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2.8">
            <text:p>62.8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5">
            <text:p>65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71.4">
            <text:p>71.4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71.8">
            <text:p>71.8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84.2">
            <text:p>84.2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98.2">
            <text:p>98.2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02.4">
            <text:p>102.4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15.6">
            <text:p>115.6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38.8">
            <text:p>138.8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40">
            <text:p>140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56">
            <text:p>156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82.4">
            <text:p>82.4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92.6">
            <text:p>92.6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99.4">
            <text:p>99.4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06.6">
            <text:p>106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12.8">
            <text:p>112.8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0.8">
            <text:p>120.8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1.8">
            <text:p>121.8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2.4">
            <text:p>122.4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7.6">
            <text:p>127.6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35.4">
            <text:p>135.4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41.6">
            <text:p>141.6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41.8">
            <text:p>141.8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54.2">
            <text:p>154.2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62.6">
            <text:p>162.6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67.8">
            <text:p>167.8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84">
            <text:p>184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93.4">
            <text:p>193.4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94.2">
            <text:p>194.2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94.4">
            <text:p>194.4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12">
            <text:p>212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22.2">
            <text:p>222.2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47.4">
            <text:p>247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77.6">
            <text:p>77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86.8">
            <text:p>86.8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88">
            <text:p>88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90">
            <text:p>90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93.8">
            <text:p>93.8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12.6">
            <text:p>112.6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13.6">
            <text:p>113.6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18.6">
            <text:p>118.6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23">
            <text:p>123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24.2">
            <text:p>124.2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24.8">
            <text:p>124.8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32.4">
            <text:p>132.4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36.4">
            <text:p>136.4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37">
            <text:p>137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41.8">
            <text:p>141.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43.4">
            <text:p>143.4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53">
            <text:p>153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59.2">
            <text:p>159.2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71.8">
            <text:p>171.8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77.4">
            <text:p>177.4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99.6">
            <text:p>199.6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07.4">
            <text:p>207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09.8">
            <text:p>209.8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49.4">
            <text:p>249.4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79.8">
            <text:p>79.8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99.4">
            <text:p>99.4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14.6">
            <text:p>114.6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23.4">
            <text:p>123.4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28.4">
            <text:p>128.4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34">
            <text:p>134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0.4">
            <text:p>140.4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3.2">
            <text:p>143.2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7">
            <text:p>147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8.8">
            <text:p>148.8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9.4">
            <text:p>149.4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55">
            <text:p>155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56.6">
            <text:p>156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65">
            <text:p>165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67.6">
            <text:p>167.6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76.6">
            <text:p>176.6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78">
            <text:p>178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78">
            <text:p>178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78.6">
            <text:p>178.6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05.2">
            <text:p>205.2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26.8">
            <text:p>226.8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32.2">
            <text:p>232.2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35.6">
            <text:p>235.6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62.6">
            <text:p>62.6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9.4">
            <text:p>79.4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82">
            <text:p>82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82.6">
            <text:p>82.6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90.8">
            <text:p>90.8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94.8">
            <text:p>94.8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95">
            <text:p>95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02">
            <text:p>102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07">
            <text:p>107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17.6">
            <text:p>117.6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20.4">
            <text:p>120.4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30.4">
            <text:p>130.4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36.2">
            <text:p>136.2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37">
            <text:p>137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38.6">
            <text:p>138.6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49.4">
            <text:p>149.4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63.2">
            <text:p>163.2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67.6">
            <text:p>167.6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82">
            <text:p>182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82.2">
            <text:p>182.2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82.6">
            <text:p>182.6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87.6">
            <text:p>187.6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94.6">
            <text:p>194.6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29.4">
            <text:p>229.4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23">
            <text:p>123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26.6">
            <text:p>126.6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33.4">
            <text:p>133.4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35.6">
            <text:p>135.6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44.6">
            <text:p>144.6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46.8">
            <text:p>146.8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57.8">
            <text:p>157.8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59.6">
            <text:p>159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72">
            <text:p>172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77.6">
            <text:p>177.6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01.2">
            <text:p>201.2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19.6">
            <text:p>219.6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37.6">
            <text:p>237.6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38.2">
            <text:p>238.2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38.6">
            <text:p>238.6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43.6">
            <text:p>243.6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62.4">
            <text:p>262.4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63.4">
            <text:p>263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65.8">
            <text:p>265.8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71.4">
            <text:p>271.4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80.6">
            <text:p>280.6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340.4">
            <text:p>340.4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3.6">
            <text:p>13.6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3.6">
            <text:p>53.6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5">
            <text:p>55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75.8">
            <text:p>75.8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2">
            <text:p>82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5.8">
            <text:p>85.8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9">
            <text:p>89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9.4">
            <text:p>89.4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01.2">
            <text:p>101.2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07.6">
            <text:p>107.6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08.2">
            <text:p>108.2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09.8">
            <text:p>109.8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13.2">
            <text:p>113.2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16.4">
            <text:p>116.4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18">
            <text:p>118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27.8">
            <text:p>127.8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38">
            <text:p>138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52.6">
            <text:p>152.6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54.4">
            <text:p>154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55.4">
            <text:p>155.4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82">
            <text:p>182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233.2">
            <text:p>233.2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88.2">
            <text:p>88.2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92">
            <text:p>92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94.2">
            <text:p>94.2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09">
            <text:p>109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12.8">
            <text:p>112.8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26.2">
            <text:p>126.2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43">
            <text:p>143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43.2">
            <text:p>143.2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45.6">
            <text:p>145.6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48.4">
            <text:p>148.4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52.4">
            <text:p>152.4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63.8">
            <text:p>163.8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66.4">
            <text:p>166.4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79.4">
            <text:p>179.4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84.8">
            <text:p>184.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01">
            <text:p>201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05.2">
            <text:p>205.2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20.8">
            <text:p>220.8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22.8">
            <text:p>222.8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23.6">
            <text:p>223.6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32.4">
            <text:p>232.4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43.8">
            <text:p>243.8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44.4">
            <text:p>244.4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96.4">
            <text:p>296.4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66.2">
            <text:p>66.2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69">
            <text:p>69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0.2">
            <text:p>70.2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1">
            <text:p>71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3.4">
            <text:p>73.4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7">
            <text:p>77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80">
            <text:p>80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86">
            <text:p>86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92.8">
            <text:p>92.8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95.8">
            <text:p>95.8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00.2">
            <text:p>100.2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18.6">
            <text:p>118.6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20">
            <text:p>120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20.2">
            <text:p>120.2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26.2">
            <text:p>126.2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39.2">
            <text:p>139.2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42">
            <text:p>142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42.4">
            <text:p>142.4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44.2">
            <text:p>144.2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55">
            <text:p>155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67.2">
            <text:p>167.2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78.8">
            <text:p>178.8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89.2">
            <text:p>189.2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212.8">
            <text:p>212.8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83.4">
            <text:p>83.4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89.8">
            <text:p>89.8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95.6">
            <text:p>95.6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95.6">
            <text:p>95.6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99">
            <text:p>99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13.2">
            <text:p>113.2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18.2">
            <text:p>118.2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24.4">
            <text:p>124.4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27.2">
            <text:p>127.2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34">
            <text:p>134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34">
            <text:p>134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69">
            <text:p>169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80.8">
            <text:p>180.8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91.2">
            <text:p>191.2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93.6">
            <text:p>193.6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00.4">
            <text:p>200.4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04.8">
            <text:p>204.8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36.2">
            <text:p>236.2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36.8">
            <text:p>236.8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48">
            <text:p>248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22.4">
            <text:p>122.4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42.2">
            <text:p>142.2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58">
            <text:p>158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59">
            <text:p>159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63.4">
            <text:p>163.4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84">
            <text:p>184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89.2">
            <text:p>189.2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0">
            <text:p>190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1.2">
            <text:p>191.2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9">
            <text:p>199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9.4">
            <text:p>199.4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07.2">
            <text:p>207.2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44.4">
            <text:p>244.4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69.6">
            <text:p>269.6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77.4">
            <text:p>277.4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78">
            <text:p>27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78.4">
            <text:p>278.4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82.8">
            <text:p>282.8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83.6">
            <text:p>283.6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88.8">
            <text:p>288.8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96.8">
            <text:p>296.8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300.4">
            <text:p>300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302.4">
            <text:p>302.4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321.4">
            <text:p>321.4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1.8">
            <text:p>21.8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2.4">
            <text:p>22.4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55.4">
            <text:p>55.4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78.4">
            <text:p>78.4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82">
            <text:p>82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08.8">
            <text:p>108.8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24.6">
            <text:p>124.6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25.8">
            <text:p>125.8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38.2">
            <text:p>138.2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41">
            <text:p>141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81.8">
            <text:p>181.8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86.4">
            <text:p>186.4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92.6">
            <text:p>192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07.8">
            <text:p>207.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19.8">
            <text:p>219.8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27">
            <text:p>227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29.2">
            <text:p>229.2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39.8">
            <text:p>239.8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60.8">
            <text:p>260.8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72.2">
            <text:p>272.2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75">
            <text:p>275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5.25">
            <text:p>15.25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23.6">
            <text:p>23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62.4">
            <text:p>62.4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64.4">
            <text:p>64.4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74.2">
            <text:p>74.2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74.6">
            <text:p>74.6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81.2">
            <text:p>81.2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3.6">
            <text:p>93.6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4.4">
            <text:p>94.4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7.6">
            <text:p>97.6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8.4">
            <text:p>98.4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9.6">
            <text:p>99.6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04.8">
            <text:p>104.8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11.2">
            <text:p>111.2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14.4">
            <text:p>114.4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15.6">
            <text:p>115.6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30.4">
            <text:p>130.4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33.8">
            <text:p>133.8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39.25">
            <text:p>139.25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39.4">
            <text:p>139.4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46.2">
            <text:p>146.2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76.4">
            <text:p>176.4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83.8">
            <text:p>183.8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21.6">
            <text:p>21.6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21.8">
            <text:p>21.8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40.4">
            <text:p>40.4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64.2">
            <text:p>64.2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67.4">
            <text:p>67.4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67.4">
            <text:p>67.4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76.6">
            <text:p>76.6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89">
            <text:p>89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89.4">
            <text:p>89.4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90.6">
            <text:p>90.6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12">
            <text:p>112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24.6">
            <text:p>124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25.6">
            <text:p>125.6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31.4">
            <text:p>131.4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38">
            <text:p>138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46.4">
            <text:p>146.4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46.75">
            <text:p>146.75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47">
            <text:p>147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69.4">
            <text:p>169.4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72.2">
            <text:p>172.2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72.6">
            <text:p>172.6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78.6">
            <text:p>178.6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80">
            <text:p>180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93.5">
            <text:p>193.5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9.2">
            <text:p>9.2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9.4">
            <text:p>9.4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0">
            <text:p>10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0.8">
            <text:p>10.8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1.2">
            <text:p>11.2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1.2">
            <text:p>11.2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2.6">
            <text:p>12.6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3.6">
            <text:p>13.6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8">
            <text:p>18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22.8">
            <text:p>22.8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24">
            <text:p>24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24.2">
            <text:p>24.2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71.4">
            <text:p>71.4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71.6">
            <text:p>71.6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73.2">
            <text:p>73.2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74.8">
            <text:p>74.8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85.8">
            <text:p>85.8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86.4">
            <text:p>86.4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87">
            <text:p>87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88.2">
            <text:p>88.2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89">
            <text:p>89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06.4">
            <text:p>106.4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12.4">
            <text:p>112.4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31.4">
            <text:p>131.4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.4">
            <text:p>4.4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.6">
            <text:p>4.6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6">
            <text:p>6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2.2">
            <text:p>12.2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2.6">
            <text:p>12.6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3.6">
            <text:p>13.6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4.6">
            <text:p>14.6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5.4">
            <text:p>15.4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5.6">
            <text:p>15.6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7.8">
            <text:p>17.8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26">
            <text:p>26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0">
            <text:p>40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1.8">
            <text:p>41.8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4.4">
            <text:p>44.4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6.8">
            <text:p>46.8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55.2">
            <text:p>55.2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55.4">
            <text:p>55.4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55.6">
            <text:p>55.6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62.4">
            <text:p>62.4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70.8">
            <text:p>70.8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77.4">
            <text:p>77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82.6">
            <text:p>82.6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85.8">
            <text:p>85.8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90.4">
            <text:p>90.4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.2">
            <text:p>7.2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.4">
            <text:p>7.4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8">
            <text:p>8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9.2">
            <text:p>9.2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9.8">
            <text:p>9.8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1">
            <text:p>11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2.4">
            <text:p>12.4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7.4">
            <text:p>17.4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21.8">
            <text:p>21.8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38.8">
            <text:p>38.8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49.6">
            <text:p>49.6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51.4">
            <text:p>51.4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51.8">
            <text:p>51.8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1.8">
            <text:p>71.8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7.6">
            <text:p>77.6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8.2">
            <text:p>78.2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9.4">
            <text:p>79.4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89.8">
            <text:p>89.8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95.8">
            <text:p>95.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98.6">
            <text:p>98.6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06.4">
            <text:p>106.4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07.4">
            <text:p>107.4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17.4">
            <text:p>117.4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46.4">
            <text:p>46.4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58.6">
            <text:p>58.6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59.8">
            <text:p>59.8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60.8">
            <text:p>60.8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75.6">
            <text:p>75.6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79.2">
            <text:p>79.2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80">
            <text:p>80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90.2">
            <text:p>90.2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94.2">
            <text:p>94.2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99.6">
            <text:p>99.6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28.4">
            <text:p>128.4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29.6">
            <text:p>129.6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43.8">
            <text:p>143.8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48.6">
            <text:p>148.6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58.8">
            <text:p>158.8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69.4">
            <text:p>169.4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71.4">
            <text:p>171.4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72.2">
            <text:p>172.2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90.2">
            <text:p>190.2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98.6">
            <text:p>198.6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200.4">
            <text:p>200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201.4">
            <text:p>201.4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0.8">
            <text:p>10.8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3">
            <text:p>13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3.6">
            <text:p>13.6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40.4">
            <text:p>40.4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51.4">
            <text:p>51.4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5.6">
            <text:p>65.6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5.8">
            <text:p>65.8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6">
            <text:p>66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7.8">
            <text:p>67.8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8.8">
            <text:p>68.8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70.8">
            <text:p>70.8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71">
            <text:p>71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79.4">
            <text:p>79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82.8">
            <text:p>82.8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86">
            <text:p>86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94">
            <text:p>94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98.8">
            <text:p>98.8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99.6">
            <text:p>99.6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03">
            <text:p>103</text:p>
          </table:table-cell>
          <table:table-cell office:value-type="string">
            <text:p>4_4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19.4">
            <text:p>119.4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32.6">
            <text:p>132.6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49">
            <text:p>149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88.6">
            <text:p>188.6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242.2">
            <text:p>242.2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9">
            <text:p>9</text:p>
          </table:table-cell>
          <table:table-cell office:value-type="string">
            <text:p>8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">
            <text:p>10</text:p>
          </table:table-cell>
          <table:table-cell office:value-type="string">
            <text:p>4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.2">
            <text:p>10.2</text:p>
          </table:table-cell>
          <table:table-cell office:value-type="string">
            <text:p>8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1.4">
            <text:p>11.4</text:p>
          </table:table-cell>
          <table:table-cell office:value-type="string">
            <text:p>8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2.4">
            <text:p>12.4</text:p>
          </table:table-cell>
          <table:table-cell office:value-type="string">
            <text:p>8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3.2">
            <text:p>13.2</text:p>
          </table:table-cell>
          <table:table-cell office:value-type="string">
            <text:p>4_8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4">
            <text:p>14</text:p>
          </table:table-cell>
          <table:table-cell office:value-type="string">
            <text:p>4_4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8.2">
            <text:p>18.2</text:p>
          </table:table-cell>
          <table:table-cell office:value-type="string">
            <text:p>4_8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8.2">
            <text:p>18.2</text:p>
          </table:table-cell>
          <table:table-cell office:value-type="string">
            <text:p>4_8_20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28.4">
            <text:p>28.4</text:p>
          </table:table-cell>
          <table:table-cell office:value-type="string">
            <text:p>8_4_20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30">
            <text:p>30</text:p>
          </table:table-cell>
          <table:table-cell office:value-type="string">
            <text:p>4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40.4">
            <text:p>40.4</text:p>
          </table:table-cell>
          <table:table-cell office:value-type="string">
            <text:p>8_4_20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89.2">
            <text:p>89.2</text:p>
          </table:table-cell>
          <table:table-cell office:value-type="string">
            <text:p>8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92.2">
            <text:p>92.2</text:p>
          </table:table-cell>
          <table:table-cell office:value-type="string">
            <text:p>4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94.8">
            <text:p>94.8</text:p>
          </table:table-cell>
          <table:table-cell office:value-type="string">
            <text:p>8_4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97">
            <text:p>97</text:p>
          </table:table-cell>
          <table:table-cell office:value-type="string">
            <text:p>8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99.8">
            <text:p>99.8</text:p>
          </table:table-cell>
          <table:table-cell office:value-type="string">
            <text:p>4_4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0.4">
            <text:p>100.4</text:p>
          </table:table-cell>
          <table:table-cell office:value-type="string">
            <text:p>4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0.8">
            <text:p>100.8</text:p>
          </table:table-cell>
          <table:table-cell office:value-type="string">
            <text:p>4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1.4">
            <text:p>101.4</text:p>
          </table:table-cell>
          <table:table-cell office:value-type="string">
            <text:p>8_8_15_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8.4">
            <text:p>108.4</text:p>
          </table:table-cell>
          <table:table-cell office:value-type="string">
            <text:p>8_8_15_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16.6">
            <text:p>116.6</text:p>
          </table:table-cell>
          <table:table-cell office:value-type="string">
            <text:p>8_4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37.2">
            <text:p>137.2</text:p>
          </table:table-cell>
          <table:table-cell office:value-type="string">
            <text:p>4_8_15_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40">
            <text:p>140</text:p>
          </table:table-cell>
          <table:table-cell office:value-type="string">
            <text:p>4_4_15_90</text:p>
          </table:table-cell>
        </table:table-row>
      </table:table>
      <table:table table:name="AllSort" table:style-name="ta1">
        <table:shapes>
          <draw:frame draw:z-index="0" draw:style-name="gr1" svg:width="6.2984in" svg:height="3.5362in" svg:x="8.1744in" svg:y="11.8055in">
            <draw:object draw:notify-on-update-of-ranges="AllSort.H48:AllSort.T48 AllSort.G49:AllSort.G49 AllSort.H49:AllSort.T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0992in" svg:height="5.8169in" svg:x="17.285in" svg:y="15.748in">
            <draw:object draw:notify-on-update-of-ranges="AllSort.V70:AllSort.V82 AllSort.W69:AllSort.W69 AllSort.W70:AllSort.W82 AllSort.X69:AllSort.X69 AllSort.X70:AllSort.X8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ce3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14" table:number-columns-repeated="2" table:default-cell-style-name="Default"/>
        <table:table-column table:style-name="co5" table:number-columns-repeated="1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53.8">
            <text:p>153.8</text:p>
          </table:table-cell>
          <table:table-cell table:style-name="ce2"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64.8">
            <text:p>164.8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0">
            <text:p>170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2.2">
            <text:p>172.2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7.6">
            <text:p>177.6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9.4">
            <text:p>179.4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94.4">
            <text:p>194.4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05.2">
            <text:p>205.2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09.8">
            <text:p>209.8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11.8">
            <text:p>211.8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29.8">
            <text:p>229.8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50.4">
            <text:p>250.4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67.4">
            <text:p>267.4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72.4">
            <text:p>272.4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74.2">
            <text:p>274.2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75">
            <text:p>275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78">
            <text:p>278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85.6">
            <text:p>285.6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86.8">
            <text:p>286.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95">
            <text:p>295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305">
            <text:p>305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317.8">
            <text:p>317.8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318.2">
            <text:p>318.2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91.4">
            <text:p>91.4</text:p>
          </table:table-cell>
          <table:table-cell table:style-name="ce2"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12.8">
            <text:p>112.8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13">
            <text:p>113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17.8">
            <text:p>117.8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30.6">
            <text:p>130.6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45.2">
            <text:p>145.2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48.2">
            <text:p>148.2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50.6">
            <text:p>150.6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55.6">
            <text:p>155.6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63.6">
            <text:p>163.6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66.2">
            <text:p>166.2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86.8">
            <text:p>186.8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87.2">
            <text:p>187.2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14.4">
            <text:p>214.4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22.6">
            <text:p>222.6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23">
            <text:p>223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25">
            <text:p>225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41.4">
            <text:p>241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47.6">
            <text:p>247.6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54.6">
            <text:p>254.6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66.6">
            <text:p>266.6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83.4">
            <text:p>283.4</text:p>
          </table:table-cell>
          <table:table-cell office:value-type="string">
            <text:p>4_4_15_60</text:p>
          </table:table-cell>
          <table:table-cell table:number-columns-repeated="2"/>
          <table:table-cell office:value-type="string">
            <text:p>These include the poor models with 15 states</text:p>
          </table:table-cell>
          <table:table-cell table:number-columns-repeated="2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302">
            <text:p>302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306">
            <text:p>306</text:p>
          </table:table-cell>
          <table:table-cell office:value-type="string">
            <text:p>8_4_15_30</text:p>
          </table:table-cell>
          <table:table-cell table:number-columns-repeated="3"/>
          <table:table-cell office:value-type="string">
            <text:p>Cluster 1</text:p>
          </table:table-cell>
          <table:table-cell table:number-columns-repeated="2"/>
          <table:table-cell office:value-type="string">
            <text:p>Cluster 2</text:p>
          </table:table-cell>
          <table:table-cell table:number-columns-repeated="2"/>
          <table:table-cell office:value-type="string">
            <text:p>Cluster 3</text:p>
          </table:table-cell>
          <table:table-cell table:number-columns-repeated="2"/>
          <table:table-cell office:value-type="string">
            <text:p>Cluster 4</text:p>
          </table:table-cell>
          <table:table-cell table:number-columns-repeated="2"/>
          <table:table-cell table:style-name="ce4" office:value-type="string">
            <text:p>Cluster 5</text:p>
          </table:table-cell>
          <table:table-cell table:number-columns-repeated="1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150.4">
            <text:p>150.4</text:p>
          </table:table-cell>
          <table:table-cell table:style-name="ce2" office:value-type="string">
            <text:p>4_4_20_60</text:p>
          </table:table-cell>
          <table:table-cell table:number-columns-repeated="2"/>
          <table:table-cell office:value-type="string">
            <text:p>Means (15,20)</text:p>
          </table:table-cell>
          <table:table-cell table:formula="of:=AVERAGE([.$C$1:.$C$96])" office:value-type="float" office:value="222.770833333333">
            <text:p>222.7708333333</text:p>
          </table:table-cell>
          <table:table-cell/>
          <table:table-cell office:value-type="string">
            <text:p>Mean</text:p>
          </table:table-cell>
          <table:table-cell table:formula="of:=AVERAGE([.$C$97:.$C$336])" office:value-type="float" office:value="146.781666666667">
            <text:p>146.7816666667</text:p>
          </table:table-cell>
          <table:table-cell/>
          <table:table-cell office:value-type="string">
            <text:p>Mean</text:p>
          </table:table-cell>
          <table:table-cell table:formula="of:=AVERAGE([.$C$337:.$C$504])" office:value-type="float" office:value="162.132142857143">
            <text:p>162.1321428571</text:p>
          </table:table-cell>
          <table:table-cell/>
          <table:table-cell office:value-type="string">
            <text:p>Mean</text:p>
          </table:table-cell>
          <table:table-cell table:formula="of:=AVERAGE([.$C$505:.$C$576])" office:value-type="float" office:value="123.454861111111">
            <text:p>123.4548611111</text:p>
          </table:table-cell>
          <table:table-cell/>
          <table:table-cell office:value-type="string">
            <text:p>Mean</text:p>
          </table:table-cell>
          <table:table-cell table:formula="of:=AVERAGE([.$C$577:.$C$720])" office:value-type="float" office:value="69.2986111111111">
            <text:p>69.2986111111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4.2">
            <text:p>154.2</text:p>
          </table:table-cell>
          <table:table-cell office:value-type="string">
            <text:p>4_4_20_90</text:p>
          </table:table-cell>
          <table:table-cell table:number-columns-repeated="2"/>
          <table:table-cell office:value-type="string">
            <text:p>Standard Error</text:p>
          </table:table-cell>
          <table:table-cell table:formula="of:=SQRT(VAR([.$C$1:.$C$96])/COUNT([.$C$1:.$C$96]))" office:value-type="float" office:value="6.52635613329942">
            <text:p>6.5263561333</text:p>
          </table:table-cell>
          <table:table-cell/>
          <table:table-cell office:value-type="string">
            <text:p>Standard Error</text:p>
          </table:table-cell>
          <table:table-cell table:formula="of:=SQRT(VAR([.$C$97:.$C$336])/COUNT([.$C$97:.$C$336]))" office:value-type="float" office:value="3.77074845639853">
            <text:p>3.7707484564</text:p>
          </table:table-cell>
          <table:table-cell/>
          <table:table-cell office:value-type="string">
            <text:p>Standard Error</text:p>
          </table:table-cell>
          <table:table-cell table:formula="of:=SQRT(VAR([.$C$337:.$C$504])/COUNT([.$C$337:.$C$504]))" office:value-type="float" office:value="5.17877564910046">
            <text:p>5.1787756491</text:p>
          </table:table-cell>
          <table:table-cell/>
          <table:table-cell office:value-type="string">
            <text:p>Standard Error</text:p>
          </table:table-cell>
          <table:table-cell table:formula="of:=SQRT(VAR([.$C$505:.$C$576])/COUNT([.$C$505:.$C$576]))" office:value-type="float" office:value="7.34769215253534">
            <text:p>7.3476921525</text:p>
          </table:table-cell>
          <table:table-cell/>
          <table:table-cell office:value-type="string">
            <text:p>Standard Error</text:p>
          </table:table-cell>
          <table:table-cell table:formula="of:=SQRT(VAR([.$C$577:.$C$720])/COUNT([.$C$577:.$C$720]))" office:value-type="float" office:value="4.27529494183235">
            <text:p>4.2752949418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4.2">
            <text:p>154.2</text:p>
          </table:table-cell>
          <table:table-cell office:value-type="string">
            <text:p>4_8_20_30</text:p>
          </table:table-cell>
          <table:table-cell table:number-columns-repeated="2"/>
          <table:table-cell office:value-type="string">
            <text:p>Mode</text:p>
          </table:table-cell>
          <table:table-cell table:formula="of:=MODE([.$C$1:.$C$96])" office:value-type="float" office:value="154.2">
            <text:p>154.2</text:p>
          </table:table-cell>
          <table:table-cell/>
          <table:table-cell office:value-type="string">
            <text:p>Mode</text:p>
          </table:table-cell>
          <table:table-cell table:formula="of:=MODE([.$C$97:.$C$336])" office:value-type="float" office:value="134">
            <text:p>134</text:p>
          </table:table-cell>
          <table:table-cell/>
          <table:table-cell office:value-type="string">
            <text:p>Mode</text:p>
          </table:table-cell>
          <table:table-cell table:formula="of:=MODE([.$C$337:.$C$504])" office:value-type="float" office:value="82">
            <text:p>82</text:p>
          </table:table-cell>
          <table:table-cell/>
          <table:table-cell office:value-type="string">
            <text:p>Mode</text:p>
          </table:table-cell>
          <table:table-cell table:formula="of:=MODE([.$C$505:.$C$576])" office:value-type="float" office:value="21.8">
            <text:p>21.8</text:p>
          </table:table-cell>
          <table:table-cell/>
          <table:table-cell office:value-type="string">
            <text:p>Mode</text:p>
          </table:table-cell>
          <table:table-cell table:formula="of:=MODE([.$C$577:.$C$720])" office:value-type="float" office:value="13.6">
            <text:p>13.6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4.8">
            <text:p>154.8</text:p>
          </table:table-cell>
          <table:table-cell office:value-type="string">
            <text:p>8_8_20_90</text:p>
          </table:table-cell>
          <table:table-cell table:number-columns-repeated="2"/>
          <table:table-cell office:value-type="string">
            <text:p>Median</text:p>
          </table:table-cell>
          <table:table-cell table:formula="of:=MEDIAN([.$C$1:.$C$96])" office:value-type="float" office:value="213.1">
            <text:p>213.1</text:p>
          </table:table-cell>
          <table:table-cell/>
          <table:table-cell office:value-type="string">
            <text:p>Median</text:p>
          </table:table-cell>
          <table:table-cell table:formula="of:=MEDIAN([.$C$97:.$C$336])" office:value-type="float" office:value="143.1">
            <text:p>143.1</text:p>
          </table:table-cell>
          <table:table-cell/>
          <table:table-cell office:value-type="string">
            <text:p>Median</text:p>
          </table:table-cell>
          <table:table-cell table:formula="of:=MEDIAN([.$C$337:.$C$504])" office:value-type="float" office:value="152.5">
            <text:p>152.5</text:p>
          </table:table-cell>
          <table:table-cell/>
          <table:table-cell office:value-type="string">
            <text:p>Median</text:p>
          </table:table-cell>
          <table:table-cell table:formula="of:=MEDIAN([.$C$505:.$C$576])" office:value-type="float" office:value="120.1">
            <text:p>120.1</text:p>
          </table:table-cell>
          <table:table-cell/>
          <table:table-cell office:value-type="string">
            <text:p>Median</text:p>
          </table:table-cell>
          <table:table-cell table:formula="of:=MEDIAN([.$C$577:.$C$720])" office:value-type="float" office:value="69.8">
            <text:p>69.8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1">
            <text:p>161</text:p>
          </table:table-cell>
          <table:table-cell office:value-type="string">
            <text:p>8_8_20_30</text:p>
          </table:table-cell>
          <table:table-cell table:number-columns-repeated="2"/>
          <table:table-cell office:value-type="string">
            <text:p>Variance</text:p>
          </table:table-cell>
          <table:table-cell table:formula="of:=VAR([.$C$1:.$C$96])" office:value-type="float" office:value="4088.95914035088">
            <text:p>4088.9591403509</text:p>
          </table:table-cell>
          <table:table-cell/>
          <table:table-cell office:value-type="string">
            <text:p>Variance</text:p>
          </table:table-cell>
          <table:table-cell table:formula="of:=VAR([.$C$97:.$C$336])" office:value-type="float" office:value="3412.45054114366">
            <text:p>3412.4505411437</text:p>
          </table:table-cell>
          <table:table-cell/>
          <table:table-cell office:value-type="string">
            <text:p>Variance</text:p>
          </table:table-cell>
          <table:table-cell table:formula="of:=VAR([.$C$337:.$C$504])" office:value-type="float" office:value="4505.71249358426">
            <text:p>4505.7124935843</text:p>
          </table:table-cell>
          <table:table-cell/>
          <table:table-cell office:value-type="string">
            <text:p>Variance</text:p>
          </table:table-cell>
          <table:table-cell table:formula="of:=VAR([.$C$505:.$C$576])" office:value-type="float" office:value="3887.17775772692">
            <text:p>3887.1777577269</text:p>
          </table:table-cell>
          <table:table-cell/>
          <table:table-cell office:value-type="string">
            <text:p>Variance</text:p>
          </table:table-cell>
          <table:table-cell table:formula="of:=VAR([.$C$577:.$C$720])" office:value-type="float" office:value="2632.05314491065">
            <text:p>2632.0531449107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5.2">
            <text:p>165.2</text:p>
          </table:table-cell>
          <table:table-cell office:value-type="string">
            <text:p>4_8_20_60</text:p>
          </table:table-cell>
          <table:table-cell table:number-columns-repeated="2"/>
          <table:table-cell office:value-type="string">
            <text:p>Standard Deviation</text:p>
          </table:table-cell>
          <table:table-cell table:formula="of:=STDEV([.$C$1:.$C$96])" office:value-type="float" office:value="63.9449696250681">
            <text:p>63.9449696251</text:p>
          </table:table-cell>
          <table:table-cell/>
          <table:table-cell office:value-type="string">
            <text:p>Standard Deviation</text:p>
          </table:table-cell>
          <table:table-cell table:formula="of:=STDEV([.$C$97:.$C$336])" office:value-type="float" office:value="58.4161838974753">
            <text:p>58.4161838975</text:p>
          </table:table-cell>
          <table:table-cell/>
          <table:table-cell office:value-type="string">
            <text:p>Standard Deviation</text:p>
          </table:table-cell>
          <table:table-cell table:formula="of:=STDEV([.$C$337:.$C$504])" office:value-type="float" office:value="67.1246042340978">
            <text:p>67.1246042341</text:p>
          </table:table-cell>
          <table:table-cell/>
          <table:table-cell office:value-type="string">
            <text:p>Standard Deviation</text:p>
          </table:table-cell>
          <table:table-cell table:formula="of:=STDEV([.$C$505:.$C$576])" office:value-type="float" office:value="62.347235365547">
            <text:p>62.3472353655</text:p>
          </table:table-cell>
          <table:table-cell/>
          <table:table-cell office:value-type="string">
            <text:p>Standard Deviation</text:p>
          </table:table-cell>
          <table:table-cell table:formula="of:=STDEV([.$C$577:.$C$720])" office:value-type="float" office:value="51.3035393019882">
            <text:p>51.303539302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5.2">
            <text:p>165.2</text:p>
          </table:table-cell>
          <table:table-cell office:value-type="string">
            <text:p>8_8_20_60</text:p>
          </table:table-cell>
          <table:table-cell table:number-columns-repeated="2"/>
          <table:table-cell office:value-type="string">
            <text:p>Kurtosis</text:p>
          </table:table-cell>
          <table:table-cell table:formula="of:=KURT([.$C$1:.$C$96])" office:value-type="float" office:value="-1.31810123405724">
            <text:p>-1.3181012341</text:p>
          </table:table-cell>
          <table:table-cell/>
          <table:table-cell office:value-type="string">
            <text:p>Kurtosis</text:p>
          </table:table-cell>
          <table:table-cell table:formula="of:=KURT([.$C$97:.$C$336])" office:value-type="float" office:value="-0.424592018629812">
            <text:p>-0.4245920186</text:p>
          </table:table-cell>
          <table:table-cell/>
          <table:table-cell office:value-type="string">
            <text:p>Kurtosis</text:p>
          </table:table-cell>
          <table:table-cell table:formula="of:=KURT([.$C$337:.$C$504])" office:value-type="float" office:value="-0.556170861295725">
            <text:p>-0.5561708613</text:p>
          </table:table-cell>
          <table:table-cell/>
          <table:table-cell office:value-type="string">
            <text:p>Kurtosis</text:p>
          </table:table-cell>
          <table:table-cell table:formula="of:=KURT([.$C$505:.$C$576])" office:value-type="float" office:value="-0.173492073200234">
            <text:p>-0.1734920732</text:p>
          </table:table-cell>
          <table:table-cell/>
          <table:table-cell office:value-type="string">
            <text:p>Kurtosis</text:p>
          </table:table-cell>
          <table:table-cell table:formula="of:=KURT([.$C$577:.$C$720])" office:value-type="float" office:value="0.407987620584364">
            <text:p>0.4079876206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7.8">
            <text:p>167.8</text:p>
          </table:table-cell>
          <table:table-cell office:value-type="string">
            <text:p>8_4_20_90</text:p>
          </table:table-cell>
          <table:table-cell table:number-columns-repeated="2"/>
          <table:table-cell office:value-type="string">
            <text:p>Skewness</text:p>
          </table:table-cell>
          <table:table-cell table:formula="of:=SKEW([.$C$1:.$C$96])" office:value-type="float" office:value="0.000719586846868419">
            <text:p>0.0007195868</text:p>
          </table:table-cell>
          <table:table-cell/>
          <table:table-cell office:value-type="string">
            <text:p>Skewness</text:p>
          </table:table-cell>
          <table:table-cell table:formula="of:=SKEW([.$C$97:.$C$336])" office:value-type="float" office:value="0.168914829698227">
            <text:p>0.1689148297</text:p>
          </table:table-cell>
          <table:table-cell/>
          <table:table-cell office:value-type="string">
            <text:p>Skewness</text:p>
          </table:table-cell>
          <table:table-cell table:formula="of:=SKEW([.$C$337:.$C$504])" office:value-type="float" office:value="0.415143065313377">
            <text:p>0.4151430653</text:p>
          </table:table-cell>
          <table:table-cell/>
          <table:table-cell office:value-type="string">
            <text:p>Skewness</text:p>
          </table:table-cell>
          <table:table-cell table:formula="of:=SKEW([.$C$505:.$C$576])" office:value-type="float" office:value="0.440526441742213">
            <text:p>0.4405264417</text:p>
          </table:table-cell>
          <table:table-cell/>
          <table:table-cell office:value-type="string">
            <text:p>Skewness</text:p>
          </table:table-cell>
          <table:table-cell table:formula="of:=SKEW([.$C$577:.$C$720])" office:value-type="float" office:value="0.790145818347184">
            <text:p>0.7901458183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8">
            <text:p>168</text:p>
          </table:table-cell>
          <table:table-cell office:value-type="string">
            <text:p>4_8_20_90</text:p>
          </table:table-cell>
          <table:table-cell table:number-columns-repeated="2"/>
          <table:table-cell office:value-type="string">
            <text:p>Range</text:p>
          </table:table-cell>
          <table:table-cell table:formula="of:=MAX([.$C$1:.$C$96])-MIN([.$C$1:.$C$96])" office:value-type="float" office:value="246">
            <text:p>246</text:p>
          </table:table-cell>
          <table:table-cell/>
          <table:table-cell office:value-type="string">
            <text:p>Range</text:p>
          </table:table-cell>
          <table:table-cell table:formula="of:=MAX([.$C$97:.$C$336])-MIN([.$C$97:.$C$336])" office:value-type="float" office:value="269.6">
            <text:p>269.6</text:p>
          </table:table-cell>
          <table:table-cell/>
          <table:table-cell office:value-type="string">
            <text:p>Range</text:p>
          </table:table-cell>
          <table:table-cell table:formula="of:=MAX([.$C$337:.$C$504])-MIN([.$C$337:.$C$504])" office:value-type="float" office:value="326.8">
            <text:p>326.8</text:p>
          </table:table-cell>
          <table:table-cell/>
          <table:table-cell office:value-type="string">
            <text:p>Range</text:p>
          </table:table-cell>
          <table:table-cell table:formula="of:=MAX([.$C$505:.$C$576])-MIN([.$C$505:.$C$576])" office:value-type="float" office:value="259.75">
            <text:p>259.75</text:p>
          </table:table-cell>
          <table:table-cell/>
          <table:table-cell office:value-type="string">
            <text:p>Range</text:p>
          </table:table-cell>
          <table:table-cell table:formula="of:=MAX([.$C$577:.$C$720])-MIN([.$C$577:.$C$720])" office:value-type="float" office:value="237.8">
            <text:p>237.8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71.8">
            <text:p>171.8</text:p>
          </table:table-cell>
          <table:table-cell office:value-type="string">
            <text:p>8_4_20_30</text:p>
          </table:table-cell>
          <table:table-cell table:number-columns-repeated="2"/>
          <table:table-cell office:value-type="string">
            <text:p>Minimum</text:p>
          </table:table-cell>
          <table:table-cell table:formula="of:=MIN([.$C$1:.$C$96])" office:value-type="float" office:value="91.4">
            <text:p>91.4</text:p>
          </table:table-cell>
          <table:table-cell/>
          <table:table-cell office:value-type="string">
            <text:p>Minimum</text:p>
          </table:table-cell>
          <table:table-cell table:formula="of:=MIN([.$C$97:.$C$336])" office:value-type="float" office:value="19.4">
            <text:p>19.4</text:p>
          </table:table-cell>
          <table:table-cell/>
          <table:table-cell office:value-type="string">
            <text:p>Minimum</text:p>
          </table:table-cell>
          <table:table-cell table:formula="of:=MIN([.$C$337:.$C$504])" office:value-type="float" office:value="13.6">
            <text:p>13.6</text:p>
          </table:table-cell>
          <table:table-cell/>
          <table:table-cell office:value-type="string">
            <text:p>Minimum</text:p>
          </table:table-cell>
          <table:table-cell table:formula="of:=MIN([.$C$505:.$C$576])" office:value-type="float" office:value="15.25">
            <text:p>15.25</text:p>
          </table:table-cell>
          <table:table-cell/>
          <table:table-cell office:value-type="string">
            <text:p>Minimum</text:p>
          </table:table-cell>
          <table:table-cell table:formula="of:=MIN([.$C$577:.$C$720])" office:value-type="float" office:value="4.4">
            <text:p>4.4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87.2">
            <text:p>187.2</text:p>
          </table:table-cell>
          <table:table-cell office:value-type="string">
            <text:p>8_4_20_60</text:p>
          </table:table-cell>
          <table:table-cell table:number-columns-repeated="2"/>
          <table:table-cell office:value-type="string">
            <text:p>Maximum</text:p>
          </table:table-cell>
          <table:table-cell table:formula="of:=MAX([.$C$1:.$C$96])" office:value-type="float" office:value="337.4">
            <text:p>337.4</text:p>
          </table:table-cell>
          <table:table-cell/>
          <table:table-cell office:value-type="string">
            <text:p>Maximum</text:p>
          </table:table-cell>
          <table:table-cell table:formula="of:=MAX([.$C$97:.$C$336])" office:value-type="float" office:value="289">
            <text:p>289</text:p>
          </table:table-cell>
          <table:table-cell/>
          <table:table-cell office:value-type="string">
            <text:p>Maximum</text:p>
          </table:table-cell>
          <table:table-cell table:formula="of:=MAX([.$C$337:.$C$504])" office:value-type="float" office:value="340.4">
            <text:p>340.4</text:p>
          </table:table-cell>
          <table:table-cell/>
          <table:table-cell office:value-type="string">
            <text:p>Maximum</text:p>
          </table:table-cell>
          <table:table-cell table:formula="of:=MAX([.$C$505:.$C$576])" office:value-type="float" office:value="275">
            <text:p>275</text:p>
          </table:table-cell>
          <table:table-cell/>
          <table:table-cell office:value-type="string">
            <text:p>Maximum</text:p>
          </table:table-cell>
          <table:table-cell table:formula="of:=MAX([.$C$577:.$C$720])" office:value-type="float" office:value="242.2">
            <text:p>242.2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02.6">
            <text:p>202.6</text:p>
          </table:table-cell>
          <table:table-cell office:value-type="string">
            <text:p>4_4_20_30</text:p>
          </table:table-cell>
          <table:table-cell table:number-columns-repeated="2"/>
          <table:table-cell office:value-type="string">
            <text:p>Sum</text:p>
          </table:table-cell>
          <table:table-cell table:formula="of:=SUM([.$C$1:.$C$96])" office:value-type="float" office:value="21386">
            <text:p>21386</text:p>
          </table:table-cell>
          <table:table-cell/>
          <table:table-cell office:value-type="string">
            <text:p>Sum</text:p>
          </table:table-cell>
          <table:table-cell table:formula="of:=SUM([.$C$97:.$C$336])" office:value-type="float" office:value="35227.6">
            <text:p>35227.6</text:p>
          </table:table-cell>
          <table:table-cell/>
          <table:table-cell office:value-type="string">
            <text:p>Sum</text:p>
          </table:table-cell>
          <table:table-cell table:formula="of:=SUM([.$C$337:.$C$504])" office:value-type="float" office:value="27238.2">
            <text:p>27238.2</text:p>
          </table:table-cell>
          <table:table-cell/>
          <table:table-cell office:value-type="string">
            <text:p>Sum</text:p>
          </table:table-cell>
          <table:table-cell table:formula="of:=SUM([.$C$505:.$C$576])" office:value-type="float" office:value="8888.75">
            <text:p>8888.75</text:p>
          </table:table-cell>
          <table:table-cell/>
          <table:table-cell office:value-type="string">
            <text:p>Sum</text:p>
          </table:table-cell>
          <table:table-cell table:formula="of:=SUM([.$C$577:.$C$720])" office:value-type="float" office:value="9979">
            <text:p>9979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43.6">
            <text:p>243.6</text:p>
          </table:table-cell>
          <table:table-cell office:value-type="string">
            <text:p>4_8_15_30</text:p>
          </table:table-cell>
          <table:table-cell table:number-columns-repeated="2"/>
          <table:table-cell office:value-type="string">
            <text:p>Count</text:p>
          </table:table-cell>
          <table:table-cell table:formula="of:=COUNT([.$C$1:.$C$96])" office:value-type="float" office:value="96">
            <text:p>96</text:p>
          </table:table-cell>
          <table:table-cell/>
          <table:table-cell office:value-type="string">
            <text:p>Count</text:p>
          </table:table-cell>
          <table:table-cell table:formula="of:=COUNT([.$C$97:.$C$336])" office:value-type="float" office:value="240">
            <text:p>240</text:p>
          </table:table-cell>
          <table:table-cell/>
          <table:table-cell office:value-type="string">
            <text:p>Count</text:p>
          </table:table-cell>
          <table:table-cell table:formula="of:=COUNT([.$C$337:.$C$504])" office:value-type="float" office:value="168">
            <text:p>168</text:p>
          </table:table-cell>
          <table:table-cell/>
          <table:table-cell office:value-type="string">
            <text:p>Count</text:p>
          </table:table-cell>
          <table:table-cell table:formula="of:=COUNT([.$C$505:.$C$576])" office:value-type="float" office:value="72">
            <text:p>72</text:p>
          </table:table-cell>
          <table:table-cell/>
          <table:table-cell office:value-type="string">
            <text:p>Count</text:p>
          </table:table-cell>
          <table:table-cell table:formula="of:=COUNT([.$C$577:.$C$720])" office:value-type="float" office:value="144">
            <text:p>144</text:p>
          </table:table-cell>
          <table:table-cell table:number-columns-repeated="2"/>
          <table:table-cell office:value-type="string">
            <text:p>Cluster 1</text:p>
          </table:table-cell>
          <table:table-cell table:number-columns-repeated="2"/>
          <table:table-cell office:value-type="string">
            <text:p>Cluster 2</text:p>
          </table:table-cell>
          <table:table-cell table:number-columns-repeated="2"/>
          <table:table-cell office:value-type="string">
            <text:p>Cluster 3</text:p>
          </table:table-cell>
          <table:table-cell table:number-columns-repeated="2"/>
          <table:table-cell office:value-type="string">
            <text:p>Cluster 4</text:p>
          </table:table-cell>
          <table:table-cell table:number-columns-repeated="2"/>
          <table:table-cell table:style-name="ce4" office:value-type="string">
            <text:p>Cluster 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68.8">
            <text:p>268.8</text:p>
          </table:table-cell>
          <table:table-cell office:value-type="string">
            <text:p>8_4_15_90</text:p>
          </table:table-cell>
          <table:table-cell table:number-columns-repeated="17"/>
          <table:table-cell office:value-type="string">
            <text:p>Means (15,20)</text:p>
          </table:table-cell>
          <table:table-cell table:formula="of:=AVERAGE([.$C$1:.$C$96])" office:value-type="float" office:value="222.770833333333">
            <text:p>222.7708333333</text:p>
          </table:table-cell>
          <table:table-cell/>
          <table:table-cell office:value-type="string">
            <text:p>Mean</text:p>
          </table:table-cell>
          <table:table-cell table:formula="of:=AVERAGE([.$C$97:.$C$336])" office:value-type="float" office:value="146.781666666667">
            <text:p>146.7816666667</text:p>
          </table:table-cell>
          <table:table-cell/>
          <table:table-cell office:value-type="string">
            <text:p>Mean</text:p>
          </table:table-cell>
          <table:table-cell table:formula="of:=AVERAGE([.$C$337:.$C$504])" office:value-type="float" office:value="162.132142857143">
            <text:p>162.1321428571</text:p>
          </table:table-cell>
          <table:table-cell/>
          <table:table-cell office:value-type="string">
            <text:p>Mean</text:p>
          </table:table-cell>
          <table:table-cell table:formula="of:=AVERAGE([.$C$505:.$C$576])" office:value-type="float" office:value="123.454861111111">
            <text:p>123.4548611111</text:p>
          </table:table-cell>
          <table:table-cell/>
          <table:table-cell office:value-type="string">
            <text:p>Mean</text:p>
          </table:table-cell>
          <table:table-cell table:formula="of:=AVERAGE([.$C$577:.$C$720])" office:value-type="float" office:value="69.2986111111111">
            <text:p>69.298611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74.2">
            <text:p>274.2</text:p>
          </table:table-cell>
          <table:table-cell office:value-type="string">
            <text:p>4_8_15_90</text:p>
          </table:table-cell>
          <table:table-cell table:number-columns-repeated="17"/>
          <table:table-cell office:value-type="string">
            <text:p>20 State Means</text:p>
          </table:table-cell>
          <table:table-cell office:value-type="float" office:value="166.545833333333">
            <text:p>166.5458333333</text:p>
          </table:table-cell>
          <table:table-cell table:number-columns-repeated="2"/>
          <table:table-cell office:value-type="float" office:value="112.56">
            <text:p>112.56</text:p>
          </table:table-cell>
          <table:table-cell table:number-columns-repeated="2"/>
          <table:table-cell office:value-type="float" office:value="119.838095238095">
            <text:p>119.8380952381</text:p>
          </table:table-cell>
          <table:table-cell table:number-columns-repeated="2"/>
          <table:table-cell office:value-type="float" office:value="99.6402777777778">
            <text:p>99.6402777778</text:p>
          </table:table-cell>
          <table:table-cell table:number-columns-repeated="2"/>
          <table:table-cell office:value-type="float" office:value="35.0361111111111">
            <text:p>35.036111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74.6">
            <text:p>274.6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75.8">
            <text:p>275.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82.6">
            <text:p>282.6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82.8">
            <text:p>282.8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93">
            <text:p>293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96.2">
            <text:p>296.2</text:p>
          </table:table-cell>
          <table:table-cell office:value-type="string">
            <text:p>8_8_15_60</text:p>
          </table:table-cell>
          <table:table-cell table:number-columns-repeated="18"/>
          <table:table-cell office:value-type="string">
            <text:p>Means (15,20)</text:p>
          </table:table-cell>
          <table:table-cell office:value-type="string">
            <text:p>20 States Mean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97.6">
            <text:p>297.6</text:p>
          </table:table-cell>
          <table:table-cell office:value-type="string">
            <text:p>4_4_15_90</text:p>
          </table:table-cell>
          <table:table-cell table:number-columns-repeated="17"/>
          <table:table-cell office:value-type="string">
            <text:p>Cluster 1</text:p>
          </table:table-cell>
          <table:table-cell table:formula="of:=AVERAGE([.$C$1:.$C$96])" office:value-type="float" office:value="222.770833333333">
            <text:p>222.7708333333</text:p>
          </table:table-cell>
          <table:table-cell office:value-type="float" office:value="166.545833333333">
            <text:p>166.545833333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313.6">
            <text:p>313.6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325">
            <text:p>325</text:p>
          </table:table-cell>
          <table:table-cell office:value-type="string">
            <text:p>8_4_15_60</text:p>
          </table:table-cell>
          <table:table-cell table:number-columns-repeated="18"/>
          <table:table-cell office:value-type="string">
            <text:p>Mean</text:p>
          </table:table-cell>
          <table:table-cell table:number-columns-repeated="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135.2">
            <text:p>135.2</text:p>
          </table:table-cell>
          <table:table-cell table:style-name="ce2" office:value-type="string">
            <text:p>4_4_20_60</text:p>
          </table:table-cell>
          <table:table-cell table:number-columns-repeated="17"/>
          <table:table-cell office:value-type="string">
            <text:p>Cluster 2</text:p>
          </table:table-cell>
          <table:table-cell table:formula="of:=AVERAGE([.$C$97:.$C$336])" office:value-type="float" office:value="146.781666666667">
            <text:p>146.7816666667</text:p>
          </table:table-cell>
          <table:table-cell office:value-type="float" office:value="112.56">
            <text:p>112.5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36.6">
            <text:p>136.6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37.2">
            <text:p>137.2</text:p>
          </table:table-cell>
          <table:table-cell office:value-type="string">
            <text:p>8_8_20_60</text:p>
          </table:table-cell>
          <table:table-cell table:number-columns-repeated="18"/>
          <table:table-cell office:value-type="string">
            <text:p>Mean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string">
            <text:p>8_8_20_30</text:p>
          </table:table-cell>
          <table:table-cell table:number-columns-repeated="17"/>
          <table:table-cell office:value-type="string">
            <text:p>Cluster 3</text:p>
          </table:table-cell>
          <table:table-cell table:formula="of:=AVERAGE([.$C$337:.$C$504])" office:value-type="float" office:value="162.132142857143">
            <text:p>162.1321428571</text:p>
          </table:table-cell>
          <table:table-cell office:value-type="float" office:value="119.838095238095">
            <text:p>119.838095238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59.8">
            <text:p>159.8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79.2">
            <text:p>179.2</text:p>
          </table:table-cell>
          <table:table-cell office:value-type="string">
            <text:p>8_4_20_90</text:p>
          </table:table-cell>
          <table:table-cell table:number-columns-repeated="18"/>
          <table:table-cell office:value-type="string">
            <text:p>Mean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5.2">
            <text:p>185.2</text:p>
          </table:table-cell>
          <table:table-cell office:value-type="string">
            <text:p>4_8_20_30</text:p>
          </table:table-cell>
          <table:table-cell table:number-columns-repeated="17"/>
          <table:table-cell office:value-type="string">
            <text:p>Cluster 4</text:p>
          </table:table-cell>
          <table:table-cell table:formula="of:=AVERAGE([.$C$505:.$C$576])" office:value-type="float" office:value="123.454861111111">
            <text:p>123.4548611111</text:p>
          </table:table-cell>
          <table:table-cell office:value-type="float" office:value="99.6402777777778">
            <text:p>99.6402777778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5.8">
            <text:p>185.8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9">
            <text:p>189</text:p>
          </table:table-cell>
          <table:table-cell office:value-type="string">
            <text:p>4_8_20_60</text:p>
          </table:table-cell>
          <table:table-cell table:number-columns-repeated="18"/>
          <table:table-cell office:value-type="string">
            <text:p>Mean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9.6">
            <text:p>189.6</text:p>
          </table:table-cell>
          <table:table-cell office:value-type="string">
            <text:p>8_4_20_60</text:p>
          </table:table-cell>
          <table:table-cell table:number-columns-repeated="17"/>
          <table:table-cell table:style-name="ce4" office:value-type="string">
            <text:p>Cluster 5</text:p>
          </table:table-cell>
          <table:table-cell table:formula="of:=AVERAGE([.$C$577:.$C$720])" office:value-type="float" office:value="69.2986111111111">
            <text:p>69.2986111111</text:p>
          </table:table-cell>
          <table:table-cell office:value-type="float" office:value="35.0361111111111">
            <text:p>35.036111111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96.6">
            <text:p>196.6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02">
            <text:p>202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54.4">
            <text:p>254.4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72.4">
            <text:p>272.4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83.4">
            <text:p>283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88.4">
            <text:p>288.4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90.8">
            <text:p>290.8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96.2">
            <text:p>296.2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97.4">
            <text:p>297.4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97.4">
            <text:p>297.4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303.6">
            <text:p>303.6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320.8">
            <text:p>320.8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322.2">
            <text:p>322.2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337.4">
            <text:p>337.4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19.4">
            <text:p>19.4</text:p>
          </table:table-cell>
          <table:table-cell table:style-name="ce2"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34.8">
            <text:p>34.8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54.4">
            <text:p>54.4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62.2">
            <text:p>62.2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63.6">
            <text:p>63.6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83.2">
            <text:p>83.2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87.4">
            <text:p>87.4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88.6">
            <text:p>88.6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89.4">
            <text:p>89.4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07.8">
            <text:p>107.8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08.2">
            <text:p>108.2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11.6">
            <text:p>111.6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16.8">
            <text:p>116.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26">
            <text:p>126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34">
            <text:p>134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34">
            <text:p>134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34.4">
            <text:p>134.4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52.8">
            <text:p>152.8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53.8">
            <text:p>153.8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57.6">
            <text:p>157.6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77.4">
            <text:p>177.4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80.8">
            <text:p>180.8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15.6">
            <text:p>215.6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17.2">
            <text:p>217.2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54.4">
            <text:p>54.4</text:p>
          </table:table-cell>
          <table:table-cell table:style-name="ce2"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56.4">
            <text:p>56.4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59.4">
            <text:p>59.4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2.6">
            <text:p>62.6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4.4">
            <text:p>64.4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8.8">
            <text:p>68.8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9.2">
            <text:p>69.2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91.8">
            <text:p>91.8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99.8">
            <text:p>99.8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07.8">
            <text:p>107.8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08.4">
            <text:p>108.4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13.6">
            <text:p>113.6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23">
            <text:p>123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26.6">
            <text:p>126.6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37.6">
            <text:p>137.6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39.8">
            <text:p>139.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41">
            <text:p>141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47.6">
            <text:p>147.6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51.8">
            <text:p>151.8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53.2">
            <text:p>153.2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54.2">
            <text:p>154.2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72.6">
            <text:p>172.6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76.4">
            <text:p>176.4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19.6">
            <text:p>219.6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95.6">
            <text:p>95.6</text:p>
          </table:table-cell>
          <table:table-cell table:style-name="ce2"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97.8">
            <text:p>97.8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00.2">
            <text:p>100.2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02.6">
            <text:p>102.6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17">
            <text:p>117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0.6">
            <text:p>120.6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2.4">
            <text:p>122.4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7.2">
            <text:p>127.2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8.4">
            <text:p>128.4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34">
            <text:p>134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43.6">
            <text:p>143.6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58">
            <text:p>158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58.8">
            <text:p>158.8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70.2">
            <text:p>170.2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73">
            <text:p>173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74.6">
            <text:p>174.6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81.4">
            <text:p>181.4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85.2">
            <text:p>185.2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87.8">
            <text:p>187.8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00.2">
            <text:p>200.2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01.4">
            <text:p>201.4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03.8">
            <text:p>203.8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04.4">
            <text:p>204.4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41.4">
            <text:p>241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125.2">
            <text:p>125.2</text:p>
          </table:table-cell>
          <table:table-cell table:style-name="ce2"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32.6">
            <text:p>132.6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45.6">
            <text:p>145.6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47">
            <text:p>147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48.6">
            <text:p>148.6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1">
            <text:p>151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3.6">
            <text:p>153.6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6">
            <text:p>156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7.2">
            <text:p>157.2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60.4">
            <text:p>160.4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65.8">
            <text:p>165.8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76.8">
            <text:p>176.8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95.6">
            <text:p>195.6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10.4">
            <text:p>210.4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23.8">
            <text:p>223.8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25.4">
            <text:p>225.4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28.6">
            <text:p>228.6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32.8">
            <text:p>232.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45.4">
            <text:p>245.4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46.2">
            <text:p>246.2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48">
            <text:p>248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76.2">
            <text:p>276.2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83.4">
            <text:p>283.4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89">
            <text:p>289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91">
            <text:p>91</text:p>
          </table:table-cell>
          <table:table-cell table:style-name="ce2"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13.2">
            <text:p>113.2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14.4">
            <text:p>114.4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26.6">
            <text:p>126.6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0.6">
            <text:p>140.6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3">
            <text:p>143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3.8">
            <text:p>143.8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0.8">
            <text:p>160.8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1.2">
            <text:p>161.2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6.6">
            <text:p>166.6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8.2">
            <text:p>168.2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75.4">
            <text:p>175.4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13.8">
            <text:p>213.8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15.4">
            <text:p>215.4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2.6">
            <text:p>232.6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4">
            <text:p>234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43">
            <text:p>243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48.6">
            <text:p>248.6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53.8">
            <text:p>253.8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54">
            <text:p>254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60.6">
            <text:p>260.6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72.2">
            <text:p>272.2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75.2">
            <text:p>275.2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93.6">
            <text:p>93.6</text:p>
          </table:table-cell>
          <table:table-cell table:style-name="ce2"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94.6">
            <text:p>94.6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03.6">
            <text:p>103.6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14.6">
            <text:p>114.6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18.2">
            <text:p>118.2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21.8">
            <text:p>121.8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25.6">
            <text:p>125.6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26.6">
            <text:p>126.6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37.2">
            <text:p>137.2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60">
            <text:p>160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63.8">
            <text:p>163.8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65.6">
            <text:p>165.6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75.2">
            <text:p>175.2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81.6">
            <text:p>181.6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86.4">
            <text:p>186.4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93">
            <text:p>193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93.6">
            <text:p>193.6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15">
            <text:p>215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20.2">
            <text:p>220.2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29.6">
            <text:p>229.6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33.2">
            <text:p>233.2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48">
            <text:p>248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70.6">
            <text:p>270.6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5.4">
            <text:p>25.4</text:p>
          </table:table-cell>
          <table:table-cell table:style-name="ce2"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6">
            <text:p>26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8">
            <text:p>28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3.2">
            <text:p>33.2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7.8">
            <text:p>37.8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8.2">
            <text:p>38.2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9">
            <text:p>39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49.8">
            <text:p>49.8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56.8">
            <text:p>56.8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0.4">
            <text:p>60.4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1.6">
            <text:p>61.6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2.8">
            <text:p>62.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2.8">
            <text:p>62.8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5">
            <text:p>65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71.4">
            <text:p>71.4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71.8">
            <text:p>71.8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84.2">
            <text:p>84.2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98.2">
            <text:p>98.2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02.4">
            <text:p>102.4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15.6">
            <text:p>115.6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38.8">
            <text:p>138.8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40">
            <text:p>140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56">
            <text:p>156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82.4">
            <text:p>82.4</text:p>
          </table:table-cell>
          <table:table-cell table:style-name="ce2"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92.6">
            <text:p>92.6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99.4">
            <text:p>99.4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06.6">
            <text:p>106.6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12.8">
            <text:p>112.8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0.8">
            <text:p>120.8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1.8">
            <text:p>121.8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2.4">
            <text:p>122.4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7.6">
            <text:p>127.6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35.4">
            <text:p>135.4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41.6">
            <text:p>141.6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41.8">
            <text:p>141.8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54.2">
            <text:p>154.2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62.6">
            <text:p>162.6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67.8">
            <text:p>167.8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84">
            <text:p>184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93.4">
            <text:p>193.4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94.2">
            <text:p>194.2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94.4">
            <text:p>194.4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12">
            <text:p>212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22.2">
            <text:p>222.2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47.4">
            <text:p>247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77.6">
            <text:p>77.6</text:p>
          </table:table-cell>
          <table:table-cell table:style-name="ce2"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86.8">
            <text:p>86.8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88">
            <text:p>88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90">
            <text:p>90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93.8">
            <text:p>93.8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12.6">
            <text:p>112.6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13.6">
            <text:p>113.6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18.6">
            <text:p>118.6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23">
            <text:p>123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24.2">
            <text:p>124.2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24.8">
            <text:p>124.8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32.4">
            <text:p>132.4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36.4">
            <text:p>136.4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37">
            <text:p>137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41.8">
            <text:p>141.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43.4">
            <text:p>143.4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53">
            <text:p>153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59.2">
            <text:p>159.2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71.8">
            <text:p>171.8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77.4">
            <text:p>177.4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99.6">
            <text:p>199.6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07.4">
            <text:p>207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09.8">
            <text:p>209.8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49.4">
            <text:p>249.4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79.8">
            <text:p>79.8</text:p>
          </table:table-cell>
          <table:table-cell table:style-name="ce2"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99.4">
            <text:p>99.4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14.6">
            <text:p>114.6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23.4">
            <text:p>123.4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28.4">
            <text:p>128.4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34">
            <text:p>134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0.4">
            <text:p>140.4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3.2">
            <text:p>143.2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7">
            <text:p>147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8.8">
            <text:p>148.8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9.4">
            <text:p>149.4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55">
            <text:p>155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56.6">
            <text:p>156.6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65">
            <text:p>165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67.6">
            <text:p>167.6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76.6">
            <text:p>176.6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78">
            <text:p>178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78">
            <text:p>178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78.6">
            <text:p>178.6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05.2">
            <text:p>205.2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26.8">
            <text:p>226.8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32.2">
            <text:p>232.2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35.6">
            <text:p>235.6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62.6">
            <text:p>62.6</text:p>
          </table:table-cell>
          <table:table-cell table:style-name="ce2"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9.4">
            <text:p>79.4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82">
            <text:p>82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82.6">
            <text:p>82.6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90.8">
            <text:p>90.8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94.8">
            <text:p>94.8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95">
            <text:p>95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02">
            <text:p>102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07">
            <text:p>107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17.6">
            <text:p>117.6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20.4">
            <text:p>120.4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30.4">
            <text:p>130.4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36.2">
            <text:p>136.2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37">
            <text:p>137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38.6">
            <text:p>138.6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49.4">
            <text:p>149.4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63.2">
            <text:p>163.2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67.6">
            <text:p>167.6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82">
            <text:p>182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82.2">
            <text:p>182.2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82.6">
            <text:p>182.6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87.6">
            <text:p>187.6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94.6">
            <text:p>194.6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29.4">
            <text:p>229.4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123">
            <text:p>123</text:p>
          </table:table-cell>
          <table:table-cell table:style-name="ce2"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26.6">
            <text:p>126.6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33.4">
            <text:p>133.4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35.6">
            <text:p>135.6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44.6">
            <text:p>144.6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46.8">
            <text:p>146.8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57.8">
            <text:p>157.8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59.6">
            <text:p>159.6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72">
            <text:p>172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77.6">
            <text:p>177.6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01.2">
            <text:p>201.2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19.6">
            <text:p>219.6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37.6">
            <text:p>237.6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38.2">
            <text:p>238.2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38.6">
            <text:p>238.6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43.6">
            <text:p>243.6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62.4">
            <text:p>262.4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63.4">
            <text:p>263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65.8">
            <text:p>265.8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71.4">
            <text:p>271.4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80.6">
            <text:p>280.6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340.4">
            <text:p>340.4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13.6">
            <text:p>13.6</text:p>
          </table:table-cell>
          <table:table-cell table:style-name="ce2"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3.6">
            <text:p>53.6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5">
            <text:p>55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75.8">
            <text:p>75.8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2">
            <text:p>82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5.8">
            <text:p>85.8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9">
            <text:p>89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9.4">
            <text:p>89.4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01.2">
            <text:p>101.2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07.6">
            <text:p>107.6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08.2">
            <text:p>108.2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09.8">
            <text:p>109.8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13.2">
            <text:p>113.2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16.4">
            <text:p>116.4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18">
            <text:p>118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27.8">
            <text:p>127.8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38">
            <text:p>138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52.6">
            <text:p>152.6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54.4">
            <text:p>154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55.4">
            <text:p>155.4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82">
            <text:p>182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233.2">
            <text:p>233.2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88.2">
            <text:p>88.2</text:p>
          </table:table-cell>
          <table:table-cell table:style-name="ce2"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92">
            <text:p>92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94.2">
            <text:p>94.2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09">
            <text:p>109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12.8">
            <text:p>112.8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26.2">
            <text:p>126.2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43">
            <text:p>143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43.2">
            <text:p>143.2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45.6">
            <text:p>145.6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48.4">
            <text:p>148.4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52.4">
            <text:p>152.4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63.8">
            <text:p>163.8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66.4">
            <text:p>166.4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79.4">
            <text:p>179.4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84.8">
            <text:p>184.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01">
            <text:p>201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05.2">
            <text:p>205.2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20.8">
            <text:p>220.8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22.8">
            <text:p>222.8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23.6">
            <text:p>223.6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32.4">
            <text:p>232.4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43.8">
            <text:p>243.8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44.4">
            <text:p>244.4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96.4">
            <text:p>296.4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66.2">
            <text:p>66.2</text:p>
          </table:table-cell>
          <table:table-cell table:style-name="ce2"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69">
            <text:p>69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0.2">
            <text:p>70.2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1">
            <text:p>71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3.4">
            <text:p>73.4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7">
            <text:p>77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80">
            <text:p>80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86">
            <text:p>86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92.8">
            <text:p>92.8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95.8">
            <text:p>95.8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00.2">
            <text:p>100.2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18.6">
            <text:p>118.6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20">
            <text:p>120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20.2">
            <text:p>120.2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26.2">
            <text:p>126.2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39.2">
            <text:p>139.2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42">
            <text:p>142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42.4">
            <text:p>142.4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44.2">
            <text:p>144.2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55">
            <text:p>155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67.2">
            <text:p>167.2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78.8">
            <text:p>178.8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89.2">
            <text:p>189.2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212.8">
            <text:p>212.8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83.4">
            <text:p>83.4</text:p>
          </table:table-cell>
          <table:table-cell table:style-name="ce2"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89.8">
            <text:p>89.8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95.6">
            <text:p>95.6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95.6">
            <text:p>95.6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99">
            <text:p>99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13.2">
            <text:p>113.2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18.2">
            <text:p>118.2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24.4">
            <text:p>124.4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27.2">
            <text:p>127.2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34">
            <text:p>134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34">
            <text:p>134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69">
            <text:p>169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80.8">
            <text:p>180.8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91.2">
            <text:p>191.2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93.6">
            <text:p>193.6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00.4">
            <text:p>200.4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04.8">
            <text:p>204.8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24">
            <text:p>224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34">
            <text:p>234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36.2">
            <text:p>236.2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36.8">
            <text:p>236.8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48">
            <text:p>248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22.4">
            <text:p>122.4</text:p>
          </table:table-cell>
          <table:table-cell table:style-name="ce2"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42.2">
            <text:p>142.2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58">
            <text:p>158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59">
            <text:p>159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63.4">
            <text:p>163.4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84">
            <text:p>184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89.2">
            <text:p>189.2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0">
            <text:p>190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1.2">
            <text:p>191.2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9">
            <text:p>199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9.4">
            <text:p>199.4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07.2">
            <text:p>207.2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44.4">
            <text:p>244.4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69.6">
            <text:p>269.6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77.4">
            <text:p>277.4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78">
            <text:p>27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78.4">
            <text:p>278.4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82.8">
            <text:p>282.8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83.6">
            <text:p>283.6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88.8">
            <text:p>288.8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96.8">
            <text:p>296.8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300.4">
            <text:p>300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302.4">
            <text:p>302.4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321.4">
            <text:p>321.4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1.8">
            <text:p>21.8</text:p>
          </table:table-cell>
          <table:table-cell table:style-name="ce2"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2.4">
            <text:p>22.4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55.4">
            <text:p>55.4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78.4">
            <text:p>78.4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82">
            <text:p>82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08.8">
            <text:p>108.8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24.6">
            <text:p>124.6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25.8">
            <text:p>125.8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38.2">
            <text:p>138.2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41">
            <text:p>141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81.8">
            <text:p>181.8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86.4">
            <text:p>186.4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92.6">
            <text:p>192.6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07.8">
            <text:p>207.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19.8">
            <text:p>219.8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27">
            <text:p>227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29.2">
            <text:p>229.2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39.8">
            <text:p>239.8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60.8">
            <text:p>260.8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72.2">
            <text:p>272.2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75">
            <text:p>275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5.25">
            <text:p>15.25</text:p>
          </table:table-cell>
          <table:table-cell table:style-name="ce2"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23.6">
            <text:p>23.6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62.4">
            <text:p>62.4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64.4">
            <text:p>64.4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74.2">
            <text:p>74.2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74.6">
            <text:p>74.6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81.2">
            <text:p>81.2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3.6">
            <text:p>93.6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4.4">
            <text:p>94.4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7.6">
            <text:p>97.6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8.4">
            <text:p>98.4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9.6">
            <text:p>99.6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04.8">
            <text:p>104.8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11.2">
            <text:p>111.2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14.4">
            <text:p>114.4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15.6">
            <text:p>115.6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30.4">
            <text:p>130.4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33.8">
            <text:p>133.8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39.25">
            <text:p>139.25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39.4">
            <text:p>139.4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46.2">
            <text:p>146.2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76.4">
            <text:p>176.4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83.8">
            <text:p>183.8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1.6">
            <text:p>21.6</text:p>
          </table:table-cell>
          <table:table-cell table:style-name="ce2"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21.8">
            <text:p>21.8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40.4">
            <text:p>40.4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64.2">
            <text:p>64.2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67.4">
            <text:p>67.4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67.4">
            <text:p>67.4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76.6">
            <text:p>76.6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89">
            <text:p>89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89.4">
            <text:p>89.4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90.6">
            <text:p>90.6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12">
            <text:p>112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24.6">
            <text:p>124.6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25.6">
            <text:p>125.6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31.4">
            <text:p>131.4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38">
            <text:p>138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46.4">
            <text:p>146.4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46.75">
            <text:p>146.75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47">
            <text:p>147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69.4">
            <text:p>169.4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72.2">
            <text:p>172.2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72.6">
            <text:p>172.6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78.6">
            <text:p>178.6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80">
            <text:p>180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93.5">
            <text:p>193.5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9.2">
            <text:p>9.2</text:p>
          </table:table-cell>
          <table:table-cell table:style-name="ce2"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9.4">
            <text:p>9.4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0">
            <text:p>10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0.8">
            <text:p>10.8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1.2">
            <text:p>11.2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1.2">
            <text:p>11.2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2.6">
            <text:p>12.6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3.6">
            <text:p>13.6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8">
            <text:p>18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22.8">
            <text:p>22.8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24">
            <text:p>24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24.2">
            <text:p>24.2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71.4">
            <text:p>71.4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71.6">
            <text:p>71.6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73.2">
            <text:p>73.2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74.8">
            <text:p>74.8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85.8">
            <text:p>85.8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86.4">
            <text:p>86.4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87">
            <text:p>87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88.2">
            <text:p>88.2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89">
            <text:p>89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06.4">
            <text:p>106.4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12.4">
            <text:p>112.4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31.4">
            <text:p>131.4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4.4">
            <text:p>4.4</text:p>
          </table:table-cell>
          <table:table-cell table:style-name="ce2"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.6">
            <text:p>4.6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6">
            <text:p>6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2.2">
            <text:p>12.2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2.6">
            <text:p>12.6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3.6">
            <text:p>13.6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4.6">
            <text:p>14.6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5.4">
            <text:p>15.4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5.6">
            <text:p>15.6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7.8">
            <text:p>17.8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26">
            <text:p>26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0">
            <text:p>40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1.8">
            <text:p>41.8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4.4">
            <text:p>44.4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6.8">
            <text:p>46.8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55.2">
            <text:p>55.2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55.4">
            <text:p>55.4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55.6">
            <text:p>55.6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62.4">
            <text:p>62.4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70.8">
            <text:p>70.8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77.4">
            <text:p>77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82.6">
            <text:p>82.6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85.8">
            <text:p>85.8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90.4">
            <text:p>90.4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7.2">
            <text:p>7.2</text:p>
          </table:table-cell>
          <table:table-cell table:style-name="ce2"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.4">
            <text:p>7.4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8">
            <text:p>8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9.2">
            <text:p>9.2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9.8">
            <text:p>9.8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1">
            <text:p>11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2.4">
            <text:p>12.4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7.4">
            <text:p>17.4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21.8">
            <text:p>21.8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38.8">
            <text:p>38.8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49.6">
            <text:p>49.6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51.4">
            <text:p>51.4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51.8">
            <text:p>51.8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1.8">
            <text:p>71.8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7.6">
            <text:p>77.6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8.2">
            <text:p>78.2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9.4">
            <text:p>79.4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89.8">
            <text:p>89.8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95.8">
            <text:p>95.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98.6">
            <text:p>98.6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06.4">
            <text:p>106.4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07.4">
            <text:p>107.4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17.4">
            <text:p>117.4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46.4">
            <text:p>46.4</text:p>
          </table:table-cell>
          <table:table-cell table:style-name="ce2"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58.6">
            <text:p>58.6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59.8">
            <text:p>59.8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60.8">
            <text:p>60.8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  <table:table-cell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75.6">
            <text:p>75.6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79.2">
            <text:p>79.2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80">
            <text:p>80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90.2">
            <text:p>90.2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94.2">
            <text:p>94.2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99.6">
            <text:p>99.6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28.4">
            <text:p>128.4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29.6">
            <text:p>129.6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43.8">
            <text:p>143.8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48.6">
            <text:p>148.6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58.8">
            <text:p>158.8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69.4">
            <text:p>169.4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71.4">
            <text:p>171.4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72.2">
            <text:p>172.2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90.2">
            <text:p>190.2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98.6">
            <text:p>198.6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200.4">
            <text:p>200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201.4">
            <text:p>201.4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10.8">
            <text:p>10.8</text:p>
          </table:table-cell>
          <table:table-cell table:style-name="ce2"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3">
            <text:p>13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3.6">
            <text:p>13.6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40.4">
            <text:p>40.4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51.4">
            <text:p>51.4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5.6">
            <text:p>65.6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5.8">
            <text:p>65.8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6">
            <text:p>66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7.8">
            <text:p>67.8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8.8">
            <text:p>68.8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70.8">
            <text:p>70.8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71">
            <text:p>71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79.4">
            <text:p>79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82.8">
            <text:p>82.8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86">
            <text:p>86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94">
            <text:p>94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98.8">
            <text:p>98.8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99.6">
            <text:p>99.6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03">
            <text:p>103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19.4">
            <text:p>119.4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32.6">
            <text:p>132.6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49">
            <text:p>149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88.6">
            <text:p>188.6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242.2">
            <text:p>242.2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8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">
            <text:p>10</text:p>
          </table:table-cell>
          <table:table-cell office:value-type="string">
            <text:p>4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.2">
            <text:p>10.2</text:p>
          </table:table-cell>
          <table:table-cell office:value-type="string">
            <text:p>8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1.4">
            <text:p>11.4</text:p>
          </table:table-cell>
          <table:table-cell office:value-type="string">
            <text:p>8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2.4">
            <text:p>12.4</text:p>
          </table:table-cell>
          <table:table-cell office:value-type="string">
            <text:p>8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3.2">
            <text:p>13.2</text:p>
          </table:table-cell>
          <table:table-cell office:value-type="string">
            <text:p>4_8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4">
            <text:p>14</text:p>
          </table:table-cell>
          <table:table-cell office:value-type="string">
            <text:p>4_4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8.2">
            <text:p>18.2</text:p>
          </table:table-cell>
          <table:table-cell office:value-type="string">
            <text:p>4_8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8.2">
            <text:p>18.2</text:p>
          </table:table-cell>
          <table:table-cell office:value-type="string">
            <text:p>4_8_20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28.4">
            <text:p>28.4</text:p>
          </table:table-cell>
          <table:table-cell office:value-type="string">
            <text:p>8_4_20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30">
            <text:p>30</text:p>
          </table:table-cell>
          <table:table-cell office:value-type="string">
            <text:p>4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40.4">
            <text:p>40.4</text:p>
          </table:table-cell>
          <table:table-cell office:value-type="string">
            <text:p>8_4_20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89.2">
            <text:p>89.2</text:p>
          </table:table-cell>
          <table:table-cell office:value-type="string">
            <text:p>8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92.2">
            <text:p>92.2</text:p>
          </table:table-cell>
          <table:table-cell office:value-type="string">
            <text:p>4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94.8">
            <text:p>94.8</text:p>
          </table:table-cell>
          <table:table-cell office:value-type="string">
            <text:p>8_4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97">
            <text:p>97</text:p>
          </table:table-cell>
          <table:table-cell office:value-type="string">
            <text:p>8_8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99.8">
            <text:p>99.8</text:p>
          </table:table-cell>
          <table:table-cell office:value-type="string">
            <text:p>4_4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0.4">
            <text:p>100.4</text:p>
          </table:table-cell>
          <table:table-cell office:value-type="string">
            <text:p>4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0.8">
            <text:p>100.8</text:p>
          </table:table-cell>
          <table:table-cell office:value-type="string">
            <text:p>4_8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1.4">
            <text:p>101.4</text:p>
          </table:table-cell>
          <table:table-cell office:value-type="string">
            <text:p>8_8_15_6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8.4">
            <text:p>108.4</text:p>
          </table:table-cell>
          <table:table-cell office:value-type="string">
            <text:p>8_8_15_9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16.6">
            <text:p>116.6</text:p>
          </table:table-cell>
          <table:table-cell office:value-type="string">
            <text:p>8_4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37.2">
            <text:p>137.2</text:p>
          </table:table-cell>
          <table:table-cell office:value-type="string">
            <text:p>4_8_15_30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40">
            <text:p>140</text:p>
          </table:table-cell>
          <table:table-cell office:value-type="string">
            <text:p>4_4_15_90</text:p>
          </table:table-cell>
          <table:table-cell table:number-columns-repeated="31"/>
        </table:table-row>
        <table:table-row table:style-name="ro1" table:number-rows-repeated="104785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AllSort_Best" table:style-name="ta1">
        <table:shapes>
          <draw:frame draw:z-index="0" draw:style-name="gr1" svg:width="17.6409in" svg:height="8.4213in" svg:x="5.2118in" svg:y="6.8236in">
            <draw:object draw:notify-on-update-of-ranges="AllSort_Best.H19:AllSort_Best.T19 AllSort_Best.G20:AllSort_Best.G20 AllSort_Best.H20:AllSort_Best.T20 AllSort_Best.H21:AllSort_Best.T21 AllSort_Best.H21:AllSort_Best.T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ce3"/>
        <table:table-column table:style-name="co5" table:number-columns-repeated="16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53.8">
            <text:p>153.8</text:p>
          </table:table-cell>
          <table:table-cell table:style-name="ce2"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64.8">
            <text:p>164.8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0">
            <text:p>170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2.2">
            <text:p>172.2</text:p>
          </table:table-cell>
          <table:table-cell office:value-type="string">
            <text:p>8_8_20_30</text:p>
          </table:table-cell>
          <table:table-cell table:number-columns-repeated="2"/>
          <table:table-cell office:value-type="string">
            <text:p>This is the average for 5 independent waves where max states <text:s/>= 20.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7.6">
            <text:p>177.6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79.4">
            <text:p>179.4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94.4">
            <text:p>194.4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05.2">
            <text:p>205.2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09.8">
            <text:p>209.8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11.8">
            <text:p>211.8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29.8">
            <text:p>229.8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91.4">
            <text:p>91.4</text:p>
          </table:table-cell>
          <table:table-cell table:style-name="ce2" office:value-type="string">
            <text:p>4_8_20_60</text:p>
          </table:table-cell>
          <table:table-cell table:number-columns-repeated="2"/>
          <table:table-cell office:value-type="string">
            <text:p>Need to add the standard error each column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12.8">
            <text:p>112.8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13">
            <text:p>113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17.8">
            <text:p>117.8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30.6">
            <text:p>130.6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45.2">
            <text:p>145.2</text:p>
          </table:table-cell>
          <table:table-cell office:value-type="string">
            <text:p>4_8_20_30</text:p>
          </table:table-cell>
          <table:table-cell table:number-columns-repeated="2"/>
          <table:table-cell office:value-type="string">
            <text:p>Only 20 states estimates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48.2">
            <text:p>148.2</text:p>
          </table:table-cell>
          <table:table-cell office:value-type="string">
            <text:p>8_4_20_60</text:p>
          </table:table-cell>
          <table:table-cell table:number-columns-repeated="3"/>
          <table:table-cell office:value-type="string">
            <text:p>Cluster 1</text:p>
          </table:table-cell>
          <table:table-cell table:number-columns-repeated="2"/>
          <table:table-cell office:value-type="string">
            <text:p>Cluster 2</text:p>
          </table:table-cell>
          <table:table-cell table:number-columns-repeated="2"/>
          <table:table-cell office:value-type="string">
            <text:p>Cluster 3</text:p>
          </table:table-cell>
          <table:table-cell table:number-columns-repeated="2"/>
          <table:table-cell office:value-type="string">
            <text:p>Cluster 4</text:p>
          </table:table-cell>
          <table:table-cell table:number-columns-repeated="2"/>
          <table:table-cell office:value-type="string">
            <text:p>Cluster 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50.6">
            <text:p>150.6</text:p>
          </table:table-cell>
          <table:table-cell office:value-type="string">
            <text:p>8_4_20_90</text:p>
          </table:table-cell>
          <table:table-cell table:number-columns-repeated="2"/>
          <table:table-cell office:value-type="string">
            <text:p>20 States Mean</text:p>
          </table:table-cell>
          <table:table-cell table:formula="of:=AVERAGE([.$C$1:.$C$48])" office:value-type="float" office:value="166.545833333333">
            <text:p>166.5458333333</text:p>
          </table:table-cell>
          <table:table-cell/>
          <table:table-cell office:value-type="string">
            <text:p>Mean</text:p>
          </table:table-cell>
          <table:table-cell table:formula="of:=AVERAGE([.$C$49:.$C$168])" office:value-type="float" office:value="112.56">
            <text:p>112.56</text:p>
          </table:table-cell>
          <table:table-cell/>
          <table:table-cell office:value-type="string">
            <text:p>Mean</text:p>
          </table:table-cell>
          <table:table-cell table:formula="of:=AVERAGE([.$C$169:.$C$252])" office:value-type="float" office:value="119.838095238095">
            <text:p>119.8380952381</text:p>
          </table:table-cell>
          <table:table-cell/>
          <table:table-cell office:value-type="string">
            <text:p>Mean</text:p>
          </table:table-cell>
          <table:table-cell table:formula="of:=AVERAGE([.$C$253:.$C$288])" office:value-type="float" office:value="99.6402777777778">
            <text:p>99.6402777778</text:p>
          </table:table-cell>
          <table:table-cell/>
          <table:table-cell office:value-type="string">
            <text:p>Mean</text:p>
          </table:table-cell>
          <table:table-cell table:formula="of:=AVERAGE([.$C$289:.$C$360])" office:value-type="float" office:value="35.0361111111111">
            <text:p>35.036111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55.6">
            <text:p>155.6</text:p>
          </table:table-cell>
          <table:table-cell office:value-type="string">
            <text:p>8_8_20_90</text:p>
          </table:table-cell>
          <table:table-cell table:number-columns-repeated="2"/>
          <table:table-cell office:value-type="string">
            <text:p>Standard Error</text:p>
          </table:table-cell>
          <table:table-cell table:formula="of:=SQRT(VAR([.$C$1:.$C$48])/COUNT([.$C$1:.$C$48]))" office:value-type="float" office:value="4.13163603155957">
            <text:p>4.1316360316</text:p>
          </table:table-cell>
          <table:table-cell/>
          <table:table-cell office:value-type="string">
            <text:p>Standard Error</text:p>
          </table:table-cell>
          <table:table-cell table:formula="of:=SQRT(VAR([.$C$49:.$C$168])/COUNT([.$C$49:.$C$168]))" office:value-type="float" office:value="3.44002605683572">
            <text:p>3.4400260568</text:p>
          </table:table-cell>
          <table:table-cell/>
          <table:table-cell office:value-type="string">
            <text:p>Standard Error</text:p>
          </table:table-cell>
          <table:table-cell table:formula="of:=SQRT(VAR([.$C$169:.$C$252])/COUNT([.$C$169:.$C$252]))" office:value-type="float" office:value="4.67419335184418">
            <text:p>4.6741933518</text:p>
          </table:table-cell>
          <table:table-cell/>
          <table:table-cell office:value-type="string">
            <text:p>Standard Error</text:p>
          </table:table-cell>
          <table:table-cell table:formula="of:=SQRT(VAR([.$C$253:.$C$288])/COUNT([.$C$253:.$C$288]))" office:value-type="float" office:value="9.02291017431008">
            <text:p>9.0229101743</text:p>
          </table:table-cell>
          <table:table-cell/>
          <table:table-cell office:value-type="string">
            <text:p>Standard Error</text:p>
          </table:table-cell>
          <table:table-cell table:formula="of:=SQRT(VAR([.$C$289:.$C$360])/COUNT([.$C$289:.$C$360]))" office:value-type="float" office:value="3.52884897110361">
            <text:p>3.52884897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63.6">
            <text:p>163.6</text:p>
          </table:table-cell>
          <table:table-cell office:value-type="string">
            <text:p>8_8_20_30</text:p>
          </table:table-cell>
          <table:table-cell table:number-columns-repeated="2"/>
          <table:table-cell office:value-type="string">
            <text:p>Mode</text:p>
          </table:table-cell>
          <table:table-cell table:formula="of:=MODE([.$C$1:.$C$48])" office:value-type="float" office:value="154.2">
            <text:p>154.2</text:p>
          </table:table-cell>
          <table:table-cell/>
          <table:table-cell office:value-type="string">
            <text:p>Mode</text:p>
          </table:table-cell>
          <table:table-cell table:formula="of:=MODE([.$C$49:.$C$168])" office:value-type="float" office:value="126.6">
            <text:p>126.6</text:p>
          </table:table-cell>
          <table:table-cell/>
          <table:table-cell office:value-type="string">
            <text:p>Mode</text:p>
          </table:table-cell>
          <table:table-cell table:formula="of:=MODE([.$C$169:.$C$252])" office:value-type="float" office:value="82">
            <text:p>82</text:p>
          </table:table-cell>
          <table:table-cell/>
          <table:table-cell office:value-type="string">
            <text:p>Mode</text:p>
          </table:table-cell>
          <table:table-cell table:formula="of:=MODE([.$C$253:.$C$288])" office:value-type="float" office:value="21.8">
            <text:p>21.8</text:p>
          </table:table-cell>
          <table:table-cell/>
          <table:table-cell office:value-type="string">
            <text:p>Mode</text:p>
          </table:table-cell>
          <table:table-cell table:formula="of:=MODE([.$C$289:.$C$360])" office:value-type="float" office:value="13.6">
            <text:p>13.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66.2">
            <text:p>166.2</text:p>
          </table:table-cell>
          <table:table-cell office:value-type="string">
            <text:p>8_4_20_30</text:p>
          </table:table-cell>
          <table:table-cell table:number-columns-repeated="2"/>
          <table:table-cell office:value-type="string">
            <text:p>Median</text:p>
          </table:table-cell>
          <table:table-cell table:formula="of:=MEDIAN([.$C$1:.$C$48])" office:value-type="float" office:value="165.7">
            <text:p>165.7</text:p>
          </table:table-cell>
          <table:table-cell/>
          <table:table-cell office:value-type="string">
            <text:p>Median</text:p>
          </table:table-cell>
          <table:table-cell table:formula="of:=MEDIAN([.$C$49:.$C$168])" office:value-type="float" office:value="118.4">
            <text:p>118.4</text:p>
          </table:table-cell>
          <table:table-cell/>
          <table:table-cell office:value-type="string">
            <text:p>Median</text:p>
          </table:table-cell>
          <table:table-cell table:formula="of:=MEDIAN([.$C$169:.$C$252])" office:value-type="float" office:value="114.8">
            <text:p>114.8</text:p>
          </table:table-cell>
          <table:table-cell/>
          <table:table-cell office:value-type="string">
            <text:p>Median</text:p>
          </table:table-cell>
          <table:table-cell table:formula="of:=MEDIAN([.$C$253:.$C$288])" office:value-type="float" office:value="94.7">
            <text:p>94.7</text:p>
          </table:table-cell>
          <table:table-cell/>
          <table:table-cell office:value-type="string">
            <text:p>Median</text:p>
          </table:table-cell>
          <table:table-cell table:formula="of:=MEDIAN([.$C$289:.$C$360])" office:value-type="float" office:value="18.2">
            <text:p>18.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86.8">
            <text:p>186.8</text:p>
          </table:table-cell>
          <table:table-cell office:value-type="string">
            <text:p>8_8_20_60</text:p>
          </table:table-cell>
          <table:table-cell table:number-columns-repeated="2"/>
          <table:table-cell office:value-type="string">
            <text:p>Variance</text:p>
          </table:table-cell>
          <table:table-cell table:formula="of:=VAR([.$C$1:.$C$48])" office:value-type="float" office:value="819.379982269504">
            <text:p>819.3799822695</text:p>
          </table:table-cell>
          <table:table-cell/>
          <table:table-cell office:value-type="string">
            <text:p>Variance</text:p>
          </table:table-cell>
          <table:table-cell table:formula="of:=VAR([.$C$49:.$C$168])" office:value-type="float" office:value="1420.05351260504">
            <text:p>1420.0535126051</text:p>
          </table:table-cell>
          <table:table-cell/>
          <table:table-cell office:value-type="string">
            <text:p>Variance</text:p>
          </table:table-cell>
          <table:table-cell table:formula="of:=VAR([.$C$169:.$C$252])" office:value-type="float" office:value="1835.23901319564">
            <text:p>1835.2390131956</text:p>
          </table:table-cell>
          <table:table-cell/>
          <table:table-cell office:value-type="string">
            <text:p>Variance</text:p>
          </table:table-cell>
          <table:table-cell table:formula="of:=VAR([.$C$253:.$C$288])" office:value-type="float" office:value="2930.86468849206">
            <text:p>2930.8646884921</text:p>
          </table:table-cell>
          <table:table-cell/>
          <table:table-cell office:value-type="string">
            <text:p>Variance</text:p>
          </table:table-cell>
          <table:table-cell table:formula="of:=VAR([.$C$289:.$C$360])" office:value-type="float" office:value="896.599804381847">
            <text:p>896.59980438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150.4">
            <text:p>150.4</text:p>
          </table:table-cell>
          <table:table-cell table:style-name="ce2" office:value-type="string">
            <text:p>4_4_20_60</text:p>
          </table:table-cell>
          <table:table-cell table:number-columns-repeated="2"/>
          <table:table-cell office:value-type="string">
            <text:p>Standard Deviation</text:p>
          </table:table-cell>
          <table:table-cell table:formula="of:=STDEV([.$C$1:.$C$48])" office:value-type="float" office:value="28.6248141001737">
            <text:p>28.6248141002</text:p>
          </table:table-cell>
          <table:table-cell/>
          <table:table-cell office:value-type="string">
            <text:p>Standard Deviation</text:p>
          </table:table-cell>
          <table:table-cell table:formula="of:=STDEV([.$C$49:.$C$168])" office:value-type="float" office:value="37.6835973946894">
            <text:p>37.6835973947</text:p>
          </table:table-cell>
          <table:table-cell/>
          <table:table-cell office:value-type="string">
            <text:p>Standard Deviation</text:p>
          </table:table-cell>
          <table:table-cell table:formula="of:=STDEV([.$C$169:.$C$252])" office:value-type="float" office:value="42.8396896953706">
            <text:p>42.8396896954</text:p>
          </table:table-cell>
          <table:table-cell/>
          <table:table-cell office:value-type="string">
            <text:p>Standard Deviation</text:p>
          </table:table-cell>
          <table:table-cell table:formula="of:=STDEV([.$C$253:.$C$288])" office:value-type="float" office:value="54.1374610458605">
            <text:p>54.1374610459</text:p>
          </table:table-cell>
          <table:table-cell/>
          <table:table-cell office:value-type="string">
            <text:p>Standard Deviation</text:p>
          </table:table-cell>
          <table:table-cell table:formula="of:=STDEV([.$C$289:.$C$360])" office:value-type="float" office:value="29.9432764470064">
            <text:p>29.9432764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4.2">
            <text:p>154.2</text:p>
          </table:table-cell>
          <table:table-cell office:value-type="string">
            <text:p>4_4_20_90</text:p>
          </table:table-cell>
          <table:table-cell table:number-columns-repeated="2"/>
          <table:table-cell office:value-type="string">
            <text:p>Kurtosis</text:p>
          </table:table-cell>
          <table:table-cell table:formula="of:=KURT([.$C$1:.$C$48])" office:value-type="float" office:value="0.131725786669022">
            <text:p>0.1317257867</text:p>
          </table:table-cell>
          <table:table-cell/>
          <table:table-cell office:value-type="string">
            <text:p>Kurtosis</text:p>
          </table:table-cell>
          <table:table-cell table:formula="of:=KURT([.$C$49:.$C$168])" office:value-type="float" office:value="-0.283539785566475">
            <text:p>-0.2835397856</text:p>
          </table:table-cell>
          <table:table-cell/>
          <table:table-cell office:value-type="string">
            <text:p>Kurtosis</text:p>
          </table:table-cell>
          <table:table-cell table:formula="of:=KURT([.$C$169:.$C$252])" office:value-type="float" office:value="-0.53157429883489">
            <text:p>-0.5315742988</text:p>
          </table:table-cell>
          <table:table-cell/>
          <table:table-cell office:value-type="string">
            <text:p>Kurtosis</text:p>
          </table:table-cell>
          <table:table-cell table:formula="of:=KURT([.$C$253:.$C$288])" office:value-type="float" office:value="-0.664526378627098">
            <text:p>-0.6645263786</text:p>
          </table:table-cell>
          <table:table-cell/>
          <table:table-cell office:value-type="string">
            <text:p>Kurtosis</text:p>
          </table:table-cell>
          <table:table-cell table:formula="of:=KURT([.$C$289:.$C$360])" office:value-type="float" office:value="-0.302473842878091">
            <text:p>-0.30247384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4.2">
            <text:p>154.2</text:p>
          </table:table-cell>
          <table:table-cell office:value-type="string">
            <text:p>4_8_20_30</text:p>
          </table:table-cell>
          <table:table-cell table:number-columns-repeated="2"/>
          <table:table-cell office:value-type="string">
            <text:p>Skewness</text:p>
          </table:table-cell>
          <table:table-cell table:formula="of:=SKEW([.$C$1:.$C$48])" office:value-type="float" office:value="-0.279635582549648">
            <text:p>-0.2796355825</text:p>
          </table:table-cell>
          <table:table-cell/>
          <table:table-cell office:value-type="string">
            <text:p>Skewness</text:p>
          </table:table-cell>
          <table:table-cell table:formula="of:=SKEW([.$C$49:.$C$168])" office:value-type="float" office:value="-0.534661728012418">
            <text:p>-0.534661728</text:p>
          </table:table-cell>
          <table:table-cell/>
          <table:table-cell office:value-type="string">
            <text:p>Skewness</text:p>
          </table:table-cell>
          <table:table-cell table:formula="of:=SKEW([.$C$169:.$C$252])" office:value-type="float" office:value="0.302784089323885">
            <text:p>0.3027840893</text:p>
          </table:table-cell>
          <table:table-cell/>
          <table:table-cell office:value-type="string">
            <text:p>Skewness</text:p>
          </table:table-cell>
          <table:table-cell table:formula="of:=SKEW([.$C$253:.$C$288])" office:value-type="float" office:value="0.177333525475427">
            <text:p>0.1773335255</text:p>
          </table:table-cell>
          <table:table-cell/>
          <table:table-cell office:value-type="string">
            <text:p>Skewness</text:p>
          </table:table-cell>
          <table:table-cell table:formula="of:=SKEW([.$C$289:.$C$360])" office:value-type="float" office:value="0.930803468420457">
            <text:p>0.93080346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4.8">
            <text:p>154.8</text:p>
          </table:table-cell>
          <table:table-cell office:value-type="string">
            <text:p>8_8_20_90</text:p>
          </table:table-cell>
          <table:table-cell table:number-columns-repeated="2"/>
          <table:table-cell office:value-type="string">
            <text:p>Range</text:p>
          </table:table-cell>
          <table:table-cell table:formula="of:=MAX([.$C$1:.$C$48])-MIN([.$C$1:.$C$48])" office:value-type="float" office:value="138.4">
            <text:p>138.4</text:p>
          </table:table-cell>
          <table:table-cell/>
          <table:table-cell office:value-type="string">
            <text:p>Range</text:p>
          </table:table-cell>
          <table:table-cell table:formula="of:=MAX([.$C$49:.$C$168])-MIN([.$C$49:.$C$168])" office:value-type="float" office:value="162.2">
            <text:p>162.2</text:p>
          </table:table-cell>
          <table:table-cell/>
          <table:table-cell office:value-type="string">
            <text:p>Range</text:p>
          </table:table-cell>
          <table:table-cell table:formula="of:=MAX([.$C$169:.$C$252])-MIN([.$C$169:.$C$252])" office:value-type="float" office:value="193.6">
            <text:p>193.6</text:p>
          </table:table-cell>
          <table:table-cell/>
          <table:table-cell office:value-type="string">
            <text:p>Range</text:p>
          </table:table-cell>
          <table:table-cell table:formula="of:=MAX([.$C$253:.$C$288])-MIN([.$C$253:.$C$288])" office:value-type="float" office:value="204.55">
            <text:p>204.55</text:p>
          </table:table-cell>
          <table:table-cell/>
          <table:table-cell office:value-type="string">
            <text:p>Range</text:p>
          </table:table-cell>
          <table:table-cell table:formula="of:=MAX([.$C$289:.$C$360])-MIN([.$C$289:.$C$360])" office:value-type="float" office:value="115">
            <text:p>1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1">
            <text:p>161</text:p>
          </table:table-cell>
          <table:table-cell office:value-type="string">
            <text:p>8_8_20_30</text:p>
          </table:table-cell>
          <table:table-cell table:number-columns-repeated="2"/>
          <table:table-cell office:value-type="string">
            <text:p>Minimum</text:p>
          </table:table-cell>
          <table:table-cell table:formula="of:=MIN([.$C$1:.$C$48])" office:value-type="float" office:value="91.4">
            <text:p>91.4</text:p>
          </table:table-cell>
          <table:table-cell/>
          <table:table-cell office:value-type="string">
            <text:p>Minimum</text:p>
          </table:table-cell>
          <table:table-cell table:formula="of:=MIN([.$C$49:.$C$168])" office:value-type="float" office:value="19.4">
            <text:p>19.4</text:p>
          </table:table-cell>
          <table:table-cell/>
          <table:table-cell office:value-type="string">
            <text:p>Minimum</text:p>
          </table:table-cell>
          <table:table-cell table:formula="of:=MIN([.$C$169:.$C$252])" office:value-type="float" office:value="13.6">
            <text:p>13.6</text:p>
          </table:table-cell>
          <table:table-cell/>
          <table:table-cell office:value-type="string">
            <text:p>Minimum</text:p>
          </table:table-cell>
          <table:table-cell table:formula="of:=MIN([.$C$253:.$C$288])" office:value-type="float" office:value="15.25">
            <text:p>15.25</text:p>
          </table:table-cell>
          <table:table-cell/>
          <table:table-cell office:value-type="string">
            <text:p>Minimum</text:p>
          </table:table-cell>
          <table:table-cell table:formula="of:=MIN([.$C$289:.$C$360])" office:value-type="float" office:value="4.4">
            <text:p>4.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5.2">
            <text:p>165.2</text:p>
          </table:table-cell>
          <table:table-cell office:value-type="string">
            <text:p>4_8_20_60</text:p>
          </table:table-cell>
          <table:table-cell table:number-columns-repeated="2"/>
          <table:table-cell office:value-type="string">
            <text:p>Maximum</text:p>
          </table:table-cell>
          <table:table-cell table:formula="of:=MAX([.$C$1:.$C$48])" office:value-type="float" office:value="229.8">
            <text:p>229.8</text:p>
          </table:table-cell>
          <table:table-cell/>
          <table:table-cell office:value-type="string">
            <text:p>Maximum</text:p>
          </table:table-cell>
          <table:table-cell table:formula="of:=MAX([.$C$49:.$C$168])" office:value-type="float" office:value="181.6">
            <text:p>181.6</text:p>
          </table:table-cell>
          <table:table-cell/>
          <table:table-cell office:value-type="string">
            <text:p>Maximum</text:p>
          </table:table-cell>
          <table:table-cell table:formula="of:=MAX([.$C$169:.$C$252])" office:value-type="float" office:value="207.2">
            <text:p>207.2</text:p>
          </table:table-cell>
          <table:table-cell/>
          <table:table-cell office:value-type="string">
            <text:p>Maximum</text:p>
          </table:table-cell>
          <table:table-cell table:formula="of:=MAX([.$C$253:.$C$288])" office:value-type="float" office:value="219.8">
            <text:p>219.8</text:p>
          </table:table-cell>
          <table:table-cell/>
          <table:table-cell office:value-type="string">
            <text:p>Maximum</text:p>
          </table:table-cell>
          <table:table-cell table:formula="of:=MAX([.$C$289:.$C$360])" office:value-type="float" office:value="119.4">
            <text:p>119.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5.2">
            <text:p>165.2</text:p>
          </table:table-cell>
          <table:table-cell office:value-type="string">
            <text:p>8_8_20_60</text:p>
          </table:table-cell>
          <table:table-cell table:number-columns-repeated="2"/>
          <table:table-cell office:value-type="string">
            <text:p>Sum</text:p>
          </table:table-cell>
          <table:table-cell table:formula="of:=SUM([.$C$1:.$C$48])" office:value-type="float" office:value="7994.2">
            <text:p>7994.2</text:p>
          </table:table-cell>
          <table:table-cell/>
          <table:table-cell office:value-type="string">
            <text:p>Sum</text:p>
          </table:table-cell>
          <table:table-cell table:formula="of:=SUM([.$C$49:.$C$168])" office:value-type="float" office:value="13507.2">
            <text:p>13507.2</text:p>
          </table:table-cell>
          <table:table-cell/>
          <table:table-cell office:value-type="string">
            <text:p>Sum</text:p>
          </table:table-cell>
          <table:table-cell table:formula="of:=SUM([.$C$169:.$C$252])" office:value-type="float" office:value="10066.4">
            <text:p>10066.4</text:p>
          </table:table-cell>
          <table:table-cell/>
          <table:table-cell office:value-type="string">
            <text:p>Sum</text:p>
          </table:table-cell>
          <table:table-cell table:formula="of:=SUM([.$C$253:.$C$288])" office:value-type="float" office:value="3587.05">
            <text:p>3587.05</text:p>
          </table:table-cell>
          <table:table-cell/>
          <table:table-cell office:value-type="string">
            <text:p>Sum</text:p>
          </table:table-cell>
          <table:table-cell table:formula="of:=SUM([.$C$289:.$C$360])" office:value-type="float" office:value="2522.6">
            <text:p>2522.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7.8">
            <text:p>167.8</text:p>
          </table:table-cell>
          <table:table-cell office:value-type="string">
            <text:p>8_4_20_90</text:p>
          </table:table-cell>
          <table:table-cell table:number-columns-repeated="2"/>
          <table:table-cell office:value-type="string">
            <text:p>Count</text:p>
          </table:table-cell>
          <table:table-cell table:formula="of:=COUNT([.$C$1:.$C$48])" office:value-type="float" office:value="48">
            <text:p>48</text:p>
          </table:table-cell>
          <table:table-cell/>
          <table:table-cell office:value-type="string">
            <text:p>Count</text:p>
          </table:table-cell>
          <table:table-cell table:formula="of:=COUNT([.$C$49:.$C$168])" office:value-type="float" office:value="120">
            <text:p>120</text:p>
          </table:table-cell>
          <table:table-cell/>
          <table:table-cell office:value-type="string">
            <text:p>Count</text:p>
          </table:table-cell>
          <table:table-cell table:formula="of:=COUNT([.$C$169:.$C$252])" office:value-type="float" office:value="84">
            <text:p>84</text:p>
          </table:table-cell>
          <table:table-cell/>
          <table:table-cell office:value-type="string">
            <text:p>Count</text:p>
          </table:table-cell>
          <table:table-cell table:formula="of:=COUNT([.$C$253:.$C$288])" office:value-type="float" office:value="36">
            <text:p>36</text:p>
          </table:table-cell>
          <table:table-cell/>
          <table:table-cell office:value-type="string">
            <text:p>Count</text:p>
          </table:table-cell>
          <table:table-cell table:formula="of:=COUNT([.$C$289:.$C$360])"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68">
            <text:p>168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71.8">
            <text:p>171.8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87.2">
            <text:p>187.2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02.6">
            <text:p>202.6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135.2">
            <text:p>135.2</text:p>
          </table:table-cell>
          <table:table-cell table:style-name="ce2"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36.6">
            <text:p>136.6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37.2">
            <text:p>137.2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59.8">
            <text:p>159.8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79.2">
            <text:p>179.2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5.2">
            <text:p>185.2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5.8">
            <text:p>185.8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9">
            <text:p>189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89.6">
            <text:p>189.6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96.6">
            <text:p>196.6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02">
            <text:p>202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19.4">
            <text:p>19.4</text:p>
          </table:table-cell>
          <table:table-cell table:style-name="ce2"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34.8">
            <text:p>34.8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54.4">
            <text:p>54.4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63.6">
            <text:p>63.6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83.2">
            <text:p>83.2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87.4">
            <text:p>87.4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88.6">
            <text:p>88.6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07.8">
            <text:p>107.8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11.6">
            <text:p>111.6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34">
            <text:p>134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34.4">
            <text:p>134.4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52.8">
            <text:p>152.8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54.4">
            <text:p>54.4</text:p>
          </table:table-cell>
          <table:table-cell table:style-name="ce2"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56.4">
            <text:p>56.4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59.4">
            <text:p>59.4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2.6">
            <text:p>62.6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4.4">
            <text:p>64.4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8.8">
            <text:p>68.8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69.2">
            <text:p>69.2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91.8">
            <text:p>91.8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07.8">
            <text:p>107.8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08.4">
            <text:p>108.4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23">
            <text:p>123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26.6">
            <text:p>126.6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95.6">
            <text:p>95.6</text:p>
          </table:table-cell>
          <table:table-cell table:style-name="ce2"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97.8">
            <text:p>97.8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00.2">
            <text:p>100.2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02.6">
            <text:p>102.6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17">
            <text:p>117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0.6">
            <text:p>120.6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2.4">
            <text:p>122.4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7.2">
            <text:p>127.2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28.4">
            <text:p>128.4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34">
            <text:p>134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43.6">
            <text:p>143.6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58">
            <text:p>158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125.2">
            <text:p>125.2</text:p>
          </table:table-cell>
          <table:table-cell table:style-name="ce2"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32.6">
            <text:p>132.6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45.6">
            <text:p>145.6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47">
            <text:p>147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48.6">
            <text:p>148.6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1">
            <text:p>151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3.6">
            <text:p>153.6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6">
            <text:p>156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57.2">
            <text:p>157.2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60.4">
            <text:p>160.4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65.8">
            <text:p>165.8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76.8">
            <text:p>176.8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91">
            <text:p>91</text:p>
          </table:table-cell>
          <table:table-cell table:style-name="ce2"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13.2">
            <text:p>113.2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14.4">
            <text:p>114.4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26.6">
            <text:p>126.6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0.6">
            <text:p>140.6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3">
            <text:p>143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3.8">
            <text:p>143.8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0.8">
            <text:p>160.8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1.2">
            <text:p>161.2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6.6">
            <text:p>166.6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68.2">
            <text:p>168.2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75.4">
            <text:p>175.4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93.6">
            <text:p>93.6</text:p>
          </table:table-cell>
          <table:table-cell table:style-name="ce2"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94.6">
            <text:p>94.6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14.6">
            <text:p>114.6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18.2">
            <text:p>118.2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21.8">
            <text:p>121.8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25.6">
            <text:p>125.6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26.6">
            <text:p>126.6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37.2">
            <text:p>137.2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60">
            <text:p>160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63.8">
            <text:p>163.8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65.6">
            <text:p>165.6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81.6">
            <text:p>181.6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5.4">
            <text:p>25.4</text:p>
          </table:table-cell>
          <table:table-cell table:style-name="ce2"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6">
            <text:p>26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8">
            <text:p>28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3.2">
            <text:p>33.2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8.2">
            <text:p>38.2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9">
            <text:p>39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49.8">
            <text:p>49.8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71.4">
            <text:p>71.4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71.8">
            <text:p>71.8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98.2">
            <text:p>98.2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02.4">
            <text:p>102.4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82.4">
            <text:p>82.4</text:p>
          </table:table-cell>
          <table:table-cell table:style-name="ce2"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92.6">
            <text:p>92.6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99.4">
            <text:p>99.4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06.6">
            <text:p>106.6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12.8">
            <text:p>112.8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0.8">
            <text:p>120.8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1.8">
            <text:p>121.8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2.4">
            <text:p>122.4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27.6">
            <text:p>127.6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41.6">
            <text:p>141.6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41.8">
            <text:p>141.8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77.6">
            <text:p>77.6</text:p>
          </table:table-cell>
          <table:table-cell table:style-name="ce2"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86.8">
            <text:p>86.8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88">
            <text:p>88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90">
            <text:p>90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93.8">
            <text:p>93.8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12.6">
            <text:p>112.6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13.6">
            <text:p>113.6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18.6">
            <text:p>118.6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23">
            <text:p>123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24.8">
            <text:p>124.8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32.4">
            <text:p>132.4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37">
            <text:p>137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79.8">
            <text:p>79.8</text:p>
          </table:table-cell>
          <table:table-cell table:style-name="ce2"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99.4">
            <text:p>99.4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14.6">
            <text:p>114.6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23.4">
            <text:p>123.4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28.4">
            <text:p>128.4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34">
            <text:p>134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3.2">
            <text:p>143.2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7">
            <text:p>147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49.4">
            <text:p>149.4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55">
            <text:p>155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56.6">
            <text:p>156.6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62.6">
            <text:p>62.6</text:p>
          </table:table-cell>
          <table:table-cell table:style-name="ce2"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9.4">
            <text:p>79.4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82">
            <text:p>82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82.6">
            <text:p>82.6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90.8">
            <text:p>90.8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94.8">
            <text:p>94.8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95">
            <text:p>95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02">
            <text:p>102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07">
            <text:p>107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17.6">
            <text:p>117.6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20.4">
            <text:p>120.4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130.4">
            <text:p>130.4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123">
            <text:p>123</text:p>
          </table:table-cell>
          <table:table-cell table:style-name="ce2"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26.6">
            <text:p>126.6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33.4">
            <text:p>133.4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35.6">
            <text:p>135.6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44.6">
            <text:p>144.6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46.8">
            <text:p>146.8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57.8">
            <text:p>157.8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59.6">
            <text:p>159.6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72">
            <text:p>172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77.6">
            <text:p>177.6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01.2">
            <text:p>201.2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13.6">
            <text:p>13.6</text:p>
          </table:table-cell>
          <table:table-cell table:style-name="ce2"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53.6">
            <text:p>53.6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75.8">
            <text:p>75.8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2">
            <text:p>82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5.8">
            <text:p>85.8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9">
            <text:p>89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89.4">
            <text:p>89.4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09.8">
            <text:p>109.8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13.2">
            <text:p>113.2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16.4">
            <text:p>116.4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88.2">
            <text:p>88.2</text:p>
          </table:table-cell>
          <table:table-cell table:style-name="ce2"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92">
            <text:p>92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94.2">
            <text:p>94.2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09">
            <text:p>109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12.8">
            <text:p>112.8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26.2">
            <text:p>126.2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43">
            <text:p>143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43.2">
            <text:p>143.2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45.6">
            <text:p>145.6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66.4">
            <text:p>166.4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79.4">
            <text:p>179.4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05.2">
            <text:p>205.2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66.2">
            <text:p>66.2</text:p>
          </table:table-cell>
          <table:table-cell table:style-name="ce2"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69">
            <text:p>69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0.2">
            <text:p>70.2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1">
            <text:p>71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3.4">
            <text:p>73.4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77">
            <text:p>77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80">
            <text:p>80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86">
            <text:p>86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92.8">
            <text:p>92.8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95.8">
            <text:p>95.8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00.2">
            <text:p>100.2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18.6">
            <text:p>118.6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83.4">
            <text:p>83.4</text:p>
          </table:table-cell>
          <table:table-cell table:style-name="ce2"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89.8">
            <text:p>89.8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95.6">
            <text:p>95.6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95.6">
            <text:p>95.6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99">
            <text:p>99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13.2">
            <text:p>113.2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18.2">
            <text:p>118.2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24.4">
            <text:p>124.4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27.2">
            <text:p>127.2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34">
            <text:p>134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34">
            <text:p>134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91.2">
            <text:p>191.2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22.4">
            <text:p>122.4</text:p>
          </table:table-cell>
          <table:table-cell table:style-name="ce2"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42.2">
            <text:p>142.2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58">
            <text:p>158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59">
            <text:p>159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63.4">
            <text:p>163.4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84">
            <text:p>184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89.2">
            <text:p>189.2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0">
            <text:p>190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1.2">
            <text:p>191.2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9">
            <text:p>199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99.4">
            <text:p>199.4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07.2">
            <text:p>207.2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1.8">
            <text:p>21.8</text:p>
          </table:table-cell>
          <table:table-cell table:style-name="ce2"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2.4">
            <text:p>22.4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55.4">
            <text:p>55.4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24.6">
            <text:p>124.6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38.2">
            <text:p>138.2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41">
            <text:p>141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81.8">
            <text:p>181.8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92.6">
            <text:p>192.6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19.8">
            <text:p>219.8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5.25">
            <text:p>15.25</text:p>
          </table:table-cell>
          <table:table-cell table:style-name="ce2" office:value-type="string">
            <text:p>8_4_15_9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23.6">
            <text:p>23.6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64.4">
            <text:p>64.4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74.2">
            <text:p>74.2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74.6">
            <text:p>74.6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3.6">
            <text:p>93.6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4.4">
            <text:p>94.4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99.6">
            <text:p>99.6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30.4">
            <text:p>130.4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33.8">
            <text:p>133.8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46.2">
            <text:p>146.2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76.4">
            <text:p>176.4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1.6">
            <text:p>21.6</text:p>
          </table:table-cell>
          <table:table-cell table:style-name="ce2"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21.8">
            <text:p>21.8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40.4">
            <text:p>40.4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64.2">
            <text:p>64.2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89.4">
            <text:p>89.4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90.6">
            <text:p>90.6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12">
            <text:p>112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24.6">
            <text:p>124.6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25.6">
            <text:p>125.6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31.4">
            <text:p>131.4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47">
            <text:p>147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69.4">
            <text:p>169.4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9.2">
            <text:p>9.2</text:p>
          </table:table-cell>
          <table:table-cell table:style-name="ce2"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9.4">
            <text:p>9.4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0">
            <text:p>10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0.8">
            <text:p>10.8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1.2">
            <text:p>11.2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1.2">
            <text:p>11.2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2.6">
            <text:p>12.6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3.6">
            <text:p>13.6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8">
            <text:p>18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22.8">
            <text:p>22.8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24">
            <text:p>24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24.2">
            <text:p>24.2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4.4">
            <text:p>4.4</text:p>
          </table:table-cell>
          <table:table-cell table:style-name="ce2"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.6">
            <text:p>4.6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6">
            <text:p>6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2.2">
            <text:p>12.2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2.6">
            <text:p>12.6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3.6">
            <text:p>13.6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4.6">
            <text:p>14.6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15.6">
            <text:p>15.6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26">
            <text:p>26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0">
            <text:p>40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1.8">
            <text:p>41.8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4.4">
            <text:p>44.4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7.2">
            <text:p>7.2</text:p>
          </table:table-cell>
          <table:table-cell table:style-name="ce2"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.4">
            <text:p>7.4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8">
            <text:p>8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9.2">
            <text:p>9.2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9.8">
            <text:p>9.8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1">
            <text:p>11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2.4">
            <text:p>12.4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7.4">
            <text:p>17.4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21.8">
            <text:p>21.8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51.4">
            <text:p>51.4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51.8">
            <text:p>51.8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46.4">
            <text:p>46.4</text:p>
          </table:table-cell>
          <table:table-cell table:style-name="ce2"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58.6">
            <text:p>58.6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59.8">
            <text:p>59.8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60.8">
            <text:p>60.8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  <table:table-cell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75.6">
            <text:p>75.6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79.2">
            <text:p>79.2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80">
            <text:p>80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90.2">
            <text:p>90.2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94.2">
            <text:p>94.2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99.6">
            <text:p>99.6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100">
            <text:p>100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10.8">
            <text:p>10.8</text:p>
          </table:table-cell>
          <table:table-cell table:style-name="ce2"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3">
            <text:p>13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3.6">
            <text:p>13.6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5.6">
            <text:p>65.6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5.8">
            <text:p>65.8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6">
            <text:p>66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7.8">
            <text:p>67.8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68.8">
            <text:p>68.8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70.8">
            <text:p>70.8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71">
            <text:p>71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86">
            <text:p>86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19.4">
            <text:p>119.4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8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">
            <text:p>10</text:p>
          </table:table-cell>
          <table:table-cell office:value-type="string">
            <text:p>4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0.2">
            <text:p>10.2</text:p>
          </table:table-cell>
          <table:table-cell office:value-type="string">
            <text:p>8_4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1.4">
            <text:p>11.4</text:p>
          </table:table-cell>
          <table:table-cell office:value-type="string">
            <text:p>8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2.4">
            <text:p>12.4</text:p>
          </table:table-cell>
          <table:table-cell office:value-type="string">
            <text:p>8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3.2">
            <text:p>13.2</text:p>
          </table:table-cell>
          <table:table-cell office:value-type="string">
            <text:p>4_8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4">
            <text:p>14</text:p>
          </table:table-cell>
          <table:table-cell office:value-type="string">
            <text:p>4_4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8.2">
            <text:p>18.2</text:p>
          </table:table-cell>
          <table:table-cell office:value-type="string">
            <text:p>4_8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18.2">
            <text:p>18.2</text:p>
          </table:table-cell>
          <table:table-cell office:value-type="string">
            <text:p>4_8_20_9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28.4">
            <text:p>28.4</text:p>
          </table:table-cell>
          <table:table-cell office:value-type="string">
            <text:p>8_4_20_3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30">
            <text:p>30</text:p>
          </table:table-cell>
          <table:table-cell office:value-type="string">
            <text:p>4_4_20_60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40.4">
            <text:p>40.4</text:p>
          </table:table-cell>
          <table:table-cell office:value-type="string">
            <text:p>8_4_20_60</text:p>
          </table:table-cell>
          <table:table-cell table:number-columns-repeated="16"/>
        </table:table-row>
        <table:table-row table:style-name="ro1" table:number-rows-repeated="104821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llSort_TopRank" table:style-name="ta1">
        <table:shapes>
          <draw:frame draw:z-index="0" draw:style-name="gr1" svg:width="15.8878in" svg:height="9.7752in" svg:x="7.8736in" svg:y="4.2185in">
            <draw:object draw:notify-on-update-of-ranges="AllSort_TopRank.K6:AllSort_TopRank.W6 AllSort_TopRank.J7:AllSort_TopRank.J7 AllSort_TopRank.K7:AllSort_TopRank.W7 AllSort_TopRank.K8:AllSort_TopRank.W8 AllSort_TopRank.K8:AllSort_TopRank.W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6" table:default-cell-style-name="ce3"/>
        <table:table-column table:style-name="co5" table:number-columns-repeated="3" table:default-cell-style-name="Default"/>
        <table:table-column table:style-name="co16" table:default-cell-style-name="Default"/>
        <table:table-column table:style-name="co5" table:number-columns-repeated="18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53.8">
            <text:p>153.8</text:p>
          </table:table-cell>
          <table:table-cell table:style-name="ce2" office:value-type="string">
            <text:p>4_4_20_90</text:p>
          </table:table-cell>
          <table:table-cell table:number-columns-repeated="2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91.4">
            <text:p>91.4</text:p>
          </table:table-cell>
          <table:table-cell table:style-name="ce2" office:value-type="string">
            <text:p>4_8_20_60</text:p>
          </table:table-cell>
          <table:table-cell table:number-columns-repeated="2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150.4">
            <text:p>150.4</text:p>
          </table:table-cell>
          <table:table-cell table:style-name="ce2" office:value-type="string">
            <text:p>4_4_20_60</text:p>
          </table:table-cell>
          <table:table-cell table:number-columns-repeated="2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135.2">
            <text:p>135.2</text:p>
          </table:table-cell>
          <table:table-cell table:style-name="ce2" office:value-type="string">
            <text:p>4_4_20_60</text:p>
          </table:table-cell>
          <table:table-cell table:number-columns-repeated="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19.4">
            <text:p>19.4</text:p>
          </table:table-cell>
          <table:table-cell table:style-name="ce2" office:value-type="string">
            <text:p>4_4_20_90</text:p>
          </table:table-cell>
          <table:table-cell table:number-columns-repeated="3"/>
          <table:table-cell office:value-type="string">
            <text:p>All Top Randed</text:p>
          </table:table-cell>
          <table:table-cell table:number-columns-repeated="1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54.4">
            <text:p>54.4</text:p>
          </table:table-cell>
          <table:table-cell table:style-name="ce2" office:value-type="string">
            <text:p>8_8_20_30</text:p>
          </table:table-cell>
          <table:table-cell table:number-columns-repeated="2"/>
          <table:table-cell office:value-type="string">
            <text:p>Mean</text:p>
          </table:table-cell>
          <table:table-cell table:formula="of:=AVERAGE([.$C$1:.$C$30])" office:value-type="float" office:value="66.0083333333333">
            <text:p>66.0083333333</text:p>
          </table:table-cell>
          <table:table-cell table:number-columns-repeated="2"/>
          <table:table-cell office:value-type="string">
            <text:p>Cluster 1</text:p>
          </table:table-cell>
          <table:table-cell table:number-columns-repeated="2"/>
          <table:table-cell office:value-type="string">
            <text:p>Cluster 2</text:p>
          </table:table-cell>
          <table:table-cell table:number-columns-repeated="2"/>
          <table:table-cell office:value-type="string">
            <text:p>Cluster 3</text:p>
          </table:table-cell>
          <table:table-cell table:number-columns-repeated="2"/>
          <table:table-cell office:value-type="string">
            <text:p>Cluster 4</text:p>
          </table:table-cell>
          <table:table-cell table:number-columns-repeated="2"/>
          <table:table-cell office:value-type="string">
            <text:p>Cluster 5</text:p>
          </table:table-cell>
          <table:table-cell table:number-columns-repeated="3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95.6">
            <text:p>95.6</text:p>
          </table:table-cell>
          <table:table-cell table:style-name="ce2" office:value-type="string">
            <text:p>8_8_20_30</text:p>
          </table:table-cell>
          <table:table-cell table:number-columns-repeated="2"/>
          <table:table-cell office:value-type="string">
            <text:p>Standard Error</text:p>
          </table:table-cell>
          <table:table-cell table:formula="of:=SQRT(VAR([.$C$1:.$C$30])/COUNT([.$C$1:.$C$30]))" office:value-type="float" office:value="8.59189142040777">
            <text:p>8.5918914204</text:p>
          </table:table-cell>
          <table:table-cell/>
          <table:table-cell office:value-type="string">
            <text:p>Top Rank Mean</text:p>
          </table:table-cell>
          <table:table-cell table:formula="of:=AVERAGE([.$C$1:.$C$4])" office:value-type="float" office:value="132.7">
            <text:p>132.7</text:p>
          </table:table-cell>
          <table:table-cell/>
          <table:table-cell office:value-type="string">
            <text:p>Mean</text:p>
          </table:table-cell>
          <table:table-cell table:formula="of:=AVERAGE([.$C$5:.$C$14])" office:value-type="float" office:value="74.44">
            <text:p>74.44</text:p>
          </table:table-cell>
          <table:table-cell/>
          <table:table-cell office:value-type="string">
            <text:p>Mean</text:p>
          </table:table-cell>
          <table:table-cell table:formula="of:=AVERAGE([.$C$15:.$C$21])" office:value-type="float" office:value="79.9142857142857">
            <text:p>79.9142857143</text:p>
          </table:table-cell>
          <table:table-cell/>
          <table:table-cell office:value-type="string">
            <text:p>Mean</text:p>
          </table:table-cell>
          <table:table-cell table:formula="of:=AVERAGE([.$C$22:.$C$24])" office:value-type="float" office:value="19.55">
            <text:p>19.55</text:p>
          </table:table-cell>
          <table:table-cell/>
          <table:table-cell office:value-type="string">
            <text:p>Mean</text:p>
          </table:table-cell>
          <table:table-cell table:formula="of:=AVERAGE([.$C$25:.$C$30])" office:value-type="float" office:value="14.5">
            <text:p>14.5</text:p>
          </table:table-cell>
          <table:table-cell table:number-columns-repeated="2"/>
          <table:table-cell table:formula="of:=[.K7]/[.T7]" office:value-type="float" office:value="6.78772378516624">
            <text:p>6.7877237852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125.2">
            <text:p>125.2</text:p>
          </table:table-cell>
          <table:table-cell table:style-name="ce2" office:value-type="string">
            <text:p>4_8_20_60</text:p>
          </table:table-cell>
          <table:table-cell table:number-columns-repeated="2"/>
          <table:table-cell office:value-type="string">
            <text:p>Mode</text:p>
          </table:table-cell>
          <table:table-cell table:number-columns-repeated="2"/>
          <table:table-cell office:value-type="string">
            <text:p>Standard Error</text:p>
          </table:table-cell>
          <table:table-cell table:formula="of:=SQRT(VAR([.$C$1:.$C$4])/COUNT([.$C$1:.$C$4]))" office:value-type="float" office:value="14.3481706150993">
            <text:p>14.3481706151</text:p>
          </table:table-cell>
          <table:table-cell/>
          <table:table-cell office:value-type="string">
            <text:p>Standard Error</text:p>
          </table:table-cell>
          <table:table-cell table:formula="of:=SQRT(VAR([.$C$5:.$C$14])/COUNT([.$C$5:.$C$14]))" office:value-type="float" office:value="10.3299263200556">
            <text:p>10.3299263201</text:p>
          </table:table-cell>
          <table:table-cell/>
          <table:table-cell office:value-type="string">
            <text:p>Standard Error</text:p>
          </table:table-cell>
          <table:table-cell table:formula="of:=SQRT(VAR([.$C$15:.$C$21])/COUNT([.$C$15:.$C$21]))" office:value-type="float" office:value="14.3325043266035">
            <text:p>14.3325043266</text:p>
          </table:table-cell>
          <table:table-cell/>
          <table:table-cell office:value-type="string">
            <text:p>Standard Error</text:p>
          </table:table-cell>
          <table:table-cell table:formula="of:=SQRT(VAR([.$C$22:.$C$24])/COUNT([.$C$22:.$C$24]))" office:value-type="float" office:value="2.15077505409872">
            <text:p>2.1507750541</text:p>
          </table:table-cell>
          <table:table-cell/>
          <table:table-cell office:value-type="string">
            <text:p>Standard Error</text:p>
          </table:table-cell>
          <table:table-cell table:formula="of:=SQRT(VAR([.$C$25:.$C$30])/COUNT([.$C$25:.$C$30]))" office:value-type="float" office:value="6.44189413138713">
            <text:p>6.4418941314</text:p>
          </table:table-cell>
          <table:table-cell table:number-columns-repeated="2"/>
          <table:table-cell table:formula="of:=[.K7]/[.W7]" office:value-type="float" office:value="9.15172413793103">
            <text:p>9.1517241379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91">
            <text:p>91</text:p>
          </table:table-cell>
          <table:table-cell table:style-name="ce2" office:value-type="string">
            <text:p>8_8_20_30</text:p>
          </table:table-cell>
          <table:table-cell table:number-columns-repeated="2"/>
          <table:table-cell office:value-type="string">
            <text:p>Median</text:p>
          </table:table-cell>
          <table:table-cell table:formula="of:=MEDIAN([.$C$1:.$C$30])" office:value-type="float" office:value="71.9">
            <text:p>71.9</text:p>
          </table:table-cell>
          <table:table-cell/>
          <table:table-cell office:value-type="string">
            <text:p>Mode</text:p>
          </table:table-cell>
          <table:table-cell table:formula="of:=MODE([.$C$1:.$C$4])" office:value-type="float" office:value="0">
            <text:p>#VALUE!</text:p>
          </table:table-cell>
          <table:table-cell/>
          <table:table-cell office:value-type="string">
            <text:p>Mode</text:p>
          </table:table-cell>
          <table:table-cell table:formula="of:=MODE([.$C$5:.$C$14])" office:value-type="float" office:value="0">
            <text:p>#VALUE!</text:p>
          </table:table-cell>
          <table:table-cell/>
          <table:table-cell office:value-type="string">
            <text:p>Mode</text:p>
          </table:table-cell>
          <table:table-cell table:formula="of:=MODE([.$C$15:.$C$21])" office:value-type="float" office:value="0">
            <text:p>#VALUE!</text:p>
          </table:table-cell>
          <table:table-cell/>
          <table:table-cell office:value-type="string">
            <text:p>Mode</text:p>
          </table:table-cell>
          <table:table-cell table:formula="of:=MODE([.$C$22:.$C$24])" office:value-type="float" office:value="0">
            <text:p>#VALUE!</text:p>
          </table:table-cell>
          <table:table-cell/>
          <table:table-cell office:value-type="string">
            <text:p>Mode</text:p>
          </table:table-cell>
          <table:table-cell table:formula="of:=MODE([.$C$25:.$C$30])" office:value-type="float" office:value="0">
            <text:p>#VALUE!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93.6">
            <text:p>93.6</text:p>
          </table:table-cell>
          <table:table-cell table:style-name="ce2" office:value-type="string">
            <text:p>4_4_20_90</text:p>
          </table:table-cell>
          <table:table-cell table:number-columns-repeated="2"/>
          <table:table-cell office:value-type="string">
            <text:p>Variance</text:p>
          </table:table-cell>
          <table:table-cell table:formula="of:=VAR([.$C$1:.$C$30])" office:value-type="float" office:value="2214.6179454023">
            <text:p>2214.6179454023</text:p>
          </table:table-cell>
          <table:table-cell/>
          <table:table-cell office:value-type="string">
            <text:p>Median</text:p>
          </table:table-cell>
          <table:table-cell table:formula="of:=MEDIAN([.$C$1:.$C$4])" office:value-type="float" office:value="142.8">
            <text:p>142.8</text:p>
          </table:table-cell>
          <table:table-cell/>
          <table:table-cell office:value-type="string">
            <text:p>Median</text:p>
          </table:table-cell>
          <table:table-cell table:formula="of:=MEDIAN([.$C$5:.$C$14])" office:value-type="float" office:value="81.1">
            <text:p>81.1</text:p>
          </table:table-cell>
          <table:table-cell/>
          <table:table-cell office:value-type="string">
            <text:p>Median</text:p>
          </table:table-cell>
          <table:table-cell table:formula="of:=MEDIAN([.$C$15:.$C$21])" office:value-type="float" office:value="83.4">
            <text:p>83.4</text:p>
          </table:table-cell>
          <table:table-cell/>
          <table:table-cell office:value-type="string">
            <text:p>Median</text:p>
          </table:table-cell>
          <table:table-cell table:formula="of:=MEDIAN([.$C$22:.$C$24])" office:value-type="float" office:value="21.6">
            <text:p>21.6</text:p>
          </table:table-cell>
          <table:table-cell/>
          <table:table-cell office:value-type="string">
            <text:p>Median</text:p>
          </table:table-cell>
          <table:table-cell table:formula="of:=MEDIAN([.$C$25:.$C$30])" office:value-type="float" office:value="9.1">
            <text:p>9.1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5.4">
            <text:p>25.4</text:p>
          </table:table-cell>
          <table:table-cell table:style-name="ce2" office:value-type="string">
            <text:p>4_4_20_30</text:p>
          </table:table-cell>
          <table:table-cell table:number-columns-repeated="2"/>
          <table:table-cell office:value-type="string">
            <text:p>Standard Deviation</text:p>
          </table:table-cell>
          <table:table-cell table:formula="of:=STDEV([.$C$1:.$C$30])" office:value-type="float" office:value="47.0597274259244">
            <text:p>47.0597274259</text:p>
          </table:table-cell>
          <table:table-cell/>
          <table:table-cell office:value-type="string">
            <text:p>Variance</text:p>
          </table:table-cell>
          <table:table-cell table:formula="of:=VAR([.$C$1:.$C$4])" office:value-type="float" office:value="823.48">
            <text:p>823.48</text:p>
          </table:table-cell>
          <table:table-cell/>
          <table:table-cell office:value-type="string">
            <text:p>Variance</text:p>
          </table:table-cell>
          <table:table-cell table:formula="of:=VAR([.$C$5:.$C$14])" office:value-type="float" office:value="1067.07377777778">
            <text:p>1067.0737777778</text:p>
          </table:table-cell>
          <table:table-cell/>
          <table:table-cell office:value-type="string">
            <text:p>Variance</text:p>
          </table:table-cell>
          <table:table-cell table:formula="of:=VAR([.$C$15:.$C$21])" office:value-type="float" office:value="1437.94476190476">
            <text:p>1437.9447619048</text:p>
          </table:table-cell>
          <table:table-cell/>
          <table:table-cell office:value-type="string">
            <text:p>Variance</text:p>
          </table:table-cell>
          <table:table-cell table:formula="of:=VAR([.$C$22:.$C$24])" office:value-type="float" office:value="13.8775">
            <text:p>13.8775</text:p>
          </table:table-cell>
          <table:table-cell/>
          <table:table-cell office:value-type="string">
            <text:p>Variance</text:p>
          </table:table-cell>
          <table:table-cell table:formula="of:=VAR([.$C$25:.$C$30])" office:value-type="float" office:value="248.988">
            <text:p>248.988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82.4">
            <text:p>82.4</text:p>
          </table:table-cell>
          <table:table-cell table:style-name="ce2" office:value-type="string">
            <text:p>4_4_20_90</text:p>
          </table:table-cell>
          <table:table-cell table:number-columns-repeated="2"/>
          <table:table-cell office:value-type="string">
            <text:p>Kurtosis</text:p>
          </table:table-cell>
          <table:table-cell table:formula="of:=KURT([.$C$1:.$C$30])" office:value-type="float" office:value="-1.13418085187625">
            <text:p>-1.1341808519</text:p>
          </table:table-cell>
          <table:table-cell/>
          <table:table-cell office:value-type="string">
            <text:p>Standard Deviation</text:p>
          </table:table-cell>
          <table:table-cell table:formula="of:=STDEV([.$C$1:.$C$4])" office:value-type="float" office:value="28.6963412301987">
            <text:p>28.6963412302</text:p>
          </table:table-cell>
          <table:table-cell/>
          <table:table-cell office:value-type="string">
            <text:p>Standard Deviation</text:p>
          </table:table-cell>
          <table:table-cell table:formula="of:=STDEV([.$C$5:.$C$14])" office:value-type="float" office:value="32.6660952330972">
            <text:p>32.6660952331</text:p>
          </table:table-cell>
          <table:table-cell/>
          <table:table-cell office:value-type="string">
            <text:p>Standard Deviation</text:p>
          </table:table-cell>
          <table:table-cell table:formula="of:=STDEV([.$C$15:.$C$21])" office:value-type="float" office:value="37.9202421129502">
            <text:p>37.920242113</text:p>
          </table:table-cell>
          <table:table-cell/>
          <table:table-cell office:value-type="string">
            <text:p>Standard Deviation</text:p>
          </table:table-cell>
          <table:table-cell table:formula="of:=STDEV([.$C$22:.$C$24])" office:value-type="float" office:value="3.72525166935068">
            <text:p>3.7252516694</text:p>
          </table:table-cell>
          <table:table-cell/>
          <table:table-cell office:value-type="string">
            <text:p>Standard Deviation</text:p>
          </table:table-cell>
          <table:table-cell table:formula="of:=STDEV([.$C$25:.$C$30])" office:value-type="float" office:value="15.7793535989279">
            <text:p>15.7793535989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77.6">
            <text:p>77.6</text:p>
          </table:table-cell>
          <table:table-cell table:style-name="ce2" office:value-type="string">
            <text:p>8_8_20_30</text:p>
          </table:table-cell>
          <table:table-cell table:number-columns-repeated="2"/>
          <table:table-cell office:value-type="string">
            <text:p>Skewness</text:p>
          </table:table-cell>
          <table:table-cell table:formula="of:=SKEW([.$C$1:.$C$30])" office:value-type="float" office:value="0.242575090669305">
            <text:p>0.2425750907</text:p>
          </table:table-cell>
          <table:table-cell/>
          <table:table-cell office:value-type="string">
            <text:p>Kurtosis</text:p>
          </table:table-cell>
          <table:table-cell table:formula="of:=KURT([.$C$1:.$C$4])" office:value-type="float" office:value="2.25819061943054">
            <text:p>2.2581906194</text:p>
          </table:table-cell>
          <table:table-cell/>
          <table:table-cell office:value-type="string">
            <text:p>Kurtosis</text:p>
          </table:table-cell>
          <table:table-cell table:formula="of:=KURT([.$C$5:.$C$14])" office:value-type="float" office:value="-0.0885587337439553">
            <text:p>-0.0885587337</text:p>
          </table:table-cell>
          <table:table-cell/>
          <table:table-cell office:value-type="string">
            <text:p>Kurtosis</text:p>
          </table:table-cell>
          <table:table-cell table:formula="of:=KURT([.$C$15:.$C$21])" office:value-type="float" office:value="0.507155590659797">
            <text:p>0.5071555907</text:p>
          </table:table-cell>
          <table:table-cell/>
          <table:table-cell office:value-type="string">
            <text:p>Kurtosis</text:p>
          </table:table-cell>
          <table:table-cell table:formula="of:=KURT([.$C$22:.$C$24])" office:value-type="float" office:value="0">
            <text:p>#VALUE!</text:p>
          </table:table-cell>
          <table:table-cell/>
          <table:table-cell office:value-type="string">
            <text:p>Kurtosis</text:p>
          </table:table-cell>
          <table:table-cell table:formula="of:=KURT([.$C$25:.$C$30])" office:value-type="float" office:value="5.61332713399193">
            <text:p>5.613327134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79.8">
            <text:p>79.8</text:p>
          </table:table-cell>
          <table:table-cell table:style-name="ce2" office:value-type="string">
            <text:p>4_4_20_60</text:p>
          </table:table-cell>
          <table:table-cell table:number-columns-repeated="2"/>
          <table:table-cell office:value-type="string">
            <text:p>Range</text:p>
          </table:table-cell>
          <table:table-cell table:formula="of:=MAX([.$C$1:.$C$30])-MIN([.$C$1:.$C$30])" office:value-type="float" office:value="149.4">
            <text:p>149.4</text:p>
          </table:table-cell>
          <table:table-cell/>
          <table:table-cell office:value-type="string">
            <text:p>Skewness</text:p>
          </table:table-cell>
          <table:table-cell table:formula="of:=SKEW([.$C$1:.$C$4])" office:value-type="float" office:value="-1.56547274133162">
            <text:p>-1.5654727413</text:p>
          </table:table-cell>
          <table:table-cell/>
          <table:table-cell office:value-type="string">
            <text:p>Skewness</text:p>
          </table:table-cell>
          <table:table-cell table:formula="of:=SKEW([.$C$5:.$C$14])" office:value-type="float" office:value="-0.558619051448443">
            <text:p>-0.5586190514</text:p>
          </table:table-cell>
          <table:table-cell/>
          <table:table-cell office:value-type="string">
            <text:p>Skewness</text:p>
          </table:table-cell>
          <table:table-cell table:formula="of:=SKEW([.$C$15:.$C$21])" office:value-type="float" office:value="-0.608117494342945">
            <text:p>-0.6081174943</text:p>
          </table:table-cell>
          <table:table-cell/>
          <table:table-cell office:value-type="string">
            <text:p>Skewness</text:p>
          </table:table-cell>
          <table:table-cell table:formula="of:=SKEW([.$C$22:.$C$24])" office:value-type="float" office:value="-1.72643604406471">
            <text:p>-1.7264360441</text:p>
          </table:table-cell>
          <table:table-cell/>
          <table:table-cell office:value-type="string">
            <text:p>Skewness</text:p>
          </table:table-cell>
          <table:table-cell table:formula="of:=SKEW([.$C$25:.$C$30])" office:value-type="float" office:value="2.34239400057282">
            <text:p>2.3423940006</text:p>
          </table:table-cell>
          <table:table-cell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62.6">
            <text:p>62.6</text:p>
          </table:table-cell>
          <table:table-cell table:style-name="ce2" office:value-type="string">
            <text:p>8_8_20_60</text:p>
          </table:table-cell>
          <table:table-cell table:number-columns-repeated="2"/>
          <table:table-cell office:value-type="string">
            <text:p>Minimum</text:p>
          </table:table-cell>
          <table:table-cell table:formula="of:=MIN([.$C$1:.$C$30])" office:value-type="float" office:value="4.4">
            <text:p>4.4</text:p>
          </table:table-cell>
          <table:table-cell/>
          <table:table-cell office:value-type="string">
            <text:p>Range</text:p>
          </table:table-cell>
          <table:table-cell table:formula="of:=MAX([.$C$1:.$C$4])-MIN([.$C$1:.$C$4])" office:value-type="float" office:value="62.4">
            <text:p>62.4</text:p>
          </table:table-cell>
          <table:table-cell/>
          <table:table-cell office:value-type="string">
            <text:p>Range</text:p>
          </table:table-cell>
          <table:table-cell table:formula="of:=MAX([.$C$5:.$C$14])-MIN([.$C$5:.$C$14])" office:value-type="float" office:value="105.8">
            <text:p>105.8</text:p>
          </table:table-cell>
          <table:table-cell/>
          <table:table-cell office:value-type="string">
            <text:p>Range</text:p>
          </table:table-cell>
          <table:table-cell table:formula="of:=MAX([.$C$15:.$C$21])-MIN([.$C$15:.$C$21])" office:value-type="float" office:value="109.4">
            <text:p>109.4</text:p>
          </table:table-cell>
          <table:table-cell/>
          <table:table-cell office:value-type="string">
            <text:p>Range</text:p>
          </table:table-cell>
          <table:table-cell table:formula="of:=MAX([.$C$22:.$C$24])-MIN([.$C$22:.$C$24])" office:value-type="float" office:value="6.55">
            <text:p>6.55</text:p>
          </table:table-cell>
          <table:table-cell/>
          <table:table-cell office:value-type="string">
            <text:p>Range</text:p>
          </table:table-cell>
          <table:table-cell table:formula="of:=MAX([.$C$25:.$C$30])-MIN([.$C$25:.$C$30])" office:value-type="float" office:value="42">
            <text:p>42</text:p>
          </table:table-cell>
          <table:table-cell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123">
            <text:p>123</text:p>
          </table:table-cell>
          <table:table-cell table:style-name="ce2" office:value-type="string">
            <text:p>8_8_20_60</text:p>
          </table:table-cell>
          <table:table-cell table:number-columns-repeated="2"/>
          <table:table-cell office:value-type="string">
            <text:p>Maximum</text:p>
          </table:table-cell>
          <table:table-cell table:formula="of:=MAX([.$C$1:.$C$30])" office:value-type="float" office:value="153.8">
            <text:p>153.8</text:p>
          </table:table-cell>
          <table:table-cell/>
          <table:table-cell office:value-type="string">
            <text:p>Minimum</text:p>
          </table:table-cell>
          <table:table-cell table:formula="of:=MIN([.$C$1:.$C$4])" office:value-type="float" office:value="91.4">
            <text:p>91.4</text:p>
          </table:table-cell>
          <table:table-cell/>
          <table:table-cell office:value-type="string">
            <text:p>Minimum</text:p>
          </table:table-cell>
          <table:table-cell table:formula="of:=MIN([.$C$5:.$C$14])" office:value-type="float" office:value="19.4">
            <text:p>19.4</text:p>
          </table:table-cell>
          <table:table-cell/>
          <table:table-cell office:value-type="string">
            <text:p>Minimum</text:p>
          </table:table-cell>
          <table:table-cell table:formula="of:=MIN([.$C$15:.$C$21])" office:value-type="float" office:value="13.6">
            <text:p>13.6</text:p>
          </table:table-cell>
          <table:table-cell/>
          <table:table-cell office:value-type="string">
            <text:p>Minimum</text:p>
          </table:table-cell>
          <table:table-cell table:formula="of:=MIN([.$C$22:.$C$24])" office:value-type="float" office:value="15.25">
            <text:p>15.25</text:p>
          </table:table-cell>
          <table:table-cell/>
          <table:table-cell office:value-type="string">
            <text:p>Minimum</text:p>
          </table:table-cell>
          <table:table-cell table:formula="of:=MIN([.$C$25:.$C$30])" office:value-type="float" office:value="4.4">
            <text:p>4.4</text:p>
          </table:table-cell>
          <table:table-cell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13.6">
            <text:p>13.6</text:p>
          </table:table-cell>
          <table:table-cell table:style-name="ce2" office:value-type="string">
            <text:p>8_8_20_90</text:p>
          </table:table-cell>
          <table:table-cell table:number-columns-repeated="2"/>
          <table:table-cell office:value-type="string">
            <text:p>Sum</text:p>
          </table:table-cell>
          <table:table-cell table:formula="of:=SUM([.$C$1:.$C$30])" office:value-type="float" office:value="1980.25">
            <text:p>1980.25</text:p>
          </table:table-cell>
          <table:table-cell/>
          <table:table-cell office:value-type="string">
            <text:p>Maximum</text:p>
          </table:table-cell>
          <table:table-cell table:formula="of:=MAX([.$C$1:.$C$4])" office:value-type="float" office:value="153.8">
            <text:p>153.8</text:p>
          </table:table-cell>
          <table:table-cell/>
          <table:table-cell office:value-type="string">
            <text:p>Maximum</text:p>
          </table:table-cell>
          <table:table-cell table:formula="of:=MAX([.$C$5:.$C$14])" office:value-type="float" office:value="125.2">
            <text:p>125.2</text:p>
          </table:table-cell>
          <table:table-cell/>
          <table:table-cell office:value-type="string">
            <text:p>Maximum</text:p>
          </table:table-cell>
          <table:table-cell table:formula="of:=MAX([.$C$15:.$C$21])" office:value-type="float" office:value="123">
            <text:p>123</text:p>
          </table:table-cell>
          <table:table-cell/>
          <table:table-cell office:value-type="string">
            <text:p>Maximum</text:p>
          </table:table-cell>
          <table:table-cell table:formula="of:=MAX([.$C$22:.$C$24])" office:value-type="float" office:value="21.8">
            <text:p>21.8</text:p>
          </table:table-cell>
          <table:table-cell/>
          <table:table-cell office:value-type="string">
            <text:p>Maximum</text:p>
          </table:table-cell>
          <table:table-cell table:formula="of:=MAX([.$C$25:.$C$30])" office:value-type="float" office:value="46.4">
            <text:p>46.4</text:p>
          </table:table-cell>
          <table:table-cell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88.2">
            <text:p>88.2</text:p>
          </table:table-cell>
          <table:table-cell table:style-name="ce2" office:value-type="string">
            <text:p>8_4_20_60</text:p>
          </table:table-cell>
          <table:table-cell table:number-columns-repeated="2"/>
          <table:table-cell office:value-type="string">
            <text:p>Count</text:p>
          </table:table-cell>
          <table:table-cell table:formula="of:=COUNT([.$C$1:.$C$30])" office:value-type="float" office:value="30">
            <text:p>30</text:p>
          </table:table-cell>
          <table:table-cell/>
          <table:table-cell office:value-type="string">
            <text:p>Sum</text:p>
          </table:table-cell>
          <table:table-cell table:formula="of:=SUM([.$C$1:.$C$4])" office:value-type="float" office:value="530.8">
            <text:p>530.8</text:p>
          </table:table-cell>
          <table:table-cell/>
          <table:table-cell office:value-type="string">
            <text:p>Sum</text:p>
          </table:table-cell>
          <table:table-cell table:formula="of:=SUM([.$C$5:.$C$14])" office:value-type="float" office:value="744.4">
            <text:p>744.4</text:p>
          </table:table-cell>
          <table:table-cell/>
          <table:table-cell office:value-type="string">
            <text:p>Sum</text:p>
          </table:table-cell>
          <table:table-cell table:formula="of:=SUM([.$C$15:.$C$21])" office:value-type="float" office:value="559.4">
            <text:p>559.4</text:p>
          </table:table-cell>
          <table:table-cell/>
          <table:table-cell office:value-type="string">
            <text:p>Sum</text:p>
          </table:table-cell>
          <table:table-cell table:formula="of:=SUM([.$C$22:.$C$24])" office:value-type="float" office:value="58.65">
            <text:p>58.65</text:p>
          </table:table-cell>
          <table:table-cell/>
          <table:table-cell office:value-type="string">
            <text:p>Sum</text:p>
          </table:table-cell>
          <table:table-cell table:formula="of:=SUM([.$C$25:.$C$30])" office:value-type="float" office:value="87">
            <text:p>87</text:p>
          </table:table-cell>
          <table:table-cell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66.2">
            <text:p>66.2</text:p>
          </table:table-cell>
          <table:table-cell table:style-name="ce2" office:value-type="string">
            <text:p>8_8_20_60</text:p>
          </table:table-cell>
          <table:table-cell table:number-columns-repeated="5"/>
          <table:table-cell office:value-type="string">
            <text:p>Count</text:p>
          </table:table-cell>
          <table:table-cell table:formula="of:=COUNT([.$C$1:.$C$4])" office:value-type="float" office:value="4">
            <text:p>4</text:p>
          </table:table-cell>
          <table:table-cell/>
          <table:table-cell office:value-type="string">
            <text:p>Count</text:p>
          </table:table-cell>
          <table:table-cell table:formula="of:=COUNT([.$C$5:.$C$14])" office:value-type="float" office:value="10">
            <text:p>10</text:p>
          </table:table-cell>
          <table:table-cell/>
          <table:table-cell office:value-type="string">
            <text:p>Count</text:p>
          </table:table-cell>
          <table:table-cell table:formula="of:=COUNT([.$C$15:.$C$21])" office:value-type="float" office:value="7">
            <text:p>7</text:p>
          </table:table-cell>
          <table:table-cell/>
          <table:table-cell office:value-type="string">
            <text:p>Count</text:p>
          </table:table-cell>
          <table:table-cell table:formula="of:=COUNT([.$C$22:.$C$24])" office:value-type="float" office:value="3">
            <text:p>3</text:p>
          </table:table-cell>
          <table:table-cell/>
          <table:table-cell office:value-type="string">
            <text:p>Count</text:p>
          </table:table-cell>
          <table:table-cell table:formula="of:=COUNT([.$C$25:.$C$30])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83.4">
            <text:p>83.4</text:p>
          </table:table-cell>
          <table:table-cell table:style-name="ce2" office:value-type="string">
            <text:p>8_8_20_60</text:p>
          </table:table-cell>
          <table:table-cell table:number-columns-repeated="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22.4">
            <text:p>122.4</text:p>
          </table:table-cell>
          <table:table-cell table:style-name="ce2" office:value-type="string">
            <text:p>4_4_20_90</text:p>
          </table:table-cell>
          <table:table-cell table:number-columns-repeated="2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1.8">
            <text:p>21.8</text:p>
          </table:table-cell>
          <table:table-cell table:style-name="ce2" office:value-type="string">
            <text:p>8_8_20_90</text:p>
          </table:table-cell>
          <table:table-cell table:number-columns-repeated="2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5.25">
            <text:p>15.25</text:p>
          </table:table-cell>
          <table:table-cell table:style-name="ce2" office:value-type="string">
            <text:p>8_4_15_90</text:p>
          </table:table-cell>
          <table:table-cell table:number-columns-repeated="2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1.6">
            <text:p>21.6</text:p>
          </table:table-cell>
          <table:table-cell table:style-name="ce2" office:value-type="string">
            <text:p>8_8_20_90</text:p>
          </table:table-cell>
          <table:table-cell table:number-columns-repeated="2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9.2">
            <text:p>9.2</text:p>
          </table:table-cell>
          <table:table-cell table:style-name="ce2" office:value-type="string">
            <text:p>8_4_20_90</text:p>
          </table:table-cell>
          <table:table-cell table:number-columns-repeated="2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4.4">
            <text:p>4.4</text:p>
          </table:table-cell>
          <table:table-cell table:style-name="ce2" office:value-type="string">
            <text:p>8_8_20_60</text:p>
          </table:table-cell>
          <table:table-cell table:number-columns-repeated="2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7.2">
            <text:p>7.2</text:p>
          </table:table-cell>
          <table:table-cell table:style-name="ce2" office:value-type="string">
            <text:p>4_4_20_90</text:p>
          </table:table-cell>
          <table:table-cell table:number-columns-repeated="2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46.4">
            <text:p>46.4</text:p>
          </table:table-cell>
          <table:table-cell table:style-name="ce2" office:value-type="string">
            <text:p>8_8_20_30</text:p>
          </table:table-cell>
          <table:table-cell table:number-columns-repeated="2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10.8">
            <text:p>10.8</text:p>
          </table:table-cell>
          <table:table-cell table:style-name="ce2" office:value-type="string">
            <text:p>8_8_20_60</text:p>
          </table:table-cell>
          <table:table-cell table:number-columns-repeated="2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8_8_20_60</text:p>
          </table:table-cell>
          <table:table-cell table:number-columns-repeated="22"/>
        </table:table-row>
        <table:table-row table:style-name="ro1">
          <table:table-cell table:style-name="ce1" table:number-columns-repeated="3"/>
          <table:table-cell table:style-name="ce2"/>
          <table:table-cell table:number-columns-repeated="22"/>
        </table:table-row>
        <table:table-row table:style-name="ro1" table:number-rows-repeated="104854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AT" table:style-name="ta1">
        <table:shapes>
          <draw:frame draw:z-index="0" draw:style-name="gr1" svg:width="17.45in" svg:height="7.9807in" svg:x="0.3043in" svg:y="6.1626in">
            <draw:object draw:notify-on-update-of-ranges="MAT.G2:MAT.G31 MAT.G2:MAT.G31 MAT.H1:MAT.H1 MAT.H2:MAT.H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8.1287in" svg:height="11.0268in" svg:x="18.5965in" svg:y="6.1862in">
            <draw:object draw:notify-on-update-of-ranges="MAT.AB2:MAT.AB31 MAT.AC2:MAT.AC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number-columns-repeated="3" table:default-cell-style-name="ce1"/>
        <table:table-column table:style-name="co5" table:default-cell-style-name="ce2"/>
        <table:table-column table:style-name="co5" table:number-columns-repeated="3" table:default-cell-style-name="Default"/>
        <table:table-column table:style-name="co5" table:number-columns-repeated="2" table:default-cell-style-name="ce1"/>
        <table:table-column table:style-name="co5" table:number-columns-repeated="18" table:default-cell-style-name="Default"/>
        <table:table-column table:style-name="co5" table:number-columns-repeated="2" table:default-cell-style-name="ce1"/>
        <table:table-column table:style-name="co5" table:number-columns-repeated="11" table:default-cell-style-name="Default"/>
        <table:table-row table:style-name="ro1">
          <table:table-cell table:style-name="Default" table:number-columns-repeated="4"/>
          <table:table-cell table:number-columns-repeated="2"/>
          <table:table-cell office:value-type="string">
            <text:p>Couple MAT</text:p>
          </table:table-cell>
          <table:table-cell table:style-name="Default" office:value-type="string">
            <text:p>Haming Distance</text:p>
          </table:table-cell>
          <table:table-cell table:style-name="Default"/>
          <table:table-cell table:number-columns-repeated="18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1.8">
            <text:p>21.8</text:p>
          </table:table-cell>
          <table:table-cell office:value-type="string">
            <text:p>8_8_20_90</text:p>
          </table:table-cell>
          <table:table-cell/>
          <table:table-cell office:value-type="float" office:value="229">
            <text:p>229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153.8">
            <text:p>153.8</text:p>
          </table:table-cell>
          <table:table-cell table:number-columns-repeated="5"/>
          <table:table-cell office:value-type="string">
            <text:p>id</text:p>
          </table:table-cell>
          <table:table-cell office:value-type="string">
            <text:p>mat</text:p>
          </table:table-cell>
          <table:table-cell office:value-type="string">
            <text:p>entropy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cDTW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9.2">
            <text:p>9.2</text:p>
          </table:table-cell>
          <table:table-cell office:value-type="string">
            <text:p>8_4_20_90</text:p>
          </table:table-cell>
          <table:table-cell/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  <table:table-cell office:value-type="float" office:value="9.2">
            <text:p>9.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orrelation between MAT and Distance</text:p>
          </table:table-cell>
          <table:table-cell table:number-columns-repeated="15"/>
          <table:table-cell office:value-type="float" office:value="1">
            <text:p>1</text:p>
          </table:table-cell>
          <table:table-cell office:value-type="float" office:value="135.2">
            <text:p>135.2</text:p>
          </table:table-cell>
          <table:table-cell table:number-columns-repeated="5"/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1.833">
            <text:p>1.833</text:p>
          </table:table-cell>
          <table:table-cell office:value-type="float" office:value="2.001">
            <text:p>2.001</text:p>
          </table:table-cell>
          <table:table-cell office:value-type="float" office:value="0.93">
            <text:p>0.9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office:value-type="float" office:value="15.25">
            <text:p>15.25</text:p>
          </table:table-cell>
          <table:table-cell office:value-type="string">
            <text:p>8_4_15_90</text:p>
          </table:table-cell>
          <table:table-cell/>
          <table:table-cell office:value-type="float" office:value="223">
            <text:p>223</text:p>
          </table:table-cell>
          <table:table-cell office:value-type="float" office:value="64">
            <text:p>64</text:p>
          </table:table-cell>
          <table:table-cell office:value-type="float" office:value="7.2">
            <text:p>7.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orrelations</text:p>
          </table:table-cell>
          <table:table-cell office:value-type="string">
            <text:p>Column 1</text:p>
          </table:table-cell>
          <table:table-cell office:value-type="string">
            <text:p>Column 2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91.4">
            <text:p>91.4</text:p>
          </table:table-cell>
          <table:table-cell table:number-columns-repeated="5"/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  <table:table-cell office:value-type="float" office:value="2.302">
            <text:p>2.302</text:p>
          </table:table-cell>
          <table:table-cell office:value-type="float" office:value="4.978">
            <text:p>4.978</text:p>
          </table:table-cell>
          <table:table-cell office:value-type="float" office:value="1.553">
            <text:p>1.553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53.8">
            <text:p>153.8</text:p>
          </table:table-cell>
          <table:table-cell office:value-type="string">
            <text:p>4_4_20_90</text:p>
          </table:table-cell>
          <table:table-cell/>
          <table:table-cell office:value-type="float" office:value="221">
            <text:p>221</text:p>
          </table:table-cell>
          <table:table-cell office:value-type="float" office:value="67">
            <text:p>67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olumn 1</text:p>
          </table:table-cell>
          <table:table-cell table:formula="of:=CORREL([$MAT.$G$2:.$G$31]; [$MAT.$G$2:.$G$31])"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150.4">
            <text:p>150.4</text:p>
          </table:table-cell>
          <table:table-cell table:number-columns-repeated="5"/>
          <table:table-cell office:value-type="float" office:value="202">
            <text:p>202</text:p>
          </table:table-cell>
          <table:table-cell office:value-type="float" office:value="106">
            <text:p>106</text:p>
          </table:table-cell>
          <table:table-cell office:value-type="float" office:value="1.324">
            <text:p>1.324</text:p>
          </table:table-cell>
          <table:table-cell office:value-type="float" office:value="2.303">
            <text:p>2.303</text:p>
          </table:table-cell>
          <table:table-cell office:value-type="float" office:value="0.654">
            <text:p>0.65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9.4">
            <text:p>19.4</text:p>
          </table:table-cell>
          <table:table-cell office:value-type="string">
            <text:p>4_4_20_90</text:p>
          </table:table-cell>
          <table:table-cell/>
          <table:table-cell office:value-type="float" office:value="227">
            <text:p>227</text:p>
          </table:table-cell>
          <table:table-cell office:value-type="float" office:value="75">
            <text:p>75</text:p>
          </table:table-cell>
          <table:table-cell office:value-type="float" office:value="10.8">
            <text:p>10.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olumn 2</text:p>
          </table:table-cell>
          <table:table-cell table:formula="of:=CORREL([$MAT.$G$2:.$G$31]; [$MAT.$H$2:.$H$31])" office:value-type="float" office:value="0.516183842202748">
            <text:p>0.5161838422</text:p>
          </table:table-cell>
          <table:table-cell table:formula="of:=CORREL([$MAT.$H$2:.$H$31]; [$MAT.$H$2:.$H$31])" office:value-type="float" office:value="1">
            <text:p>1</text:p>
          </table:table-cell>
          <table:table-cell table:number-columns-repeated="13"/>
          <table:table-cell office:value-type="float" office:value="2">
            <text:p>2</text:p>
          </table:table-cell>
          <table:table-cell office:value-type="float" office:value="79.8">
            <text:p>79.8</text:p>
          </table:table-cell>
          <table:table-cell table:number-columns-repeated="5"/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3.041">
            <text:p>3.041</text:p>
          </table:table-cell>
          <table:table-cell office:value-type="float" office:value="5.353">
            <text:p>5.353</text:p>
          </table:table-cell>
          <table:table-cell office:value-type="float" office:value="2.282">
            <text:p>2.282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54.4">
            <text:p>54.4</text:p>
          </table:table-cell>
          <table:table-cell office:value-type="string">
            <text:p>8_8_20_30</text:p>
          </table:table-cell>
          <table:table-cell/>
          <table:table-cell office:value-type="float" office:value="230">
            <text:p>230</text:p>
          </table:table-cell>
          <table:table-cell office:value-type="float" office:value="75">
            <text:p>75</text:p>
          </table:table-cell>
          <table:table-cell office:value-type="float" office:value="122.4">
            <text:p>122.4</text:p>
          </table:table-cell>
          <table:table-cell office:value-type="float" office:value="3">
            <text:p>3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19.4">
            <text:p>19.4</text:p>
          </table:table-cell>
          <table:table-cell table:number-columns-repeated="5"/>
          <table:table-cell office:value-type="float" office:value="204">
            <text:p>204</text:p>
          </table:table-cell>
          <table:table-cell office:value-type="float" office:value="88">
            <text:p>88</text:p>
          </table:table-cell>
          <table:table-cell office:value-type="float" office:value="2.189">
            <text:p>2.189</text:p>
          </table:table-cell>
          <table:table-cell office:value-type="float" office:value="5.106">
            <text:p>5.106</text:p>
          </table:table-cell>
          <table:table-cell office:value-type="float" office:value="1.116">
            <text:p>1.116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62.6">
            <text:p>62.6</text:p>
          </table:table-cell>
          <table:table-cell office:value-type="string">
            <text:p>8_8_20_60</text:p>
          </table:table-cell>
          <table:table-cell/>
          <table:table-cell office:value-type="float" office:value="226">
            <text:p>226</text:p>
          </table:table-cell>
          <table:table-cell office:value-type="float" office:value="77">
            <text:p>77</text:p>
          </table:table-cell>
          <table:table-cell office:value-type="float" office:value="46.4">
            <text:p>46.4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5"/>
          <table:table-cell office:value-type="float" office:value="205">
            <text:p>205</text:p>
          </table:table-cell>
          <table:table-cell office:value-type="float" office:value="114">
            <text:p>114</text:p>
          </table:table-cell>
          <table:table-cell office:value-type="float" office:value="2.477">
            <text:p>2.477</text:p>
          </table:table-cell>
          <table:table-cell office:value-type="float" office:value="4.299">
            <text:p>4.299</text:p>
          </table:table-cell>
          <table:table-cell office:value-type="float" office:value="1.518">
            <text:p>1.518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23">
            <text:p>123</text:p>
          </table:table-cell>
          <table:table-cell office:value-type="string">
            <text:p>8_8_20_60</text:p>
          </table:table-cell>
          <table:table-cell/>
          <table:table-cell office:value-type="float" office:value="224">
            <text:p>224</text:p>
          </table:table-cell>
          <table:table-cell office:value-type="float" office:value="82">
            <text:p>82</text:p>
          </table:table-cell>
          <table:table-cell office:value-type="float" office:value="79.8">
            <text:p>79.8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77.6">
            <text:p>77.6</text:p>
          </table:table-cell>
          <table:table-cell table:number-columns-repeated="5"/>
          <table:table-cell office:value-type="float" office:value="206">
            <text:p>206</text:p>
          </table:table-cell>
          <table:table-cell office:value-type="float" office:value="127">
            <text:p>127</text:p>
          </table:table-cell>
          <table:table-cell office:value-type="float" office:value="2.683">
            <text:p>2.683</text:p>
          </table:table-cell>
          <table:table-cell office:value-type="float" office:value="6.747">
            <text:p>6.747</text:p>
          </table:table-cell>
          <table:table-cell office:value-type="float" office:value="1.997">
            <text:p>1.997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95.6">
            <text:p>95.6</text:p>
          </table:table-cell>
          <table:table-cell office:value-type="string">
            <text:p>8_8_20_30</text:p>
          </table:table-cell>
          <table:table-cell/>
          <table:table-cell office:value-type="float" office:value="204">
            <text:p>204</text:p>
          </table:table-cell>
          <table:table-cell office:value-type="float" office:value="88">
            <text:p>88</text:p>
          </table:table-cell>
          <table:table-cell office:value-type="float" office:value="19.4">
            <text:p>19.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82.4">
            <text:p>82.4</text:p>
          </table:table-cell>
          <table:table-cell table:number-columns-repeated="5"/>
          <table:table-cell office:value-type="float" office:value="207">
            <text:p>207</text:p>
          </table:table-cell>
          <table:table-cell office:value-type="float" office:value="104">
            <text:p>104</text:p>
          </table:table-cell>
          <table:table-cell office:value-type="float" office:value="2.694">
            <text:p>2.694</text:p>
          </table:table-cell>
          <table:table-cell office:value-type="float" office:value="6.192">
            <text:p>6.192</text:p>
          </table:table-cell>
          <table:table-cell office:value-type="float" office:value="1.784">
            <text:p>1.784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25.2">
            <text:p>125.2</text:p>
          </table:table-cell>
          <table:table-cell office:value-type="string">
            <text:p>4_8_20_60</text:p>
          </table:table-cell>
          <table:table-cell/>
          <table:table-cell office:value-type="float" office:value="222">
            <text:p>222</text:p>
          </table:table-cell>
          <table:table-cell office:value-type="float" office:value="88">
            <text:p>88</text:p>
          </table:table-cell>
          <table:table-cell office:value-type="float" office:value="66.2">
            <text:p>66.2</text:p>
          </table:table-cell>
          <table:table-cell office:value-type="float" office:value="3">
            <text:p>3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25.4">
            <text:p>25.4</text:p>
          </table:table-cell>
          <table:table-cell table:number-columns-repeated="5"/>
          <table:table-cell office:value-type="float" office:value="208">
            <text:p>208</text:p>
          </table:table-cell>
          <table:table-cell office:value-type="float" office:value="138">
            <text:p>138</text:p>
          </table:table-cell>
          <table:table-cell office:value-type="float" office:value="2.559">
            <text:p>2.559</text:p>
          </table:table-cell>
          <table:table-cell office:value-type="float" office:value="5.355">
            <text:p>5.355</text:p>
          </table:table-cell>
          <table:table-cell office:value-type="float" office:value="1.517">
            <text:p>1.517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91">
            <text:p>91</text:p>
          </table:table-cell>
          <table:table-cell office:value-type="string">
            <text:p>8_8_20_30</text:p>
          </table:table-cell>
          <table:table-cell/>
          <table:table-cell office:value-type="float" office:value="210">
            <text:p>210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54.4">
            <text:p>54.4</text:p>
          </table:table-cell>
          <table:table-cell table:number-columns-repeated="5"/>
          <table:table-cell office:value-type="float" office:value="209">
            <text:p>209</text:p>
          </table:table-cell>
          <table:table-cell office:value-type="float" office:value="127">
            <text:p>127</text:p>
          </table:table-cell>
          <table:table-cell office:value-type="float" office:value="2.55">
            <text:p>2.55</text:p>
          </table:table-cell>
          <table:table-cell office:value-type="float" office:value="4.976">
            <text:p>4.976</text:p>
          </table:table-cell>
          <table:table-cell office:value-type="float" office:value="1.452">
            <text:p>1.45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93.6">
            <text:p>93.6</text:p>
          </table:table-cell>
          <table:table-cell office:value-type="string">
            <text:p>4_4_20_90</text:p>
          </table:table-cell>
          <table:table-cell/>
          <table:table-cell office:value-type="float" office:value="219">
            <text:p>219</text:p>
          </table:table-cell>
          <table:table-cell office:value-type="float" office:value="95">
            <text:p>95</text:p>
          </table:table-cell>
          <table:table-cell office:value-type="float" office:value="77.6">
            <text:p>77.6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125.2">
            <text:p>125.2</text:p>
          </table:table-cell>
          <table:table-cell table:number-columns-repeated="5"/>
          <table:table-cell office:value-type="float" office:value="210">
            <text:p>210</text:p>
          </table:table-cell>
          <table:table-cell office:value-type="float" office:value="95">
            <text:p>95</text:p>
          </table:table-cell>
          <table:table-cell office:value-type="float" office:value="2.631">
            <text:p>2.631</text:p>
          </table:table-cell>
          <table:table-cell office:value-type="float" office:value="4.035">
            <text:p>4.035</text:p>
          </table:table-cell>
          <table:table-cell office:value-type="float" office:value="1.601">
            <text:p>1.601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91.4">
            <text:p>91.4</text:p>
          </table:table-cell>
          <table:table-cell office:value-type="string">
            <text:p>4_8_20_60</text:p>
          </table:table-cell>
          <table:table-cell/>
          <table:table-cell office:value-type="float" office:value="220">
            <text:p>220</text:p>
          </table:table-cell>
          <table:table-cell office:value-type="float" office:value="97">
            <text:p>97</text:p>
          </table:table-cell>
          <table:table-cell office:value-type="float" office:value="88.2">
            <text:p>88.2</text:p>
          </table:table-cell>
          <table:table-cell office:value-type="float" office:value="3">
            <text:p>3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93.6">
            <text:p>93.6</text:p>
          </table:table-cell>
          <table:table-cell table:number-columns-repeated="5"/>
          <table:table-cell office:value-type="float" office:value="211">
            <text:p>211</text:p>
          </table:table-cell>
          <table:table-cell office:value-type="float" office:value="133">
            <text:p>133</text:p>
          </table:table-cell>
          <table:table-cell office:value-type="float" office:value="2.112">
            <text:p>2.112</text:p>
          </table:table-cell>
          <table:table-cell office:value-type="float" office:value="4.538">
            <text:p>4.538</text:p>
          </table:table-cell>
          <table:table-cell office:value-type="float" office:value="1.034">
            <text:p>1.03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21.6">
            <text:p>21.6</text:p>
          </table:table-cell>
          <table:table-cell office:value-type="string">
            <text:p>8_8_20_90</text:p>
          </table:table-cell>
          <table:table-cell/>
          <table:table-cell office:value-type="float" office:value="215">
            <text:p>215</text:p>
          </table:table-cell>
          <table:table-cell office:value-type="float" office:value="100">
            <text:p>100</text:p>
          </table:table-cell>
          <table:table-cell office:value-type="float" office:value="82.4">
            <text:p>82.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float" office:value="2">
            <text:p>2</text:p>
          </table:table-cell>
          <table:table-cell office:value-type="float" office:value="95.6">
            <text:p>95.6</text:p>
          </table:table-cell>
          <table:table-cell table:number-columns-repeated="5"/>
          <table:table-cell office:value-type="float" office:value="212">
            <text:p>212</text:p>
          </table:table-cell>
          <table:table-cell office:value-type="float" office:value="136">
            <text:p>136</text:p>
          </table:table-cell>
          <table:table-cell office:value-type="float" office:value="2.767">
            <text:p>2.767</text:p>
          </table:table-cell>
          <table:table-cell office:value-type="float" office:value="3.403">
            <text:p>3.403</text:p>
          </table:table-cell>
          <table:table-cell office:value-type="float" office:value="2.206">
            <text:p>2.206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5.4">
            <text:p>25.4</text:p>
          </table:table-cell>
          <table:table-cell office:value-type="string">
            <text:p>4_4_20_30</text:p>
          </table:table-cell>
          <table:table-cell/>
          <table:table-cell office:value-type="float" office:value="218">
            <text:p>218</text:p>
          </table:table-cell>
          <table:table-cell office:value-type="float" office:value="102">
            <text:p>102</text:p>
          </table:table-cell>
          <table:table-cell office:value-type="float" office:value="13.6">
            <text:p>13.6</text:p>
          </table:table-cell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office:value-type="float" office:value="122.4">
            <text:p>122.4</text:p>
          </table:table-cell>
          <table:table-cell table:number-columns-repeated="5"/>
          <table:table-cell office:value-type="float" office:value="213">
            <text:p>213</text:p>
          </table:table-cell>
          <table:table-cell office:value-type="float" office:value="120">
            <text:p>120</text:p>
          </table:table-cell>
          <table:table-cell office:value-type="float" office:value="1.833">
            <text:p>1.833</text:p>
          </table:table-cell>
          <table:table-cell office:value-type="float" office:value="2.154">
            <text:p>2.154</text:p>
          </table:table-cell>
          <table:table-cell office:value-type="float" office:value="0.874">
            <text:p>0.874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82.4">
            <text:p>82.4</text:p>
          </table:table-cell>
          <table:table-cell office:value-type="string">
            <text:p>4_4_20_90</text:p>
          </table:table-cell>
          <table:table-cell/>
          <table:table-cell office:value-type="float" office:value="207">
            <text:p>207</text:p>
          </table:table-cell>
          <table:table-cell office:value-type="float" office:value="104">
            <text:p>104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office:value-type="float" office:value="66.2">
            <text:p>66.2</text:p>
          </table:table-cell>
          <table:table-cell table:number-columns-repeated="5"/>
          <table:table-cell office:value-type="float" office:value="214">
            <text:p>214</text:p>
          </table:table-cell>
          <table:table-cell office:value-type="float" office:value="105">
            <text:p>105</text:p>
          </table:table-cell>
          <table:table-cell office:value-type="float" office:value="2.21">
            <text:p>2.21</text:p>
          </table:table-cell>
          <table:table-cell office:value-type="float" office:value="5.829">
            <text:p>5.829</text:p>
          </table:table-cell>
          <table:table-cell office:value-type="float" office:value="1.149">
            <text:p>1.149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0.4">
            <text:p>150.4</text:p>
          </table:table-cell>
          <table:table-cell office:value-type="string">
            <text:p>4_4_20_60</text:p>
          </table:table-cell>
          <table:table-cell/>
          <table:table-cell office:value-type="float" office:value="214">
            <text:p>214</text:p>
          </table:table-cell>
          <table:table-cell office:value-type="float" office:value="105">
            <text:p>105</text:p>
          </table:table-cell>
          <table:table-cell office:value-type="float" office:value="25.4">
            <text:p>25.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float" office:value="3">
            <text:p>3</text:p>
          </table:table-cell>
          <table:table-cell office:value-type="float" office:value="88.2">
            <text:p>88.2</text:p>
          </table:table-cell>
          <table:table-cell table:number-columns-repeated="5"/>
          <table:table-cell office:value-type="float" office:value="215">
            <text:p>215</text:p>
          </table:table-cell>
          <table:table-cell office:value-type="float" office:value="100">
            <text:p>100</text:p>
          </table:table-cell>
          <table:table-cell office:value-type="float" office:value="2.455">
            <text:p>2.455</text:p>
          </table:table-cell>
          <table:table-cell office:value-type="float" office:value="5.992">
            <text:p>5.992</text:p>
          </table:table-cell>
          <table:table-cell office:value-type="float" office:value="1.34">
            <text:p>1.34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13.6">
            <text:p>13.6</text:p>
          </table:table-cell>
          <table:table-cell office:value-type="string">
            <text:p>8_8_20_90</text:p>
          </table:table-cell>
          <table:table-cell/>
          <table:table-cell office:value-type="float" office:value="202">
            <text:p>202</text:p>
          </table:table-cell>
          <table:table-cell office:value-type="float" office:value="106">
            <text:p>106</text:p>
          </table:table-cell>
          <table:table-cell office:value-type="float" office:value="15.25">
            <text:p>15.25</text:p>
          </table:table-cell>
          <table:table-cell office:value-type="float" office:value="4">
            <text:p>4</text:p>
          </table:table-cell>
          <table:table-cell table:number-columns-repeated="18"/>
          <table:table-cell office:value-type="float" office:value="3">
            <text:p>3</text:p>
          </table:table-cell>
          <table:table-cell office:value-type="float" office:value="13.6">
            <text:p>13.6</text:p>
          </table:table-cell>
          <table:table-cell table:number-columns-repeated="5"/>
          <table:table-cell office:value-type="float" office:value="217">
            <text:p>217</text:p>
          </table:table-cell>
          <table:table-cell office:value-type="float" office:value="137">
            <text:p>137</text:p>
          </table:table-cell>
          <table:table-cell office:value-type="float" office:value="2.887">
            <text:p>2.887</text:p>
          </table:table-cell>
          <table:table-cell office:value-type="float" office:value="4.579">
            <text:p>4.579</text:p>
          </table:table-cell>
          <table:table-cell office:value-type="float" office:value="1.899">
            <text:p>1.899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77.6">
            <text:p>77.6</text:p>
          </table:table-cell>
          <table:table-cell office:value-type="string">
            <text:p>8_8_20_30</text:p>
          </table:table-cell>
          <table:table-cell/>
          <table:table-cell office:value-type="float" office:value="205">
            <text:p>205</text:p>
          </table:table-cell>
          <table:table-cell office:value-type="float" office:value="114">
            <text:p>114</text:p>
          </table:table-cell>
          <table:table-cell office:value-type="float" office:value="54.4">
            <text:p>54.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table:number-columns-repeated="5"/>
          <table:table-cell office:value-type="float" office:value="218">
            <text:p>218</text:p>
          </table:table-cell>
          <table:table-cell office:value-type="float" office:value="102">
            <text:p>102</text:p>
          </table:table-cell>
          <table:table-cell office:value-type="float" office:value="2.249">
            <text:p>2.249</text:p>
          </table:table-cell>
          <table:table-cell office:value-type="float" office:value="6.785">
            <text:p>6.785</text:p>
          </table:table-cell>
          <table:table-cell office:value-type="float" office:value="2.108">
            <text:p>2.108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88.2">
            <text:p>88.2</text:p>
          </table:table-cell>
          <table:table-cell office:value-type="string">
            <text:p>8_4_20_60</text:p>
          </table:table-cell>
          <table:table-cell/>
          <table:table-cell office:value-type="float" office:value="228">
            <text:p>228</text:p>
          </table:table-cell>
          <table:table-cell office:value-type="float" office:value="117">
            <text:p>117</text:p>
          </table:table-cell>
          <table:table-cell office:value-type="float" office:value="83.4">
            <text:p>83.4</text:p>
          </table:table-cell>
          <table:table-cell office:value-type="float" office:value="3">
            <text:p>3</text:p>
          </table:table-cell>
          <table:table-cell table:number-columns-repeated="18"/>
          <table:table-cell office:value-type="float" office:value="3">
            <text:p>3</text:p>
          </table:table-cell>
          <table:table-cell office:value-type="float" office:value="83.4">
            <text:p>83.4</text:p>
          </table:table-cell>
          <table:table-cell table:number-columns-repeated="5"/>
          <table:table-cell office:value-type="float" office:value="219">
            <text:p>219</text:p>
          </table:table-cell>
          <table:table-cell office:value-type="float" office:value="95">
            <text:p>95</text:p>
          </table:table-cell>
          <table:table-cell office:value-type="float" office:value="2.697">
            <text:p>2.697</text:p>
          </table:table-cell>
          <table:table-cell office:value-type="float" office:value="5.258">
            <text:p>5.258</text:p>
          </table:table-cell>
          <table:table-cell office:value-type="float" office:value="1.676">
            <text:p>1.676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4.4">
            <text:p>4.4</text:p>
          </table:table-cell>
          <table:table-cell office:value-type="string">
            <text:p>8_8_20_60</text:p>
          </table:table-cell>
          <table:table-cell/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153.8">
            <text:p>153.8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float" office:value="3">
            <text:p>3</text:p>
          </table:table-cell>
          <table:table-cell office:value-type="float" office:value="62.6">
            <text:p>62.6</text:p>
          </table:table-cell>
          <table:table-cell table:number-columns-repeated="5"/>
          <table:table-cell office:value-type="float" office:value="220">
            <text:p>220</text:p>
          </table:table-cell>
          <table:table-cell office:value-type="float" office:value="97">
            <text:p>97</text:p>
          </table:table-cell>
          <table:table-cell office:value-type="float" office:value="2.54">
            <text:p>2.54</text:p>
          </table:table-cell>
          <table:table-cell office:value-type="float" office:value="6.958">
            <text:p>6.958</text:p>
          </table:table-cell>
          <table:table-cell office:value-type="float" office:value="1.755">
            <text:p>1.755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66.2">
            <text:p>66.2</text:p>
          </table:table-cell>
          <table:table-cell office:value-type="string">
            <text:p>8_8_20_60</text:p>
          </table:table-cell>
          <table:table-cell/>
          <table:table-cell office:value-type="float" office:value="213">
            <text:p>213</text:p>
          </table:table-cell>
          <table:table-cell office:value-type="float" office:value="120">
            <text:p>120</text:p>
          </table:table-cell>
          <table:table-cell office:value-type="float" office:value="21.6">
            <text:p>21.6</text:p>
          </table:table-cell>
          <table:table-cell office:value-type="float" office:value="4">
            <text:p>4</text:p>
          </table:table-cell>
          <table:table-cell table:number-columns-repeated="18"/>
          <table:table-cell office:value-type="float" office:value="4">
            <text:p>4</text:p>
          </table:table-cell>
          <table:table-cell office:value-type="float" office:value="15.25">
            <text:p>15.25</text:p>
          </table:table-cell>
          <table:table-cell table:number-columns-repeated="5"/>
          <table:table-cell office:value-type="float" office:value="221">
            <text:p>221</text:p>
          </table:table-cell>
          <table:table-cell office:value-type="float" office:value="67">
            <text:p>67</text:p>
          </table:table-cell>
          <table:table-cell office:value-type="float" office:value="1.706">
            <text:p>1.706</text:p>
          </table:table-cell>
          <table:table-cell office:value-type="float" office:value="6.88">
            <text:p>6.88</text:p>
          </table:table-cell>
          <table:table-cell office:value-type="float" office:value="0.801">
            <text:p>0.801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.2">
            <text:p>7.2</text:p>
          </table:table-cell>
          <table:table-cell office:value-type="string">
            <text:p>4_4_20_90</text:p>
          </table:table-cell>
          <table:table-cell/>
          <table:table-cell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35.2">
            <text:p>135.2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float" office:value="4">
            <text:p>4</text:p>
          </table:table-cell>
          <table:table-cell office:value-type="float" office:value="21.6">
            <text:p>21.6</text:p>
          </table:table-cell>
          <table:table-cell table:number-columns-repeated="5"/>
          <table:table-cell office:value-type="float" office:value="222">
            <text:p>222</text:p>
          </table:table-cell>
          <table:table-cell office:value-type="float" office:value="88">
            <text:p>88</text:p>
          </table:table-cell>
          <table:table-cell office:value-type="float" office:value="2.329">
            <text:p>2.329</text:p>
          </table:table-cell>
          <table:table-cell office:value-type="float" office:value="7.467">
            <text:p>7.467</text:p>
          </table:table-cell>
          <table:table-cell office:value-type="float" office:value="1.588">
            <text:p>1.58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79.8">
            <text:p>79.8</text:p>
          </table:table-cell>
          <table:table-cell office:value-type="string">
            <text:p>4_4_20_60</text:p>
          </table:table-cell>
          <table:table-cell/>
          <table:table-cell office:value-type="float" office:value="206">
            <text:p>206</text:p>
          </table:table-cell>
          <table:table-cell office:value-type="float" office:value="127">
            <text:p>127</text:p>
          </table:table-cell>
          <table:table-cell office:value-type="float" office:value="62.6">
            <text:p>62.6</text:p>
          </table:table-cell>
          <table:table-cell office:value-type="float" office:value="3">
            <text:p>3</text:p>
          </table:table-cell>
          <table:table-cell table:number-columns-repeated="18"/>
          <table:table-cell office:value-type="float" office:value="4">
            <text:p>4</text:p>
          </table:table-cell>
          <table:table-cell office:value-type="float" office:value="21.8">
            <text:p>21.8</text:p>
          </table:table-cell>
          <table:table-cell table:number-columns-repeated="5"/>
          <table:table-cell office:value-type="float" office:value="223">
            <text:p>223</text:p>
          </table:table-cell>
          <table:table-cell office:value-type="float" office:value="64">
            <text:p>64</text:p>
          </table:table-cell>
          <table:table-cell office:value-type="float" office:value="2.085">
            <text:p>2.085</text:p>
          </table:table-cell>
          <table:table-cell office:value-type="float" office:value="6.836">
            <text:p>6.836</text:p>
          </table:table-cell>
          <table:table-cell office:value-type="float" office:value="1.159">
            <text:p>1.15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35.2">
            <text:p>135.2</text:p>
          </table:table-cell>
          <table:table-cell office:value-type="string">
            <text:p>4_4_20_60</text:p>
          </table:table-cell>
          <table:table-cell/>
          <table:table-cell office:value-type="float" office:value="209">
            <text:p>209</text:p>
          </table:table-cell>
          <table:table-cell office:value-type="float" office:value="127">
            <text:p>127</text:p>
          </table:table-cell>
          <table:table-cell office:value-type="float" office:value="125.2">
            <text:p>125.2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224">
            <text:p>224</text:p>
          </table:table-cell>
          <table:table-cell office:value-type="float" office:value="82">
            <text:p>82</text:p>
          </table:table-cell>
          <table:table-cell office:value-type="float" office:value="2.454">
            <text:p>2.454</text:p>
          </table:table-cell>
          <table:table-cell office:value-type="float" office:value="6.189">
            <text:p>6.189</text:p>
          </table:table-cell>
          <table:table-cell office:value-type="float" office:value="1.403">
            <text:p>1.403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46.4">
            <text:p>46.4</text:p>
          </table:table-cell>
          <table:table-cell office:value-type="string">
            <text:p>8_8_20_30</text:p>
          </table:table-cell>
          <table:table-cell/>
          <table:table-cell office:value-type="float" office:value="211">
            <text:p>211</text:p>
          </table:table-cell>
          <table:table-cell office:value-type="float" office:value="133">
            <text:p>133</text:p>
          </table:table-cell>
          <table:table-cell office:value-type="float" office:value="93.6">
            <text:p>93.6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float" office:value="5">
            <text:p>5</text:p>
          </table:table-cell>
          <table:table-cell office:value-type="float" office:value="9.2">
            <text:p>9.2</text:p>
          </table:table-cell>
          <table:table-cell table:number-columns-repeated="5"/>
          <table:table-cell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2.985">
            <text:p>2.985</text:p>
          </table:table-cell>
          <table:table-cell office:value-type="float" office:value="5.17">
            <text:p>5.17</text:p>
          </table:table-cell>
          <table:table-cell office:value-type="float" office:value="2.083">
            <text:p>2.083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0.8">
            <text:p>10.8</text:p>
          </table:table-cell>
          <table:table-cell office:value-type="string">
            <text:p>8_8_20_60</text:p>
          </table:table-cell>
          <table:table-cell/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21.8">
            <text:p>21.8</text:p>
          </table:table-cell>
          <table:table-cell office:value-type="float" office:value="4">
            <text:p>4</text:p>
          </table:table-cell>
          <table:table-cell table:number-columns-repeated="18"/>
          <table:table-cell office:value-type="float" office:value="5">
            <text:p>5</text:p>
          </table:table-cell>
          <table:table-cell office:value-type="float" office:value="7.2">
            <text:p>7.2</text:p>
          </table:table-cell>
          <table:table-cell table:number-columns-repeated="5"/>
          <table:table-cell office:value-type="float" office:value="226">
            <text:p>226</text:p>
          </table:table-cell>
          <table:table-cell office:value-type="float" office:value="77">
            <text:p>77</text:p>
          </table:table-cell>
          <table:table-cell office:value-type="float" office:value="2.271">
            <text:p>2.271</text:p>
          </table:table-cell>
          <table:table-cell office:value-type="float" office:value="7.3">
            <text:p>7.3</text:p>
          </table:table-cell>
          <table:table-cell office:value-type="float" office:value="1.252">
            <text:p>1.252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83.4">
            <text:p>83.4</text:p>
          </table:table-cell>
          <table:table-cell office:value-type="string">
            <text:p>8_8_20_60</text:p>
          </table:table-cell>
          <table:table-cell/>
          <table:table-cell office:value-type="float" office:value="212">
            <text:p>212</text:p>
          </table:table-cell>
          <table:table-cell office:value-type="float" office:value="136">
            <text:p>136</text:p>
          </table:table-cell>
          <table:table-cell office:value-type="float" office:value="91.4">
            <text:p>91.4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table:number-columns-repeated="5"/>
          <table:table-cell office:value-type="float" office:value="227">
            <text:p>227</text:p>
          </table:table-cell>
          <table:table-cell office:value-type="float" office:value="75">
            <text:p>75</text:p>
          </table:table-cell>
          <table:table-cell office:value-type="float" office:value="1.66">
            <text:p>1.66</text:p>
          </table:table-cell>
          <table:table-cell office:value-type="float" office:value="6.299">
            <text:p>6.299</text:p>
          </table:table-cell>
          <table:table-cell office:value-type="float" office:value="0.769">
            <text:p>0.769</text:p>
          </table:table-cell>
          <table:table-cell office:value-type="float" office:value="991">
            <text:p>9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9">
            <text:p>9</text:p>
          </table:table-cell>
          <table:table-cell office:value-type="string">
            <text:p>8_8_20_60</text:p>
          </table:table-cell>
          <table:table-cell/>
          <table:table-cell office:value-type="float" office:value="217">
            <text:p>217</text:p>
          </table:table-cell>
          <table:table-cell office:value-type="float" office:value="137">
            <text:p>137</text:p>
          </table:table-cell>
          <table:table-cell office:value-type="float" office:value="150.4">
            <text:p>150.4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float" office:value="5">
            <text:p>5</text:p>
          </table:table-cell>
          <table:table-cell office:value-type="float" office:value="10.8">
            <text:p>10.8</text:p>
          </table:table-cell>
          <table:table-cell table:number-columns-repeated="5"/>
          <table:table-cell office:value-type="float" office:value="228">
            <text:p>228</text:p>
          </table:table-cell>
          <table:table-cell office:value-type="float" office:value="117">
            <text:p>117</text:p>
          </table:table-cell>
          <table:table-cell office:value-type="float" office:value="2.698">
            <text:p>2.698</text:p>
          </table:table-cell>
          <table:table-cell office:value-type="float" office:value="6.095">
            <text:p>6.095</text:p>
          </table:table-cell>
          <table:table-cell office:value-type="float" office:value="1.718">
            <text:p>1.718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22.4">
            <text:p>122.4</text:p>
          </table:table-cell>
          <table:table-cell office:value-type="string">
            <text:p>4_4_20_90</text:p>
          </table:table-cell>
          <table:table-cell/>
          <table:table-cell office:value-type="float" office:value="208">
            <text:p>208</text:p>
          </table:table-cell>
          <table:table-cell office:value-type="float" office:value="138">
            <text:p>138</text:p>
          </table:table-cell>
          <table:table-cell office:value-type="float" office:value="95.6">
            <text:p>95.6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float" office:value="5">
            <text:p>5</text:p>
          </table:table-cell>
          <table:table-cell office:value-type="float" office:value="46.4">
            <text:p>46.4</text:p>
          </table:table-cell>
          <table:table-cell table:number-columns-repeated="5"/>
          <table:table-cell office:value-type="float" office:value="229">
            <text:p>229</text:p>
          </table:table-cell>
          <table:table-cell office:value-type="float" office:value="44">
            <text:p>44</text:p>
          </table:table-cell>
          <table:table-cell office:value-type="float" office:value="2.408">
            <text:p>2.408</text:p>
          </table:table-cell>
          <table:table-cell office:value-type="float" office:value="5.251">
            <text:p>5.251</text:p>
          </table:table-cell>
          <table:table-cell office:value-type="float" office:value="1.334">
            <text:p>1.334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8"/>
          <table:table-cell table:style-name="Default" table:number-columns-repeated="2"/>
          <table:table-cell table:number-columns-repeated="5"/>
          <table:table-cell office:value-type="float" office:value="230">
            <text:p>230</text:p>
          </table:table-cell>
          <table:table-cell office:value-type="float" office:value="75">
            <text:p>75</text:p>
          </table:table-cell>
          <table:table-cell office:value-type="float" office:value="2.828">
            <text:p>2.828</text:p>
          </table:table-cell>
          <table:table-cell office:value-type="float" office:value="5.748">
            <text:p>5.748</text:p>
          </table:table-cell>
          <table:table-cell office:value-type="float" office:value="1.813">
            <text:p>1.813</text:p>
          </table:table-cell>
          <table:table-cell office:value-type="float" office:value="280">
            <text:p>280</text:p>
          </table:table-cell>
        </table:table-row>
      </table:table>
      <table:table table:name="TopConfigs" table:style-name="ta1">
        <table:table-column table:style-name="co5" table:number-columns-repeated="3" table:default-cell-style-name="ce1"/>
        <table:table-column table:style-name="co5" table:default-cell-style-name="ce2"/>
        <table:table-column table:style-name="co5" table:number-columns-repeated="5" table:default-cell-style-name="Default"/>
        <table:table-row table:style-name="ro3">
          <table:table-cell table:style-name="Default" office:value-type="string">
            <text:p>Cluster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Distance </text:p>
          </table:table-cell>
          <table:table-cell table:style-name="Default" office:value-type="string">
            <text:p>Configuration</text:p>
          </table:table-cell>
          <table:table-cell/>
          <table:table-cell office:value-type="string">
            <text:p>Cluster</text:p>
          </table:table-cell>
          <table:table-cell office:value-type="string">
            <text:p>id</text:p>
          </table:table-cell>
          <table:table-cell office:value-type="string">
            <text:p>Distance </text:p>
          </table:table-cell>
          <table:table-cell office:value-type="string">
            <text:p>Configuration</text:p>
          </table:table-cell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91.4">
            <text:p>91.4</text:p>
          </table:table-cell>
          <table:table-cell table:style-name="ce6" office:value-type="string">
            <text:p>4_8_20_60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91.4">
            <text:p>91.4</text:p>
          </table:table-cell>
          <table:table-cell table:style-name="ce6" office:value-type="string">
            <text:p>4_8_20_6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35.2">
            <text:p>135.2</text:p>
          </table:table-cell>
          <table:table-cell office:value-type="string">
            <text:p>4_4_20_60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19.4">
            <text:p>19.4</text:p>
          </table:table-cell>
          <table:table-cell table:style-name="ce6" office:value-type="string">
            <text:p>4_4_20_9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50.4">
            <text:p>150.4</text:p>
          </table:table-cell>
          <table:table-cell office:value-type="string">
            <text:p>4_4_20_60</text:p>
          </table:table-cell>
          <table:table-cell/>
          <table:table-cell table:style-name="ce5" office:value-type="float" office:value="3">
            <text:p>3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13.6">
            <text:p>13.6</text:p>
          </table:table-cell>
          <table:table-cell table:style-name="ce6" office:value-type="string">
            <text:p>8_8_20_9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153.8">
            <text:p>153.8</text:p>
          </table:table-cell>
          <table:table-cell office:value-type="string">
            <text:p>4_4_20_90</text:p>
          </table:table-cell>
          <table:table-cell/>
          <table:table-cell table:style-name="ce5" office:value-type="float" office:value="4">
            <text:p>4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15.25">
            <text:p>15.25</text:p>
          </table:table-cell>
          <table:table-cell table:style-name="ce6" office:value-type="string">
            <text:p>8_4_15_90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19.4">
            <text:p>19.4</text:p>
          </table:table-cell>
          <table:table-cell table:style-name="ce6" office:value-type="string">
            <text:p>4_4_20_90</text:p>
          </table:table-cell>
          <table:table-cell/>
          <table:table-cell table:style-name="ce5" office:value-type="float" office:value="5">
            <text:p>5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4.4">
            <text:p>4.4</text:p>
          </table:table-cell>
          <table:table-cell table:style-name="ce6" office:value-type="string">
            <text:p>8_8_20_6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5.4">
            <text:p>25.4</text:p>
          </table:table-cell>
          <table:table-cell office:value-type="string">
            <text:p>4_4_20_3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54.4">
            <text:p>54.4</text:p>
          </table:table-cell>
          <table:table-cell office:value-type="string">
            <text:p>8_8_20_3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77.6">
            <text:p>77.6</text:p>
          </table:table-cell>
          <table:table-cell office:value-type="string">
            <text:p>8_8_20_3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79.8">
            <text:p>79.8</text:p>
          </table:table-cell>
          <table:table-cell office:value-type="string">
            <text:p>4_4_20_6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82.4">
            <text:p>82.4</text:p>
          </table:table-cell>
          <table:table-cell office:value-type="string">
            <text:p>4_4_20_9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91">
            <text:p>91</text:p>
          </table:table-cell>
          <table:table-cell office:value-type="string">
            <text:p>8_8_20_3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93.6">
            <text:p>93.6</text:p>
          </table:table-cell>
          <table:table-cell office:value-type="string">
            <text:p>4_4_20_9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95.6">
            <text:p>95.6</text:p>
          </table:table-cell>
          <table:table-cell office:value-type="string">
            <text:p>8_8_20_30</text:p>
          </table:table-cell>
          <table:table-cell table:number-columns-repeated="5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25.2">
            <text:p>125.2</text:p>
          </table:table-cell>
          <table:table-cell office:value-type="string">
            <text:p>4_8_20_60</text:p>
          </table:table-cell>
          <table:table-cell table:number-columns-repeated="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13.6">
            <text:p>13.6</text:p>
          </table:table-cell>
          <table:table-cell table:style-name="ce6" office:value-type="string">
            <text:p>8_8_20_90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62.6">
            <text:p>62.6</text:p>
          </table:table-cell>
          <table:table-cell office:value-type="string">
            <text:p>8_8_20_60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66.2">
            <text:p>66.2</text:p>
          </table:table-cell>
          <table:table-cell office:value-type="string">
            <text:p>8_8_20_60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83.4">
            <text:p>83.4</text:p>
          </table:table-cell>
          <table:table-cell office:value-type="string">
            <text:p>8_8_20_60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88.2">
            <text:p>88.2</text:p>
          </table:table-cell>
          <table:table-cell office:value-type="string">
            <text:p>8_4_20_60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122.4">
            <text:p>122.4</text:p>
          </table:table-cell>
          <table:table-cell office:value-type="string">
            <text:p>4_4_20_90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23">
            <text:p>123</text:p>
          </table:table-cell>
          <table:table-cell office:value-type="string">
            <text:p>8_8_20_60</text:p>
          </table:table-cell>
          <table:table-cell table:number-columns-repeated="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15.25">
            <text:p>15.25</text:p>
          </table:table-cell>
          <table:table-cell table:style-name="ce6" office:value-type="string">
            <text:p>8_4_15_90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21.6">
            <text:p>21.6</text:p>
          </table:table-cell>
          <table:table-cell office:value-type="string">
            <text:p>8_8_20_90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1.8">
            <text:p>21.8</text:p>
          </table:table-cell>
          <table:table-cell office:value-type="string">
            <text:p>8_8_20_90</text:p>
          </table:table-cell>
          <table:table-cell table:number-columns-repeated="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4.4">
            <text:p>4.4</text:p>
          </table:table-cell>
          <table:table-cell table:style-name="ce6" office:value-type="string">
            <text:p>8_8_20_60</text:p>
          </table:table-cell>
          <table:table-cell table:number-columns-repeated="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7.2">
            <text:p>7.2</text:p>
          </table:table-cell>
          <table:table-cell office:value-type="string">
            <text:p>4_4_20_90</text:p>
          </table:table-cell>
          <table:table-cell table:number-columns-repeated="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  <table:table-cell office:value-type="float" office:value="9">
            <text:p>9</text:p>
          </table:table-cell>
          <table:table-cell office:value-type="string">
            <text:p>8_8_20_60</text:p>
          </table:table-cell>
          <table:table-cell table:number-columns-repeated="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9.2">
            <text:p>9.2</text:p>
          </table:table-cell>
          <table:table-cell office:value-type="string">
            <text:p>8_4_20_90</text:p>
          </table:table-cell>
          <table:table-cell table:number-columns-repeated="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10.8">
            <text:p>10.8</text:p>
          </table:table-cell>
          <table:table-cell office:value-type="string">
            <text:p>8_8_20_60</text:p>
          </table:table-cell>
          <table:table-cell table:number-columns-repeated="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office:value-type="float" office:value="46.4">
            <text:p>46.4</text:p>
          </table:table-cell>
          <table:table-cell office:value-type="string">
            <text:p>8_8_20_3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All.A1:All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AllSort.A1:AllSort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AllSort_Best.A1:AllSort_Best.D104821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AllSort_TopRank.A1:AllSort_TopRank.D1048576" table:contains-header="false" table:orientation="column"/>
        <table:database-range table:name="__Anonymous_Sheet_DB__4" table:target-range-address="MAT.AC2:MAT.AD31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TopConfigs.A1:TopConfigs.D31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2T06:11:15</dc:date>
    <meta:generator>LibreOffice/3.5$Linux_X86_64 LibreOffice_project/350m1$Build-2</meta:generator>
    <meta:editing-duration>P1DT18H6M34S</meta:editing-duration>
    <meta:editing-cycles>14</meta:editing-cycles>
    <dc:creator>William Griffin</dc:creator>
    <meta:document-statistic meta:table-count="6" meta:cell-count="844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83cm" xlink:href=".." xlink:type="simple" chart:class="chart:bar" chart:style-name="ch1">
        <chart:legend chart:legend-position="end" svg:x="13.048cm" svg:y="4.192cm" style:legend-expansion="high" chart:style-name="ch2"/>
        <chart:plot-area chart:style-name="ch3" table:cell-range-address="AllSort.G48:AllSort.T49" chart:data-source-has-labels="both" svg:x="0.769cm" svg:y="0.851cm" svg:width="11.641cm" svg:height="7.533cm">
          <chartooo:coordinate-region svg:x="1.576cm" svg:y="1.05cm" svg:width="10.54cm" svg:height="6.687cm"/>
          <chart:axis chart:dimension="x" chart:name="primary-x" chart:style-name="ch4" chartooo:axis-type="auto">
            <chartooo:date-scale/>
            <chart:categories table:cell-range-address="AllSort.H48:AllSort.T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Sort.H49:AllSort.T49" chart:label-cell-address="AllSort.G49:AllSort.G49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uster 1</text:p>
                <draw:g>
                  <svg:desc>AllSort.H48:AllSort.T48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5</text:p>
              </table:table-cell>
            </table:table-row>
          </table:table-header-rows>
          <table:table-rows>
            <table:table-row>
              <table:table-cell office:value-type="string">
                <text:p>Means (15,20)</text:p>
                <draw:g>
                  <svg:desc>AllSort.G49:AllSort.G49</svg:desc>
                </draw:g>
              </table:table-cell>
              <table:table-cell office:value-type="float" office:value="222.770833333333">
                <text:p>222.770833333333</text:p>
                <draw:g>
                  <svg:desc>AllSort.H49:AllSort.T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781666666667">
                <text:p>146.78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132142857143">
                <text:p>162.132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.454861111111">
                <text:p>123.45486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2986111111111">
                <text:p>69.2986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AllSort_Best.H21:AllSort_Best.T21" chart:error-lower-range="AllSort_Best.H21:AllSort_Best.T21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error-category="cell-range" chart:error-upper-range="AllSort_Best.H21:AllSort_Best.T21" chart:error-lower-range="AllSort_Best.H21:AllSort_Best.T21"/>
      <style:graphic-properties draw:fill-color="#ffff99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809cm" svg:height="21.391cm" xlink:href=".." xlink:type="simple" chart:class="chart:bar" chart:style-name="ch1">
        <chart:legend svg:x="34.298cm" svg:y="1.621cm" style:legend-expansion="custom" chartooo:width="2.74cm" chartooo:height="0.571cm" style:legend-expansion-aspect-ratio="4.79859894921191" chart:style-name="ch2"/>
        <chart:plot-area chart:style-name="ch3" table:cell-range-address="AllSort_Best.G19:AllSort_Best.T20" chart:data-source-has-labels="both" svg:x="1.346cm" svg:y="1.843cm" svg:width="41.671cm" svg:height="18.701cm">
          <chartooo:coordinate-region svg:x="2.153cm" svg:y="2.042cm" svg:width="40.864cm" svg:height="17.855cm"/>
          <chart:axis chart:dimension="x" chart:name="primary-x" chart:style-name="ch4" chartooo:axis-type="auto">
            <chartooo:date-scale/>
            <chart:categories table:cell-range-address="AllSort_Best.H19:AllSort_Best.T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Sort_Best.H20:AllSort_Best.T20" chart:label-cell-address="AllSort_Best.G20:AllSort_Best.G20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uster 1</text:p>
                <draw:g>
                  <svg:desc>AllSort_Best.H19:AllSort_Best.T19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5</text:p>
              </table:table-cell>
            </table:table-row>
          </table:table-header-rows>
          <table:table-rows>
            <table:table-row>
              <table:table-cell office:value-type="string">
                <text:p>20 States Mean</text:p>
                <draw:g>
                  <svg:desc>AllSort_Best.G20:AllSort_Best.G20</svg:desc>
                </draw:g>
              </table:table-cell>
              <table:table-cell office:value-type="float" office:value="166.545833333333">
                <text:p>166.545833333333</text:p>
                <draw:g>
                  <svg:desc>AllSort_Best.H20:AllSort_Best.T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.56">
                <text:p>11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.838095238095">
                <text:p>119.83809523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6402777777778">
                <text:p>99.640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0361111111111">
                <text:p>35.036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13cm" svg:height="14.776cm" xlink:href=".." xlink:type="simple" chart:class="chart:bar" chart:style-name="ch1">
        <chart:legend chart:legend-position="end" svg:x="19.924cm" svg:y="6.84cm" style:legend-expansion="high" chart:style-name="ch2"/>
        <chart:plot-area chart:style-name="ch3" table:cell-range-address="AllSort.V69:AllSort.X82" chart:data-source-has-labels="both" svg:x="0.912cm" svg:y="1.315cm" svg:width="18.088cm" svg:height="12.746cm">
          <chartooo:coordinate-region svg:x="1.719cm" svg:y="1.514cm" svg:width="17.239cm" svg:height="11.9cm"/>
          <chart:axis chart:dimension="x" chart:name="primary-x" chart:style-name="ch4" chartooo:axis-type="auto">
            <chartooo:date-scale/>
            <chart:categories table:cell-range-address="AllSort.V70:AllSort.V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Sort.W70:AllSort.W82" chart:label-cell-address="AllSort.W69:AllSort.W69" chart:class="chart:bar">
            <chart:data-point chart:repeated="13"/>
          </chart:series>
          <chart:series chart:style-name="ch8" chart:values-cell-range-address="AllSort.X70:AllSort.X82" chart:label-cell-address="AllSort.X69:AllSort.X69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s (15,20)</text:p>
                <draw:g>
                  <svg:desc>AllSort.W69:AllSort.W69</svg:desc>
                </draw:g>
              </table:table-cell>
              <table:table-cell office:value-type="string">
                <text:p>20 States Mean</text:p>
                <draw:g>
                  <svg:desc>AllSort.X69:AllSort.X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 1</text:p>
                <draw:g>
                  <svg:desc>AllSort.V70:AllSort.V82</svg:desc>
                </draw:g>
              </table:table-cell>
              <table:table-cell office:value-type="float" office:value="222.770833333333">
                <text:p>222.770833333333</text:p>
                <draw:g>
                  <svg:desc>AllSort.W70:AllSort.W82</svg:desc>
                </draw:g>
              </table:table-cell>
              <table:table-cell office:value-type="float" office:value="166.545833333333">
                <text:p>166.545833333333</text:p>
                <draw:g>
                  <svg:desc>AllSort.X70:AllSort.X8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 2</text:p>
              </table:table-cell>
              <table:table-cell office:value-type="float" office:value="146.781666666667">
                <text:p>146.781666666667</text:p>
              </table:table-cell>
              <table:table-cell office:value-type="float" office:value="112.56">
                <text:p>112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 3</text:p>
              </table:table-cell>
              <table:table-cell office:value-type="float" office:value="162.132142857143">
                <text:p>162.132142857143</text:p>
              </table:table-cell>
              <table:table-cell office:value-type="float" office:value="119.838095238095">
                <text:p>119.838095238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 4</text:p>
              </table:table-cell>
              <table:table-cell office:value-type="float" office:value="123.454861111111">
                <text:p>123.454861111111</text:p>
              </table:table-cell>
              <table:table-cell office:value-type="float" office:value="99.6402777777778">
                <text:p>99.6402777777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 5</text:p>
              </table:table-cell>
              <table:table-cell office:value-type="float" office:value="69.2986111111111">
                <text:p>69.2986111111111</text:p>
              </table:table-cell>
              <table:table-cell office:value-type="float" office:value="35.0361111111111">
                <text:p>35.0361111111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AllSort_TopRank.K8:AllSort_TopRank.W8" chart:error-lower-range="AllSort_TopRank.K8:AllSort_TopRank.W8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error-category="cell-range" chart:error-upper-range="AllSort_TopRank.K8:AllSort_TopRank.W8" chart:error-lower-range="AllSort_TopRank.K8:AllSort_TopRank.W8"/>
      <style:graphic-properties draw:fill-color="#ffff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356cm" svg:height="24.83cm" xlink:href=".." xlink:type="simple" chart:class="chart:bar" chart:style-name="ch1">
        <chart:title svg:x="16.787cm" svg:y="0.632cm" chart:style-name="ch2">
          <text:p>Mean of Top Rank Configurations</text:p>
        </chart:title>
        <chart:legend svg:x="29.43cm" svg:y="2.058cm" style:legend-expansion="custom" chartooo:width="1.576cm" chartooo:height="0.774cm" style:legend-expansion-aspect-ratio="2.03617571059432" chart:style-name="ch3"/>
        <chart:plot-area chart:style-name="ch4" table:cell-range-address="AllSort_TopRank.J6:AllSort_TopRank.W7" chart:data-source-has-labels="both" svg:x="1.818cm" svg:y="2.899cm" svg:width="36.924cm" svg:height="20.454cm">
          <chartooo:coordinate-region svg:x="2.625cm" svg:y="3.098cm" svg:width="36.117cm" svg:height="20.056cm"/>
          <chart:axis chart:dimension="x" chart:name="primary-x" chart:style-name="ch5" chartooo:axis-type="auto">
            <chartooo:date-scale/>
            <chart:title svg:x="19.707cm" svg:y="23.849cm" chart:style-name="ch6">
              <text:p>Cluster</text:p>
            </chart:title>
            <chart:categories table:cell-range-address="AllSort_TopRank.K6:AllSort_TopRank.W6"/>
          </chart:axis>
          <chart:axis chart:dimension="y" chart:name="primary-y" chart:style-name="ch7">
            <chart:title svg:x="0.451cm" svg:y="14.877cm" chart:style-name="ch8">
              <text:p>Mean Haming Distance</text:p>
            </chart:title>
            <chart:grid chart:style-name="ch9" chart:class="major"/>
          </chart:axis>
          <chart:series chart:style-name="ch10" chart:values-cell-range-address="AllSort_TopRank.K7:AllSort_TopRank.W7" chart:label-cell-address="AllSort_TopRank.J7:AllSort_TopRank.J7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uster 1</text:p>
                <draw:g>
                  <svg:desc>AllSort_TopRank.K6:AllSort_TopRank.W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luster 5</text:p>
              </table:table-cell>
            </table:table-row>
          </table:table-header-rows>
          <table:table-rows>
            <table:table-row>
              <table:table-cell office:value-type="string">
                <text:p>Top Rank Mean</text:p>
                <draw:g>
                  <svg:desc>AllSort_TopRank.J7:AllSort_TopRank.J7</svg:desc>
                </draw:g>
              </table:table-cell>
              <table:table-cell office:value-type="float" office:value="132.7">
                <text:p>132.7</text:p>
                <draw:g>
                  <svg:desc>AllSort_TopRank.K7:AllSort_TopRank.W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44">
                <text:p>7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9142857142857">
                <text:p>79.9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5">
                <text:p>19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324cm" svg:height="20.272cm" xlink:href=".." xlink:type="simple" chart:class="chart:scatter" chart:column-mapping="0" chart:style-name="ch1">
        <chart:legend chart:legend-position="end" svg:x="40.95cm" svg:y="9.837cm" style:legend-expansion="high" chart:style-name="ch2"/>
        <chart:plot-area chart:style-name="ch3" table:cell-range-address="MAT.G1:MAT.H31" chart:data-source-has-labels="both" svg:x="1.336cm" svg:y="1.755cm" svg:width="37.842cm" svg:height="17.692cm">
          <chartooo:coordinate-region svg:x="2.144cm" svg:y="1.954cm" svg:width="36.755cm" svg:height="16.846cm"/>
          <chart:axis chart:dimension="x" chart:name="primary-x" chart:style-name="ch4" chartooo:axis-type="auto">
            <chart:categories table:cell-range-address="MAT.G2:MAT.G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.H2:MAT.H31" chart:label-cell-address="MAT.H1:MAT.H1" chart:class="chart:scatter">
            <chart:domain table:cell-range-address="MAT.G2:MAT.G31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Haming Distance</text:p>
                <draw:g>
                  <svg:desc>MAT.H1:MAT.H1</svg:desc>
                </draw:g>
              </table:table-cell>
            </table:table-row>
          </table:table-header-rows>
          <table:table-rows>
            <table:table-row>
              <table:table-cell office:value-type="float" office:value="44">
                <text:p>40</text:p>
                <draw:g>
                  <svg:desc>MAT.G2:MAT.G31</svg:desc>
                </draw:g>
              </table:table-cell>
              <table:table-cell office:value-type="float" office:value="44">
                <text:p>44</text:p>
                <draw:g>
                  <svg:desc>MAT.G2:MAT.G31</svg:desc>
                </draw:g>
              </table:table-cell>
              <table:table-cell office:value-type="float" office:value="9">
                <text:p>9</text:p>
                <draw:g>
                  <svg:desc>MAT.H2:MAT.H31</svg:desc>
                </draw:g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95.6">
                <text:p>95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5" chart:maximum="5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048cm" svg:height="28.009cm" xlink:href=".." xlink:type="simple" chart:class="chart:scatter" chart:style-name="ch1">
        <chart:legend chart:legend-position="end" svg:x="43.547cm" svg:y="13.705cm" style:legend-expansion="high" chart:style-name="ch2"/>
        <chart:plot-area chart:style-name="ch3" table:cell-range-address="MAT.AB2:MAT.AC31" svg:x="1.37cm" svg:y="2.375cm" svg:width="40.337cm" svg:height="24.654cm">
          <chartooo:coordinate-region svg:x="2.177cm" svg:y="2.574cm" svg:width="39.29cm" svg:height="23.8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.AC2:MAT.AC31" chart:class="chart:scatter">
            <chart:domain table:cell-range-address="MAT.AB2:MAT.AB31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T.AB2:MAT.AB31</svg:desc>
                </draw:g>
              </table:table-cell>
              <table:table-cell office:value-type="float" office:value="153.8">
                <text:p>153.8</text:p>
                <draw:g>
                  <svg:desc>MAT.AC2:MAT.A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46.4">
                <text:p>46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